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automatic-styles>
    <style:style style:name="P1" style:family="paragraph" style:parent-style-name="Heading_20_1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weight="bold" style:font-weight-asian="bold" style:font-weight-complex="bold"/>
    </style:style>
    <style:style style:name="T2_2" style:family="text">
      <style:text-properties fo:font-weight="bold" style:font-weight-asian="bold" style:font-weight-complex="bold"/>
    </style:style>
    <style:style style:name="T2_3" style:family="text">
      <style:text-properties fo:font-weight="bold" style:font-weight-asian="bold" style:font-weight-complex="bold"/>
    </style:style>
    <style:style style:name="T2_4" style:family="text">
      <style:text-properties fo:font-weight="bold" style:font-weight-asian="bold" style:font-weight-complex="bold"/>
    </style:style>
    <style:style style:name="T2_5" style:family="text">
      <style:text-properties fo:font-weight="bold" style:font-weight-asian="bold" style:font-weight-complex="bold"/>
    </style:style>
    <style:style style:name="T2_6" style:family="text">
      <style:text-properties fo:font-weight="bold" style:font-weight-asian="bold" style:font-weight-complex="bold"/>
    </style:style>
    <style:style style:name="T2_7" style:family="text">
      <style:text-properties fo:font-weight="bold" style:font-weight-asian="bold" style:font-weight-complex="bold"/>
    </style:style>
    <style:style style:name="T2_8" style:family="text">
      <style:text-properties fo:font-weight="bold" style:font-weight-asian="bold" style:font-weight-complex="bold"/>
    </style:style>
    <style:style style:name="P3" style:family="paragraph" style:parent-style-name="Heading_20_2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4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4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4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4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6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6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6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6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8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8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8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8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P13" style:family="paragraph" style:parent-style-name="Heading_20_2">
      <style:paragraph-properties fo:break-before="auto" fo:line-height="115%" style:writing-mode="lr-tb"/>
    </style:style>
    <style:style style:name="T13_1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_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_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_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_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0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20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2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22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4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24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24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24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24_6" style:family="text">
      <style:text-properties fo:font-style="italic" style:font-style-asian="italic" style:font-style-complex="italic" fo:font-weight="bold" style:font-weight-asian="bold" style:font-weight-complex="bold"/>
    </style:style>
    <style:style style:name="T24_7" style:family="text">
      <style:text-properties fo:font-style="italic" style:font-style-asian="italic" style:font-style-complex="italic" fo:font-weight="bold" style:font-weight-asian="bold" style:font-weight-complex="bold"/>
    </style:style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6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26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8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28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28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28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28_6" style:family="text">
      <style:text-properties fo:font-style="italic" style:font-style-asian="italic" style:font-style-complex="italic" fo:font-weight="bold" style:font-weight-asian="bold" style:font-weight-complex="bold"/>
    </style:style>
    <style:style style:name="T28_7" style:family="text">
      <style:text-properties fo:font-style="italic" style:font-style-asian="italic" style:font-style-complex="italic" fo:font-weight="bold" style:font-weight-asian="bold" style:font-weight-complex="bold"/>
    </style:style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P29" style:family="paragraph" style:parent-style-name="Heading_20_2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P36" style:family="paragraph" style:parent-style-name="Heading_20_2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37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37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37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37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T37_43" style:family="text"/>
    <style:style style:name="T37_44" style:family="text"/>
    <style:style style:name="T37_45" style:family="text"/>
    <style:style style:name="T37_46" style:family="text"/>
    <style:style style:name="T37_47" style:family="text"/>
    <style:style style:name="T37_48" style:family="text"/>
    <style:style style:name="T37_49" style:family="text"/>
    <style:style style:name="T37_50" style:family="text"/>
    <style:style style:name="T37_51" style:family="text"/>
    <style:style style:name="T37_52" style:family="text"/>
    <style:style style:name="T37_53" style:family="text"/>
    <style:style style:name="T37_54" style:family="text"/>
    <style:style style:name="T37_55" style:family="text"/>
    <style:style style:name="T37_56" style:family="text"/>
    <style:style style:name="T37_57" style:family="text"/>
    <style:style style:name="T37_58" style:family="text"/>
    <style:style style:name="T37_59" style:family="text"/>
    <style:style style:name="T37_60" style:family="text"/>
    <style:style style:name="T37_61" style:family="text"/>
    <style:style style:name="T37_62" style:family="text"/>
    <style:style style:name="T37_63" style:family="text"/>
    <style:style style:name="T37_64" style:family="text"/>
    <style:style style:name="T37_65" style:family="text"/>
    <style:style style:name="T37_66" style:family="text"/>
    <style:style style:name="T37_67" style:family="text"/>
    <style:style style:name="T37_68" style:family="text"/>
    <style:style style:name="T37_69" style:family="text"/>
    <style:style style:name="T37_70" style:family="text"/>
    <style:style style:name="T37_71" style:family="text"/>
    <style:style style:name="T37_72" style:family="text"/>
    <style:style style:name="T37_73" style:family="text"/>
    <style:style style:name="T37_74" style:family="text"/>
    <style:style style:name="T37_75" style:family="text"/>
    <style:style style:name="T37_76" style:family="text"/>
    <style:style style:name="T37_77" style:family="text"/>
    <style:style style:name="T37_78" style:family="text"/>
    <style:style style:name="T37_79" style:family="text"/>
    <style:style style:name="T37_80" style:family="text"/>
    <style:style style:name="T37_81" style:family="text"/>
    <style:style style:name="T37_82" style:family="text"/>
    <style:style style:name="T37_83" style:family="text"/>
    <style:style style:name="T37_84" style:family="text"/>
    <style:style style:name="T37_85" style:family="text"/>
    <style:style style:name="T37_86" style:family="text"/>
    <style:style style:name="T37_87" style:family="text"/>
    <style:style style:name="T37_88" style:family="text"/>
    <style:style style:name="T37_89" style:family="text"/>
    <style:style style:name="T37_90" style:family="text"/>
    <style:style style:name="T37_91" style:family="text"/>
    <style:style style:name="T37_92" style:family="text"/>
    <style:style style:name="T37_93" style:family="text"/>
    <style:style style:name="T37_94" style:family="text"/>
    <style:style style:name="T37_95" style:family="text"/>
    <style:style style:name="T37_96" style:family="text"/>
    <style:style style:name="T37_97" style:family="text"/>
    <style:style style:name="T37_98" style:family="text"/>
    <style:style style:name="T37_99" style:family="text"/>
    <style:style style:name="T37_100" style:family="text"/>
    <style:style style:name="T37_101" style:family="text"/>
    <style:style style:name="T37_102" style:family="text"/>
    <style:style style:name="T37_103" style:family="text"/>
    <style:style style:name="T37_104" style:family="text"/>
    <style:style style:name="T37_105" style:family="text"/>
    <style:style style:name="T37_106" style:family="text"/>
    <style:style style:name="T37_107" style:family="text"/>
    <style:style style:name="T37_108" style:family="text"/>
    <style:style style:name="T37_109" style:family="text"/>
    <style:style style:name="T37_110" style:family="text"/>
    <style:style style:name="T37_111" style:family="text"/>
    <style:style style:name="T37_112" style:family="text"/>
    <style:style style:name="T37_113" style:family="text"/>
    <style:style style:name="T37_114" style:family="text"/>
    <style:style style:name="T37_115" style:family="text"/>
    <style:style style:name="T37_116" style:family="text"/>
    <style:style style:name="T37_117" style:family="text"/>
    <style:style style:name="T37_118" style:family="text"/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39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39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39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39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T39_40" style:family="text"/>
    <style:style style:name="T39_41" style:family="text"/>
    <style:style style:name="T39_42" style:family="text"/>
    <style:style style:name="T39_43" style:family="text"/>
    <style:style style:name="T39_44" style:family="text"/>
    <style:style style:name="T39_45" style:family="text"/>
    <style:style style:name="T39_46" style:family="text"/>
    <style:style style:name="T39_47" style:family="text"/>
    <style:style style:name="T39_48" style:family="text"/>
    <style:style style:name="T39_49" style:family="text"/>
    <style:style style:name="T39_50" style:family="text"/>
    <style:style style:name="T39_51" style:family="text"/>
    <style:style style:name="T39_52" style:family="text"/>
    <style:style style:name="T39_53" style:family="text"/>
    <style:style style:name="T39_54" style:family="text"/>
    <style:style style:name="T39_55" style:family="text"/>
    <style:style style:name="T39_56" style:family="text"/>
    <style:style style:name="T39_57" style:family="text"/>
    <style:style style:name="T39_58" style:family="text"/>
    <style:style style:name="T39_59" style:family="text"/>
    <style:style style:name="T39_60" style:family="text"/>
    <style:style style:name="T39_61" style:family="text"/>
    <style:style style:name="T39_62" style:family="text"/>
    <style:style style:name="T39_63" style:family="text"/>
    <style:style style:name="T39_64" style:family="text"/>
    <style:style style:name="T39_65" style:family="text"/>
    <style:style style:name="T39_66" style:family="text"/>
    <style:style style:name="T39_67" style:family="text"/>
    <style:style style:name="T39_68" style:family="text"/>
    <style:style style:name="T39_69" style:family="text"/>
    <style:style style:name="T39_70" style:family="text"/>
    <style:style style:name="T39_71" style:family="text"/>
    <style:style style:name="T39_72" style:family="text"/>
    <style:style style:name="T39_73" style:family="text"/>
    <style:style style:name="T39_74" style:family="text"/>
    <style:style style:name="T39_75" style:family="text"/>
    <style:style style:name="T39_76" style:family="text"/>
    <style:style style:name="T39_77" style:family="text"/>
    <style:style style:name="T39_78" style:family="text"/>
    <style:style style:name="T39_79" style:family="text"/>
    <style:style style:name="T39_80" style:family="text"/>
    <style:style style:name="T39_81" style:family="text"/>
    <style:style style:name="T39_82" style:family="text"/>
    <style:style style:name="T39_83" style:family="text"/>
    <style:style style:name="T39_84" style:family="text"/>
    <style:style style:name="T39_85" style:family="text"/>
    <style:style style:name="T39_86" style:family="text"/>
    <style:style style:name="T39_87" style:family="text"/>
    <style:style style:name="T39_88" style:family="text"/>
    <style:style style:name="T39_89" style:family="text"/>
    <style:style style:name="T39_90" style:family="text"/>
    <style:style style:name="T39_91" style:family="text"/>
    <style:style style:name="T39_92" style:family="text"/>
    <style:style style:name="T39_93" style:family="text"/>
    <style:style style:name="T39_94" style:family="text"/>
    <style:style style:name="T39_95" style:family="text"/>
    <style:style style:name="T39_96" style:family="text"/>
    <style:style style:name="T39_97" style:family="text"/>
    <style:style style:name="T39_98" style:family="text"/>
    <style:style style:name="T39_99" style:family="text"/>
    <style:style style:name="T39_100" style:family="text"/>
    <style:style style:name="T39_101" style:family="text"/>
    <style:style style:name="T39_102" style:family="text"/>
    <style:style style:name="T39_103" style:family="text"/>
    <style:style style:name="T39_104" style:family="text"/>
    <style:style style:name="T39_105" style:family="text"/>
    <style:style style:name="T39_106" style:family="text"/>
    <style:style style:name="T39_107" style:family="text"/>
    <style:style style:name="T39_108" style:family="text"/>
    <style:style style:name="T39_109" style:family="text"/>
    <style:style style:name="T39_110" style:family="text"/>
    <style:style style:name="T39_111" style:family="text"/>
    <style:style style:name="T39_112" style:family="text"/>
    <style:style style:name="T39_113" style:family="text"/>
    <style:style style:name="T39_114" style:family="text"/>
    <style:style style:name="T39_115" style:family="text"/>
    <style:style style:name="T39_116" style:family="text"/>
    <style:style style:name="T39_117" style:family="text"/>
    <style:style style:name="T39_118" style:family="text"/>
    <style:style style:name="T39_119" style:family="text"/>
    <style:style style:name="T39_120" style:family="text"/>
    <style:style style:name="T39_121" style:family="text"/>
    <style:style style:name="T39_122" style:family="text"/>
    <style:style style:name="T39_123" style:family="text"/>
    <style:style style:name="T39_124" style:family="text"/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41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41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41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41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T41_37" style:family="text"/>
    <style:style style:name="T41_38" style:family="text"/>
    <style:style style:name="T41_39" style:family="text"/>
    <style:style style:name="T41_40" style:family="text"/>
    <style:style style:name="T41_41" style:family="text"/>
    <style:style style:name="T41_42" style:family="text"/>
    <style:style style:name="T41_43" style:family="text"/>
    <style:style style:name="T41_44" style:family="text"/>
    <style:style style:name="T41_45" style:family="text"/>
    <style:style style:name="T41_46" style:family="text"/>
    <style:style style:name="T41_47" style:family="text"/>
    <style:style style:name="T41_48" style:family="text"/>
    <style:style style:name="T41_49" style:family="text"/>
    <style:style style:name="T41_50" style:family="text"/>
    <style:style style:name="T41_51" style:family="text"/>
    <style:style style:name="T41_52" style:family="text"/>
    <style:style style:name="T41_53" style:family="text"/>
    <style:style style:name="T41_54" style:family="text"/>
    <style:style style:name="T41_55" style:family="text"/>
    <style:style style:name="T41_56" style:family="text"/>
    <style:style style:name="T41_57" style:family="text"/>
    <style:style style:name="T41_58" style:family="text"/>
    <style:style style:name="T41_59" style:family="text"/>
    <style:style style:name="T41_60" style:family="text"/>
    <style:style style:name="T41_61" style:family="text"/>
    <style:style style:name="T41_62" style:family="text"/>
    <style:style style:name="T41_63" style:family="text"/>
    <style:style style:name="T41_64" style:family="text"/>
    <style:style style:name="T41_65" style:family="text"/>
    <style:style style:name="T41_66" style:family="text"/>
    <style:style style:name="T41_67" style:family="text"/>
    <style:style style:name="T41_68" style:family="text"/>
    <style:style style:name="T41_69" style:family="text"/>
    <style:style style:name="T41_70" style:family="text"/>
    <style:style style:name="T41_71" style:family="text"/>
    <style:style style:name="T41_72" style:family="text"/>
    <style:style style:name="T41_73" style:family="text"/>
    <style:style style:name="T41_74" style:family="text"/>
    <style:style style:name="T41_75" style:family="text"/>
    <style:style style:name="T41_76" style:family="text"/>
    <style:style style:name="T41_77" style:family="text"/>
    <style:style style:name="T41_78" style:family="text"/>
    <style:style style:name="T41_79" style:family="text"/>
    <style:style style:name="T41_80" style:family="text"/>
    <style:style style:name="T41_81" style:family="text"/>
    <style:style style:name="T41_82" style:family="text"/>
    <style:style style:name="T41_83" style:family="text"/>
    <style:style style:name="T41_84" style:family="text"/>
    <style:style style:name="T41_85" style:family="text"/>
    <style:style style:name="T41_86" style:family="text"/>
    <style:style style:name="T41_87" style:family="text"/>
    <style:style style:name="T41_88" style:family="text"/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43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43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43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43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T43_37" style:family="text"/>
    <style:style style:name="T43_38" style:family="text"/>
    <style:style style:name="T43_39" style:family="text"/>
    <style:style style:name="T43_40" style:family="text"/>
    <style:style style:name="T43_41" style:family="text"/>
    <style:style style:name="T43_42" style:family="text"/>
    <style:style style:name="T43_43" style:family="text"/>
    <style:style style:name="T43_44" style:family="text"/>
    <style:style style:name="T43_45" style:family="text"/>
    <style:style style:name="T43_46" style:family="text"/>
    <style:style style:name="T43_47" style:family="text"/>
    <style:style style:name="T43_48" style:family="text"/>
    <style:style style:name="T43_49" style:family="text"/>
    <style:style style:name="T43_50" style:family="text"/>
    <style:style style:name="T43_51" style:family="text"/>
    <style:style style:name="T43_52" style:family="text"/>
    <style:style style:name="T43_53" style:family="text"/>
    <style:style style:name="T43_54" style:family="text"/>
    <style:style style:name="T43_55" style:family="text"/>
    <style:style style:name="T43_56" style:family="text"/>
    <style:style style:name="T43_57" style:family="text"/>
    <style:style style:name="T43_58" style:family="text"/>
    <style:style style:name="T43_59" style:family="text"/>
    <style:style style:name="T43_60" style:family="text"/>
    <style:style style:name="T43_61" style:family="text"/>
    <style:style style:name="T43_62" style:family="text"/>
    <style:style style:name="T43_63" style:family="text"/>
    <style:style style:name="T43_64" style:family="text"/>
    <style:style style:name="T43_65" style:family="text"/>
    <style:style style:name="T43_66" style:family="text"/>
    <style:style style:name="T43_67" style:family="text"/>
    <style:style style:name="T43_68" style:family="text"/>
    <style:style style:name="T43_69" style:family="text"/>
    <style:style style:name="T43_70" style:family="text"/>
    <style:style style:name="T43_71" style:family="text"/>
    <style:style style:name="T43_72" style:family="text"/>
    <style:style style:name="T43_73" style:family="text"/>
    <style:style style:name="T43_74" style:family="text"/>
    <style:style style:name="T43_75" style:family="text"/>
    <style:style style:name="T43_76" style:family="text"/>
    <style:style style:name="P44" style:family="paragraph" style:parent-style-name="Heading_20_2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P45" style:family="paragraph" style:parent-style-name="Standard">
      <style:paragraph-properties fo:break-before="auto" fo:line-height="115%" style:writing-mode="lr-tb"/>
    </style:style>
    <style:style style:name="T45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45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45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45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45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45_6" style:family="text">
      <style:text-properties fo:font-style="italic" style:font-style-asian="italic" style:font-style-complex="italic" fo:font-weight="bold" style:font-weight-asian="bold" style:font-weight-complex="bold"/>
    </style:style>
    <style:style style:name="T45_7" style:family="text">
      <style:text-properties fo:font-style="italic" style:font-style-asian="italic" style:font-style-complex="italic" fo:font-weight="bold" style:font-weight-asian="bold" style:font-weight-complex="bold"/>
    </style:style>
    <style:style style:name="T45_8" style:family="text">
      <style:text-properties fo:font-style="italic" style:font-style-asian="italic" style:font-style-complex="italic" fo:font-weight="bold" style:font-weight-asian="bold" style:font-weight-complex="bold"/>
    </style:style>
    <style:style style:name="T45_9" style:family="text">
      <style:text-properties fo:font-style="italic" style:font-style-asian="italic" style:font-style-complex="italic" fo:font-weight="bold" style:font-weight-asian="bold" style:font-weight-complex="bold"/>
    </style:style>
    <style:style style:name="T45_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45_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45_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45_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45_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45_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T45_41" style:family="text"/>
    <style:style style:name="T45_42" style:family="text"/>
    <style:style style:name="T45_43" style:family="text"/>
    <style:style style:name="T45_44" style:family="text"/>
    <style:style style:name="T45_45" style:family="text"/>
    <style:style style:name="T45_46" style:family="text"/>
    <style:style style:name="T45_47" style:family="text"/>
    <style:style style:name="T45_48" style:family="text"/>
    <style:style style:name="T45_49" style:family="text"/>
    <style:style style:name="T45_50" style:family="text"/>
    <style:style style:name="T45_51" style:family="text"/>
    <style:style style:name="T45_52" style:family="text"/>
    <style:style style:name="T45_53" style:family="text"/>
    <style:style style:name="T45_54" style:family="text"/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47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47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47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47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T47_33" style:family="text"/>
    <style:style style:name="T47_34" style:family="text"/>
    <style:style style:name="T47_35" style:family="text"/>
    <style:style style:name="T47_36" style:family="text"/>
    <style:style style:name="T47_37" style:family="text"/>
    <style:style style:name="T47_38" style:family="text"/>
    <style:style style:name="T47_39" style:family="text"/>
    <style:style style:name="T47_40" style:family="text"/>
    <style:style style:name="T47_41" style:family="text"/>
    <style:style style:name="T47_42" style:family="text"/>
    <style:style style:name="T47_43" style:family="text"/>
    <style:style style:name="T47_44" style:family="text"/>
    <style:style style:name="T47_45" style:family="text"/>
    <style:style style:name="T47_46" style:family="text"/>
    <style:style style:name="T47_47" style:family="text"/>
    <style:style style:name="T47_48" style:family="text"/>
    <style:style style:name="T47_49" style:family="text"/>
    <style:style style:name="T47_50" style:family="text"/>
    <style:style style:name="T47_51" style:family="text"/>
    <style:style style:name="T47_52" style:family="text"/>
    <style:style style:name="T47_53" style:family="text"/>
    <style:style style:name="T47_54" style:family="text"/>
    <style:style style:name="T47_55" style:family="text"/>
    <style:style style:name="T47_56" style:family="text"/>
    <style:style style:name="T47_57" style:family="text"/>
    <style:style style:name="T47_58" style:family="text"/>
    <style:style style:name="P48" style:family="paragraph" style:parent-style-name="Heading_20_2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P49" style:family="paragraph" style:parent-style-name="Standard">
      <style:paragraph-properties fo:break-before="auto" fo:line-height="115%" style:writing-mode="lr-tb"/>
    </style:style>
    <style:style style:name="T49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49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49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T49_32" style:family="text"/>
    <style:style style:name="T49_33" style:family="text"/>
    <style:style style:name="T49_34" style:family="text"/>
    <style:style style:name="T49_35" style:family="text"/>
    <style:style style:name="T49_36" style:family="text"/>
    <style:style style:name="T49_37" style:family="text"/>
    <style:style style:name="T49_38" style:family="text"/>
    <style:style style:name="T49_39" style:family="text"/>
    <style:style style:name="T49_40" style:family="text"/>
    <style:style style:name="T49_41" style:family="text"/>
    <style:style style:name="T49_42" style:family="text"/>
    <style:style style:name="T49_43" style:family="text"/>
    <style:style style:name="T49_44" style:family="text"/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51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51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51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51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53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53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T53_33" style:family="text"/>
    <style:style style:name="T53_34" style:family="text"/>
    <style:style style:name="T53_35" style:family="text"/>
    <style:style style:name="T53_36" style:family="text"/>
    <style:style style:name="T53_37" style:family="text"/>
    <style:style style:name="T53_38" style:family="text"/>
    <style:style style:name="T53_39" style:family="text"/>
    <style:style style:name="T53_40" style:family="text"/>
    <style:style style:name="T53_41" style:family="text"/>
    <style:style style:name="T53_42" style:family="text"/>
    <style:style style:name="T53_43" style:family="text"/>
    <style:style style:name="T53_44" style:family="text"/>
    <style:style style:name="T53_45" style:family="text"/>
    <style:style style:name="T53_46" style:family="text"/>
    <style:style style:name="T53_47" style:family="text"/>
    <style:style style:name="T53_48" style:family="text"/>
    <style:style style:name="T53_49" style:family="text"/>
    <style:style style:name="T53_50" style:family="text"/>
    <style:style style:name="T53_51" style:family="text"/>
    <style:style style:name="T53_52" style:family="text"/>
    <style:style style:name="T53_53" style:family="text"/>
    <style:style style:name="T53_54" style:family="text"/>
    <style:style style:name="T53_55" style:family="text"/>
    <style:style style:name="T53_56" style:family="text"/>
    <style:style style:name="T53_57" style:family="text"/>
    <style:style style:name="T53_58" style:family="text"/>
    <style:style style:name="T53_59" style:family="text"/>
    <style:style style:name="T53_60" style:family="text"/>
    <style:style style:name="T53_61" style:family="text"/>
    <style:style style:name="T53_62" style:family="text"/>
    <style:style style:name="T53_63" style:family="text"/>
    <style:style style:name="T53_64" style:family="text"/>
    <style:style style:name="T53_65" style:family="text"/>
    <style:style style:name="T53_66" style:family="text"/>
    <style:style style:name="T53_67" style:family="text"/>
    <style:style style:name="T53_68" style:family="text"/>
    <style:style style:name="T53_69" style:family="text"/>
    <style:style style:name="T53_70" style:family="text"/>
    <style:style style:name="T53_71" style:family="text"/>
    <style:style style:name="T53_72" style:family="text"/>
    <style:style style:name="T53_73" style:family="text"/>
    <style:style style:name="T53_74" style:family="text"/>
    <style:style style:name="T53_75" style:family="text"/>
    <style:style style:name="T53_76" style:family="text"/>
    <style:style style:name="P54" style:family="paragraph" style:parent-style-name="Heading_20_3">
      <style:paragraph-properties fo:break-before="auto" fo:line-height="115%" style:writing-mode="lr-tb"/>
    </style:style>
    <style:style style:name="T54_1" style:family="text"/>
    <style:style style:name="T54_2" style:family="text"/>
    <style:style style:name="P55" style:family="paragraph" style:parent-style-name="Standard">
      <style:paragraph-properties fo:break-before="auto" fo:line-height="115%" style:writing-mode="lr-tb"/>
    </style:style>
    <style:style style:name="T55_1" style:family="text">
      <style:text-properties fo:color="#333333" style:font-name="Verdana" fo:font-size="9pt" style:font-name-asian="Verdana" style:font-size-asian="9pt" style:font-name-complex="Verdana" style:font-size-complex="9pt"/>
    </style:style>
    <style:style style:name="T55_2" style:family="text">
      <style:text-properties fo:color="#333333" style:font-name="Verdana" fo:font-size="9pt" style:font-name-asian="Verdana" style:font-size-asian="9pt" style:font-name-complex="Verdana" style:font-size-complex="9pt"/>
    </style:style>
    <style:style style:name="T55_3" style:family="text">
      <style:text-properties fo:color="#333333" style:font-name="Verdana" fo:font-size="9pt" style:font-name-asian="Verdana" style:font-size-asian="9pt" style:font-name-complex="Verdana" style:font-size-complex="9pt"/>
    </style:style>
    <style:style style:name="T55_4" style:family="text">
      <style:text-properties fo:color="#333333" style:font-name="Verdana" fo:font-size="9pt" style:font-name-asian="Verdana" style:font-size-asian="9pt" style:font-name-complex="Verdana" style:font-size-complex="9pt"/>
    </style:style>
    <style:style style:name="T55_5" style:family="text">
      <style:text-properties fo:color="#333333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55_6" style:family="text">
      <style:text-properties fo:color="#333333" style:font-name="Verdana" fo:font-size="9pt" style:font-name-asian="Verdana" style:font-size-asian="9pt" style:font-name-complex="Verdana" style:font-size-complex="9pt"/>
    </style:style>
    <style:style style:name="T55_7" style:family="text">
      <style:text-properties fo:color="#333333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55_8" style:family="text">
      <style:text-properties fo:color="#333333" style:font-name="Verdana" fo:font-size="9pt" style:font-name-asian="Verdana" style:font-size-asian="9pt" style:font-name-complex="Verdana" style:font-size-complex="9pt"/>
    </style:style>
    <style:style style:name="T55_9" style:family="text">
      <style:text-properties fo:color="#333333" style:font-name="Verdana" fo:font-size="9pt" style:font-name-asian="Verdana" style:font-size-asian="9pt" style:font-name-complex="Verdana" style:font-size-complex="9pt"/>
    </style:style>
    <style:style style:name="T55_10" style:family="text">
      <style:text-properties fo:color="#333333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>
      <style:text-properties fo:color="#333333" style:font-name="Verdana" fo:font-size="9pt" style:font-name-asian="Verdana" style:font-size-asian="9pt" style:font-name-complex="Verdana" style:font-size-complex="9pt"/>
    </style:style>
    <style:style style:name="T56_2" style:family="text">
      <style:text-properties fo:color="#333333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56_3" style:family="text">
      <style:text-properties fo:color="#008080" style:font-name="Verdana" fo:font-size="9pt" style:font-name-asian="Verdana" style:font-size-asian="9pt" style:font-name-complex="Verdana" style:font-size-complex="9pt"/>
    </style:style>
    <style:style style:name="T56_4" style:family="text">
      <style:text-properties fo:color="#333333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56_5" style:family="text">
      <style:text-properties fo:color="#dd1144" style:font-name="Verdana" fo:font-size="9pt" style:font-name-asian="Verdana" style:font-size-asian="9pt" style:font-name-complex="Verdana" style:font-size-complex="9pt"/>
    </style:style>
    <style:style style:name="T56_6" style:family="text">
      <style:text-properties fo:color="#dd1144" style:font-name="Verdana" fo:font-size="9pt" style:font-name-asian="Verdana" style:font-size-asian="9pt" style:font-name-complex="Verdana" style:font-size-complex="9pt"/>
    </style:style>
    <style:style style:name="T56_7" style:family="text">
      <style:text-properties fo:color="#dd1144" style:font-name="Verdana" fo:font-size="9pt" style:font-name-asian="Verdana" style:font-size-asian="9pt" style:font-name-complex="Verdana" style:font-size-complex="9pt"/>
    </style:style>
    <style:style style:name="T56_8" style:family="text">
      <style:text-properties fo:color="#dd1144" style:font-name="Verdana" fo:font-size="9pt" style:font-name-asian="Verdana" style:font-size-asian="9pt" style:font-name-complex="Verdana" style:font-size-complex="9pt"/>
    </style:style>
    <style:style style:name="T56_9" style:family="text">
      <style:text-properties fo:color="#dd1144" style:font-name="Verdana" fo:font-size="9pt" style:font-name-asian="Verdana" style:font-size-asian="9pt" style:font-name-complex="Verdana" style:font-size-complex="9pt"/>
    </style:style>
    <style:style style:name="T56_10" style:family="text">
      <style:text-properties fo:color="#333333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>
      <style:text-properties fo:color="#333333" style:font-name="Verdana" fo:font-size="9pt" style:font-name-asian="Verdana" style:font-size-asian="9pt" style:font-name-complex="Verdana" style:font-size-complex="9pt"/>
    </style:style>
    <style:style style:name="T57_2" style:family="text">
      <style:text-properties fo:color="#333333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57_3" style:family="text">
      <style:text-properties fo:color="#008080" style:font-name="Verdana" fo:font-size="9pt" style:font-name-asian="Verdana" style:font-size-asian="9pt" style:font-name-complex="Verdana" style:font-size-complex="9pt"/>
    </style:style>
    <style:style style:name="T57_4" style:family="text">
      <style:text-properties fo:color="#333333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57_5" style:family="text">
      <style:text-properties fo:color="#dd1144" style:font-name="Verdana" fo:font-size="9pt" style:font-name-asian="Verdana" style:font-size-asian="9pt" style:font-name-complex="Verdana" style:font-size-complex="9pt"/>
    </style:style>
    <style:style style:name="T57_6" style:family="text">
      <style:text-properties fo:color="#dd1144" style:font-name="Verdana" fo:font-size="9pt" style:font-name-asian="Verdana" style:font-size-asian="9pt" style:font-name-complex="Verdana" style:font-size-complex="9pt"/>
    </style:style>
    <style:style style:name="T57_7" style:family="text">
      <style:text-properties fo:color="#dd1144" style:font-name="Verdana" fo:font-size="9pt" style:font-name-asian="Verdana" style:font-size-asian="9pt" style:font-name-complex="Verdana" style:font-size-complex="9pt"/>
    </style:style>
    <style:style style:name="T57_8" style:family="text">
      <style:text-properties fo:color="#dd1144" style:font-name="Verdana" fo:font-size="9pt" style:font-name-asian="Verdana" style:font-size-asian="9pt" style:font-name-complex="Verdana" style:font-size-complex="9pt"/>
    </style:style>
    <style:style style:name="T57_9" style:family="text">
      <style:text-properties fo:color="#dd1144" style:font-name="Verdana" fo:font-size="9pt" style:font-name-asian="Verdana" style:font-size-asian="9pt" style:font-name-complex="Verdana" style:font-size-complex="9pt"/>
    </style:style>
    <style:style style:name="T57_10" style:family="text">
      <style:text-properties fo:color="#333333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>
      <style:text-properties fo:color="#333333" style:font-name="Verdana" fo:font-size="9pt" style:font-name-asian="Verdana" style:font-size-asian="9pt" style:font-name-complex="Verdana" style:font-size-complex="9pt"/>
    </style:style>
    <style:style style:name="T58_2" style:family="text">
      <style:text-properties fo:color="#333333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58_3" style:family="text">
      <style:text-properties fo:color="#008080" style:font-name="Verdana" fo:font-size="9pt" style:font-name-asian="Verdana" style:font-size-asian="9pt" style:font-name-complex="Verdana" style:font-size-complex="9pt"/>
    </style:style>
    <style:style style:name="T58_4" style:family="text">
      <style:text-properties fo:color="#333333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58_5" style:family="text">
      <style:text-properties fo:color="#333333" style:font-name="Verdana" fo:font-size="9pt" style:font-name-asian="Verdana" style:font-size-asian="9pt" style:font-name-complex="Verdana" style:font-size-complex="9pt"/>
    </style:style>
    <style:style style:name="T58_6" style:family="text">
      <style:text-properties fo:color="#333333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58_7" style:family="text">
      <style:text-properties fo:color="#008080" style:font-name="Verdana" fo:font-size="9pt" style:font-name-asian="Verdana" style:font-size-asian="9pt" style:font-name-complex="Verdana" style:font-size-complex="9pt"/>
    </style:style>
    <style:style style:name="T58_8" style:family="text">
      <style:text-properties fo:color="#333333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>
      <style:text-properties fo:color="#333333" style:font-name="Verdana" fo:font-size="9pt" style:font-name-asian="Verdana" style:font-size-asian="9pt" style:font-name-complex="Verdana" style:font-size-complex="9pt"/>
    </style:style>
    <style:style style:name="T59_2" style:family="text">
      <style:text-properties fo:color="#333333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59_3" style:family="text">
      <style:text-properties fo:color="#008080" style:font-name="Verdana" fo:font-size="9pt" style:font-name-asian="Verdana" style:font-size-asian="9pt" style:font-name-complex="Verdana" style:font-size-complex="9pt"/>
    </style:style>
    <style:style style:name="T59_4" style:family="text">
      <style:text-properties fo:color="#333333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59_5" style:family="text">
      <style:text-properties fo:color="#333333" style:font-name="Verdana" fo:font-size="9pt" style:font-name-asian="Verdana" style:font-size-asian="9pt" style:font-name-complex="Verdana" style:font-size-complex="9pt"/>
    </style:style>
    <style:style style:name="T59_6" style:family="text">
      <style:text-properties fo:color="#333333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59_7" style:family="text">
      <style:text-properties fo:color="#008080" style:font-name="Verdana" fo:font-size="9pt" style:font-name-asian="Verdana" style:font-size-asian="9pt" style:font-name-complex="Verdana" style:font-size-complex="9pt"/>
    </style:style>
    <style:style style:name="T59_8" style:family="text">
      <style:text-properties fo:color="#333333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59_9" style:family="text">
      <style:text-properties fo:color="#333333" style:font-name="Verdana" fo:font-size="9pt" style:font-name-asian="Verdana" style:font-size-asian="9pt" style:font-name-complex="Verdana" style:font-size-complex="9pt"/>
    </style:style>
    <style:style style:name="T59_10" style:family="text">
      <style:text-properties fo:color="#333333" style:font-name="Verdana" fo:font-size="9pt" style:font-name-asian="Verdana" style:font-size-asian="9pt" style:font-name-complex="Verdana" style:font-size-complex="9pt"/>
    </style:style>
    <style:style style:name="T59_11" style:family="text">
      <style:text-properties fo:color="#333333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59_12" style:family="text">
      <style:text-properties fo:color="#008080" style:font-name="Verdana" fo:font-size="9pt" style:font-name-asian="Verdana" style:font-size-asian="9pt" style:font-name-complex="Verdana" style:font-size-complex="9pt"/>
    </style:style>
    <style:style style:name="T59_13" style:family="text">
      <style:text-properties fo:color="#333333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P60" style:family="paragraph" style:parent-style-name="Standard">
      <style:paragraph-properties fo:break-before="auto" fo:line-height="115%" style:writing-mode="lr-tb"/>
    </style:style>
    <style:style style:name="T60_1" style:family="text">
      <style:text-properties fo:color="#333333" style:font-name="Verdana" fo:font-size="9pt" style:font-name-asian="Verdana" style:font-size-asian="9pt" style:font-name-complex="Verdana" style:font-size-complex="9pt"/>
    </style:style>
    <style:style style:name="T60_2" style:family="text">
      <style:text-properties fo:color="#333333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60_3" style:family="text">
      <style:text-properties fo:color="#008080" style:font-name="Verdana" fo:font-size="9pt" style:font-name-asian="Verdana" style:font-size-asian="9pt" style:font-name-complex="Verdana" style:font-size-complex="9pt"/>
    </style:style>
    <style:style style:name="T60_4" style:family="text">
      <style:text-properties fo:color="#333333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60_5" style:family="text">
      <style:text-properties fo:color="#333333" style:font-name="Verdana" fo:font-size="9pt" style:font-name-asian="Verdana" style:font-size-asian="9pt" style:font-name-complex="Verdana" style:font-size-complex="9pt"/>
    </style:style>
    <style:style style:name="T60_6" style:family="text">
      <style:text-properties fo:color="#333333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60_7" style:family="text">
      <style:text-properties fo:color="#008080" style:font-name="Verdana" fo:font-size="9pt" style:font-name-asian="Verdana" style:font-size-asian="9pt" style:font-name-complex="Verdana" style:font-size-complex="9pt"/>
    </style:style>
    <style:style style:name="T60_8" style:family="text">
      <style:text-properties fo:color="#333333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60_9" style:family="text">
      <style:text-properties fo:color="#333333" style:font-name="Verdana" fo:font-size="9pt" style:font-name-asian="Verdana" style:font-size-asian="9pt" style:font-name-complex="Verdana" style:font-size-complex="9pt"/>
    </style:style>
    <style:style style:name="T60_10" style:family="text">
      <style:text-properties fo:color="#333333" style:font-name="Verdana" fo:font-size="9pt" style:font-name-asian="Verdana" style:font-size-asian="9pt" style:font-name-complex="Verdana" style:font-size-complex="9pt"/>
    </style:style>
    <style:style style:name="T60_11" style:family="text">
      <style:text-properties fo:color="#333333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60_12" style:family="text">
      <style:text-properties fo:color="#008080" style:font-name="Verdana" fo:font-size="9pt" style:font-name-asian="Verdana" style:font-size-asian="9pt" style:font-name-complex="Verdana" style:font-size-complex="9pt"/>
    </style:style>
    <style:style style:name="T60_13" style:family="text">
      <style:text-properties fo:color="#333333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>
      <style:text-properties fo:color="#333333" style:font-name="Verdana" fo:font-size="9pt" style:font-name-asian="Verdana" style:font-size-asian="9pt" style:font-name-complex="Verdana" style:font-size-complex="9pt"/>
    </style:style>
    <style:style style:name="T61_2" style:family="text">
      <style:text-properties fo:color="#333333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61_3" style:family="text">
      <style:text-properties fo:color="#008080" style:font-name="Verdana" fo:font-size="9pt" style:font-name-asian="Verdana" style:font-size-asian="9pt" style:font-name-complex="Verdana" style:font-size-complex="9pt"/>
    </style:style>
    <style:style style:name="T61_4" style:family="text">
      <style:text-properties fo:color="#333333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61_5" style:family="text">
      <style:text-properties fo:color="#333333" style:font-name="Verdana" fo:font-size="9pt" style:font-name-asian="Verdana" style:font-size-asian="9pt" style:font-name-complex="Verdana" style:font-size-complex="9pt"/>
    </style:style>
    <style:style style:name="T61_6" style:family="text">
      <style:text-properties fo:color="#333333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61_7" style:family="text">
      <style:text-properties fo:color="#008080" style:font-name="Verdana" fo:font-size="9pt" style:font-name-asian="Verdana" style:font-size-asian="9pt" style:font-name-complex="Verdana" style:font-size-complex="9pt"/>
    </style:style>
    <style:style style:name="T61_8" style:family="text">
      <style:text-properties fo:color="#008080" style:font-name="Verdana" fo:font-size="9pt" style:font-name-asian="Verdana" style:font-size-asian="9pt" style:font-name-complex="Verdana" style:font-size-complex="9pt"/>
    </style:style>
    <style:style style:name="T61_9" style:family="text">
      <style:text-properties fo:color="#008080" style:font-name="Verdana" fo:font-size="9pt" style:font-name-asian="Verdana" style:font-size-asian="9pt" style:font-name-complex="Verdana" style:font-size-complex="9pt"/>
    </style:style>
    <style:style style:name="T61_10" style:family="text">
      <style:text-properties fo:color="#333333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61_11" style:family="text">
      <style:text-properties fo:color="#333333" style:font-name="Verdana" fo:font-size="9pt" style:font-name-asian="Verdana" style:font-size-asian="9pt" style:font-name-complex="Verdana" style:font-size-complex="9pt"/>
    </style:style>
    <style:style style:name="T61_12" style:family="text">
      <style:text-properties fo:color="#333333" style:font-name="Verdana" fo:font-size="9pt" style:font-name-asian="Verdana" style:font-size-asian="9pt" style:font-name-complex="Verdana" style:font-size-complex="9pt"/>
    </style:style>
    <style:style style:name="T61_13" style:family="text">
      <style:text-properties fo:color="#333333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61_14" style:family="text">
      <style:text-properties fo:color="#008080" style:font-name="Verdana" fo:font-size="9pt" style:font-name-asian="Verdana" style:font-size-asian="9pt" style:font-name-complex="Verdana" style:font-size-complex="9pt"/>
    </style:style>
    <style:style style:name="T61_15" style:family="text">
      <style:text-properties fo:color="#333333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>
      <style:text-properties fo:color="#333333" style:font-name="Verdana" fo:font-size="9pt" style:font-name-asian="Verdana" style:font-size-asian="9pt" style:font-name-complex="Verdana" style:font-size-complex="9pt"/>
    </style:style>
    <style:style style:name="T62_2" style:family="text">
      <style:text-properties fo:color="#333333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62_3" style:family="text">
      <style:text-properties fo:color="#008080" style:font-name="Verdana" fo:font-size="9pt" style:font-name-asian="Verdana" style:font-size-asian="9pt" style:font-name-complex="Verdana" style:font-size-complex="9pt"/>
    </style:style>
    <style:style style:name="T62_4" style:family="text">
      <style:text-properties fo:color="#333333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62_5" style:family="text">
      <style:text-properties fo:color="#333333" style:font-name="Verdana" fo:font-size="9pt" style:font-name-asian="Verdana" style:font-size-asian="9pt" style:font-name-complex="Verdana" style:font-size-complex="9pt"/>
    </style:style>
    <style:style style:name="T62_6" style:family="text">
      <style:text-properties fo:color="#333333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62_7" style:family="text">
      <style:text-properties fo:color="#008080" style:font-name="Verdana" fo:font-size="9pt" style:font-name-asian="Verdana" style:font-size-asian="9pt" style:font-name-complex="Verdana" style:font-size-complex="9pt"/>
    </style:style>
    <style:style style:name="T62_8" style:family="text">
      <style:text-properties fo:color="#008080" style:font-name="Verdana" fo:font-size="9pt" style:font-name-asian="Verdana" style:font-size-asian="9pt" style:font-name-complex="Verdana" style:font-size-complex="9pt"/>
    </style:style>
    <style:style style:name="T62_9" style:family="text">
      <style:text-properties fo:color="#008080" style:font-name="Verdana" fo:font-size="9pt" style:font-name-asian="Verdana" style:font-size-asian="9pt" style:font-name-complex="Verdana" style:font-size-complex="9pt"/>
    </style:style>
    <style:style style:name="T62_10" style:family="text">
      <style:text-properties fo:color="#333333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62_11" style:family="text">
      <style:text-properties fo:color="#333333" style:font-name="Verdana" fo:font-size="9pt" style:font-name-asian="Verdana" style:font-size-asian="9pt" style:font-name-complex="Verdana" style:font-size-complex="9pt"/>
    </style:style>
    <style:style style:name="T62_12" style:family="text">
      <style:text-properties fo:color="#333333" style:font-name="Verdana" fo:font-size="9pt" style:font-name-asian="Verdana" style:font-size-asian="9pt" style:font-name-complex="Verdana" style:font-size-complex="9pt"/>
    </style:style>
    <style:style style:name="T62_13" style:family="text">
      <style:text-properties fo:color="#333333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62_14" style:family="text">
      <style:text-properties fo:color="#008080" style:font-name="Verdana" fo:font-size="9pt" style:font-name-asian="Verdana" style:font-size-asian="9pt" style:font-name-complex="Verdana" style:font-size-complex="9pt"/>
    </style:style>
    <style:style style:name="T62_15" style:family="text">
      <style:text-properties fo:color="#333333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>
      <style:text-properties fo:color="#333333" style:font-name="Verdana" fo:font-size="9pt" style:font-name-asian="Verdana" style:font-size-asian="9pt" style:font-name-complex="Verdana" style:font-size-complex="9pt"/>
    </style:style>
    <style:style style:name="T63_2" style:family="text">
      <style:text-properties fo:color="#333333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63_3" style:family="text">
      <style:text-properties fo:color="#008080" style:font-name="Verdana" fo:font-size="9pt" style:font-name-asian="Verdana" style:font-size-asian="9pt" style:font-name-complex="Verdana" style:font-size-complex="9pt"/>
    </style:style>
    <style:style style:name="T63_4" style:family="text">
      <style:text-properties fo:color="#333333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63_5" style:family="text">
      <style:text-properties fo:color="#333333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63_6" style:family="text">
      <style:text-properties fo:color="#333333" style:font-name="Verdana" fo:font-size="9pt" style:font-name-asian="Verdana" style:font-size-asian="9pt" style:font-name-complex="Verdana" style:font-size-complex="9pt"/>
    </style:style>
    <style:style style:name="T63_7" style:family="text">
      <style:text-properties fo:color="#333333" style:font-name="Verdana" fo:font-size="9pt" style:font-name-asian="Verdana" style:font-size-asian="9pt" style:font-name-complex="Verdana" style:font-size-complex="9pt"/>
    </style:style>
    <style:style style:name="T63_8" style:family="text">
      <style:text-properties fo:color="#333333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>
      <style:text-properties fo:color="#333333" style:font-name="Verdana" fo:font-size="9pt" style:font-name-asian="Verdana" style:font-size-asian="9pt" style:font-name-complex="Verdana" style:font-size-complex="9pt"/>
    </style:style>
    <style:style style:name="T64_2" style:family="text">
      <style:text-properties fo:color="#333333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64_3" style:family="text">
      <style:text-properties fo:color="#008080" style:font-name="Verdana" fo:font-size="9pt" style:font-name-asian="Verdana" style:font-size-asian="9pt" style:font-name-complex="Verdana" style:font-size-complex="9pt"/>
    </style:style>
    <style:style style:name="T64_4" style:family="text">
      <style:text-properties fo:color="#333333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64_5" style:family="text">
      <style:text-properties fo:color="#333333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64_6" style:family="text">
      <style:text-properties fo:color="#333333" style:font-name="Verdana" fo:font-size="9pt" style:font-name-asian="Verdana" style:font-size-asian="9pt" style:font-name-complex="Verdana" style:font-size-complex="9pt"/>
    </style:style>
    <style:style style:name="T64_7" style:family="text">
      <style:text-properties fo:color="#333333" style:font-name="Verdana" fo:font-size="9pt" style:font-name-asian="Verdana" style:font-size-asian="9pt" style:font-name-complex="Verdana" style:font-size-complex="9pt"/>
    </style:style>
    <style:style style:name="T64_8" style:family="text">
      <style:text-properties fo:color="#333333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>
      <style:text-properties fo:color="#333333" style:font-name="Verdana" fo:font-size="9pt" style:font-name-asian="Verdana" style:font-size-asian="9pt" style:font-name-complex="Verdana" style:font-size-complex="9pt"/>
    </style:style>
    <style:style style:name="T65_2" style:family="text">
      <style:text-properties fo:color="#333333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65_3" style:family="text">
      <style:text-properties fo:color="#008080" style:font-name="Verdana" fo:font-size="9pt" style:font-name-asian="Verdana" style:font-size-asian="9pt" style:font-name-complex="Verdana" style:font-size-complex="9pt"/>
    </style:style>
    <style:style style:name="T65_4" style:family="text">
      <style:text-properties fo:color="#333333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65_5" style:family="text">
      <style:text-properties fo:color="#333333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65_6" style:family="text">
      <style:text-properties fo:color="#333333" style:font-name="Verdana" fo:font-size="9pt" style:font-name-asian="Verdana" style:font-size-asian="9pt" style:font-name-complex="Verdana" style:font-size-complex="9pt"/>
    </style:style>
    <style:style style:name="T65_7" style:family="text">
      <style:text-properties fo:color="#333333" style:font-name="Verdana" fo:font-size="9pt" style:font-name-asian="Verdana" style:font-size-asian="9pt" style:font-name-complex="Verdana" style:font-size-complex="9pt"/>
    </style:style>
    <style:style style:name="T65_8" style:family="text">
      <style:text-properties fo:color="#333333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P66" style:family="paragraph" style:parent-style-name="Standard">
      <style:paragraph-properties fo:break-before="auto" fo:line-height="115%" style:writing-mode="lr-tb"/>
    </style:style>
    <style:style style:name="T66_1" style:family="text">
      <style:text-properties fo:color="#333333" style:font-name="Verdana" fo:font-size="9pt" style:font-name-asian="Verdana" style:font-size-asian="9pt" style:font-name-complex="Verdana" style:font-size-complex="9pt"/>
    </style:style>
    <style:style style:name="T66_2" style:family="text">
      <style:text-properties fo:color="#333333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66_3" style:family="text">
      <style:text-properties fo:color="#008080" style:font-name="Verdana" fo:font-size="9pt" style:font-name-asian="Verdana" style:font-size-asian="9pt" style:font-name-complex="Verdana" style:font-size-complex="9pt"/>
    </style:style>
    <style:style style:name="T66_4" style:family="text">
      <style:text-properties fo:color="#333333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66_5" style:family="text">
      <style:text-properties fo:color="#333333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66_6" style:family="text">
      <style:text-properties fo:color="#333333" style:font-name="Verdana" fo:font-size="9pt" style:font-name-asian="Verdana" style:font-size-asian="9pt" style:font-name-complex="Verdana" style:font-size-complex="9pt"/>
    </style:style>
    <style:style style:name="T66_7" style:family="text">
      <style:text-properties fo:color="#333333" style:font-name="Verdana" fo:font-size="9pt" style:font-name-asian="Verdana" style:font-size-asian="9pt" style:font-name-complex="Verdana" style:font-size-complex="9pt"/>
    </style:style>
    <style:style style:name="T66_8" style:family="text">
      <style:text-properties fo:color="#333333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P67" style:family="paragraph" style:parent-style-name="Heading_20_1">
      <style:paragraph-properties fo:break-before="auto" fo:line-height="115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P68" style:family="paragraph" style:parent-style-name="Standard">
      <style:paragraph-properties fo:break-before="auto" fo:line-height="115%" style:writing-mode="lr-tb"/>
    </style:style>
    <style:style style:name="T68_1" style:family="text">
      <style:text-properties fo:font-weight="bold" style:font-weight-asian="bold" style:font-weight-complex="bold"/>
    </style:style>
    <style:style style:name="T68_2" style:family="text">
      <style:text-properties fo:font-weight="bold" style:font-weight-asian="bold" style:font-weight-complex="bold"/>
    </style:style>
    <style:style style:name="T68_3" style:family="text">
      <style:text-properties fo:font-weight="bold" style:font-weight-asian="bold" style:font-weight-complex="bold"/>
    </style:style>
    <style:style style:name="T68_4" style:family="text">
      <style:text-properties fo:font-weight="bold" style:font-weight-asian="bold" style:font-weight-complex="bold"/>
    </style:style>
    <style:style style:name="T68_5" style:family="text">
      <style:text-properties fo:font-weight="bold" style:font-weight-asian="bold" style:font-weight-complex="bold"/>
    </style:style>
    <style:style style:name="T68_6" style:family="text">
      <style:text-properties fo:font-weight="bold" style:font-weight-asian="bold" style:font-weight-complex="bold"/>
    </style:style>
    <style:style style:name="T68_7" style:family="text">
      <style:text-properties fo:font-weight="bold" style:font-weight-asian="bold" style:font-weight-complex="bold"/>
    </style:style>
    <style:style style:name="T68_8" style:family="text">
      <style:text-properties fo:font-weight="bold" style:font-weight-asian="bold" style:font-weight-complex="bold"/>
    </style:style>
    <style:style style:name="T68_9" style:family="text">
      <style:text-properties fo:font-weight="bold" style:font-weight-asian="bold" style:font-weight-complex="bold"/>
    </style:style>
    <style:style style:name="T68_10" style:family="text">
      <style:text-properties fo:font-weight="bold" style:font-weight-asian="bold" style:font-weight-complex="bold"/>
    </style:style>
    <style:style style:name="T68_11" style:family="text">
      <style:text-properties fo:font-weight="bold" style:font-weight-asian="bold" style:font-weight-complex="bold"/>
    </style:style>
    <style:style style:name="T68_12" style:family="text">
      <style:text-properties fo:font-weight="bold" style:font-weight-asian="bold" style:font-weight-complex="bold"/>
    </style:style>
    <style:style style:name="T68_13" style:family="text"/>
    <style:style style:name="T68_14" style:family="text"/>
    <style:style style:name="P69" style:family="paragraph" style:parent-style-name="Standard">
      <style:paragraph-properties fo:break-before="auto" fo:line-height="115%" style:writing-mode="lr-tb"/>
    </style:style>
    <style:style style:name="T69_1" style:family="text">
      <style:text-properties fo:font-weight="bold" style:font-weight-asian="bold" style:font-weight-complex="bold"/>
    </style:style>
    <style:style style:name="T69_2" style:family="text">
      <style:text-properties fo:font-weight="bold" style:font-weight-asian="bold" style:font-weight-complex="bold"/>
    </style:style>
    <style:style style:name="T69_3" style:family="text">
      <style:text-properties fo:font-weight="bold" style:font-weight-asian="bold" style:font-weight-complex="bold"/>
    </style:style>
    <style:style style:name="T69_4" style:family="text">
      <style:text-properties fo:font-weight="bold" style:font-weight-asian="bold" style:font-weight-complex="bold"/>
    </style:style>
    <style:style style:name="T69_5" style:family="text">
      <style:text-properties fo:font-weight="bold" style:font-weight-asian="bold" style:font-weight-complex="bold"/>
    </style:style>
    <style:style style:name="T69_6" style:family="text">
      <style:text-properties fo:font-weight="bold" style:font-weight-asian="bold" style:font-weight-complex="bold"/>
    </style:style>
    <style:style style:name="T69_7" style:family="text">
      <style:text-properties fo:font-weight="bold" style:font-weight-asian="bold" style:font-weight-complex="bold"/>
    </style:style>
    <style:style style:name="T69_8" style:family="text">
      <style:text-properties fo:font-weight="bold" style:font-weight-asian="bold" style:font-weight-complex="bold"/>
    </style:style>
    <style:style style:name="T69_9" style:family="text">
      <style:text-properties fo:font-weight="bold" style:font-weight-asian="bold" style:font-weight-complex="bold"/>
    </style:style>
    <style:style style:name="T69_10" style:family="text">
      <style:text-properties fo:font-weight="bold" style:font-weight-asian="bold" style:font-weight-complex="bold"/>
    </style:style>
    <style:style style:name="T69_11" style:family="text">
      <style:text-properties fo:font-weight="bold" style:font-weight-asian="bold" style:font-weight-complex="bold"/>
    </style:style>
    <style:style style:name="T69_12" style:family="text">
      <style:text-properties fo:font-weight="bold" style:font-weight-asian="bold" style:font-weight-complex="bold"/>
    </style:style>
    <style:style style:name="P70" style:family="paragraph" style:parent-style-name="Heading_20_2">
      <style:paragraph-properties fo:break-before="auto" fo:line-height="115%" style:writing-mode="lr-tb"/>
    </style:style>
    <style:style style:name="T70_1" style:family="text"/>
    <style:style style:name="T70_2" style:family="text"/>
    <style:style style:name="P71" style:family="paragraph" style:parent-style-name="Standard">
      <style:paragraph-properties fo:break-before="auto" fo:line-height="115%" style:writing-mode="lr-tb"/>
    </style:style>
    <style:style style:name="T71_1" style:family="text">
      <style:text-properties fo:font-weight="bold" style:font-weight-asian="bold" style:font-weight-complex="bold"/>
    </style:style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T71_21" style:family="text"/>
    <style:style style:name="T71_22" style:family="text"/>
    <style:style style:name="T71_23" style:family="text"/>
    <style:style style:name="T71_24" style:family="text"/>
    <style:style style:name="T71_25" style:family="text"/>
    <style:style style:name="T71_26" style:family="text"/>
    <style:style style:name="T71_27" style:family="text"/>
    <style:style style:name="T71_28" style:family="text"/>
    <style:style style:name="T71_29" style:family="text"/>
    <style:style style:name="T71_30" style:family="text"/>
    <style:style style:name="T71_31" style:family="text"/>
    <style:style style:name="T71_32" style:family="text"/>
    <style:style style:name="T71_33" style:family="text"/>
    <style:style style:name="T71_34" style:family="text"/>
    <style:style style:name="T71_35" style:family="text"/>
    <style:style style:name="T71_36" style:family="text"/>
    <style:style style:name="T71_37" style:family="text"/>
    <style:style style:name="T71_38" style:family="text"/>
    <style:style style:name="T71_39" style:family="text"/>
    <style:style style:name="T71_40" style:family="text"/>
    <style:style style:name="T71_41" style:family="text"/>
    <style:style style:name="T71_42" style:family="text"/>
    <style:style style:name="T71_43" style:family="text"/>
    <style:style style:name="T71_44" style:family="text"/>
    <style:style style:name="T71_45" style:family="text"/>
    <style:style style:name="T71_46" style:family="text"/>
    <style:style style:name="T71_47" style:family="text"/>
    <style:style style:name="T71_48" style:family="text"/>
    <style:style style:name="T71_49" style:family="text"/>
    <style:style style:name="T71_50" style:family="text"/>
    <style:style style:name="T71_51" style:family="text"/>
    <style:style style:name="T71_52" style:family="text"/>
    <style:style style:name="T71_53" style:family="text"/>
    <style:style style:name="T71_54" style:family="text"/>
    <style:style style:name="T71_55" style:family="text"/>
    <style:style style:name="T71_56" style:family="text"/>
    <style:style style:name="T71_57" style:family="text"/>
    <style:style style:name="T71_58" style:family="text"/>
    <style:style style:name="T71_59" style:family="text"/>
    <style:style style:name="T71_60" style:family="text"/>
    <style:style style:name="T71_61" style:family="text"/>
    <style:style style:name="T71_62" style:family="text"/>
    <style:style style:name="P72" style:family="paragraph" style:parent-style-name="Standard">
      <style:paragraph-properties fo:break-before="auto" fo:line-height="115%" style:writing-mode="lr-tb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>
      <style:text-properties fo:font-style="italic" style:font-style-asian="italic" style:font-style-complex="italic"/>
    </style:style>
    <style:style style:name="T73_12" style:family="text">
      <style:text-properties fo:font-style="italic" style:font-style-asian="italic" style:font-style-complex="italic"/>
    </style:style>
    <style:style style:name="T73_13" style:family="text">
      <style:text-properties fo:font-style="italic" style:font-style-asian="italic" style:font-style-complex="italic"/>
    </style:style>
    <style:style style:name="T73_14" style:family="text">
      <style:text-properties fo:font-style="italic" style:font-style-asian="italic" style:font-style-complex="italic"/>
    </style:style>
    <style:style style:name="T73_15" style:family="text">
      <style:text-properties fo:font-style="italic" style:font-style-asian="italic" style:font-style-complex="italic"/>
    </style:style>
    <style:style style:name="T73_16" style:family="text">
      <style:text-properties fo:font-style="italic" style:font-style-asian="italic" style:font-style-complex="italic"/>
    </style:style>
    <style:style style:name="T73_17" style:family="text">
      <style:text-properties fo:font-style="italic" style:font-style-asian="italic" style:font-style-complex="italic"/>
    </style:style>
    <style:style style:name="T73_18" style:family="text">
      <style:text-properties fo:font-style="italic" style:font-style-asian="italic" style:font-style-complex="italic"/>
    </style:style>
    <style:style style:name="T73_19" style:family="text">
      <style:text-properties fo:font-style="italic" style:font-style-asian="italic" style:font-style-complex="italic"/>
    </style:style>
    <style:style style:name="P74" style:family="paragraph" style:parent-style-name="Heading_20_2">
      <style:paragraph-properties fo:break-before="auto" fo:line-height="115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P75" style:family="paragraph" style:parent-style-name="Standard">
      <style:paragraph-properties fo:break-before="auto" fo:line-height="115%" style:writing-mode="lr-tb"/>
    </style:style>
    <style:style style:name="T75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75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75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75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75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T75_26" style:family="text"/>
    <style:style style:name="T75_27" style:family="text"/>
    <style:style style:name="T75_28" style:family="text"/>
    <style:style style:name="T75_29" style:family="text"/>
    <style:style style:name="T75_30" style:family="text"/>
    <style:style style:name="T75_31" style:family="text"/>
    <style:style style:name="T75_32" style:family="text"/>
    <style:style style:name="T75_33" style:family="text"/>
    <style:style style:name="T75_34" style:family="text"/>
    <style:style style:name="T75_35" style:family="text"/>
    <style:style style:name="T75_36" style:family="text"/>
    <style:style style:name="T75_37" style:family="text"/>
    <style:style style:name="T75_38" style:family="text"/>
    <style:style style:name="T75_39" style:family="text"/>
    <style:style style:name="T75_40" style:family="text"/>
    <style:style style:name="T75_41" style:family="text"/>
    <style:style style:name="T75_42" style:family="text"/>
    <style:style style:name="T75_43" style:family="text"/>
    <style:style style:name="T75_44" style:family="text"/>
    <style:style style:name="T75_45" style:family="text"/>
    <style:style style:name="T75_46" style:family="text"/>
    <style:style style:name="T75_47" style:family="text"/>
    <style:style style:name="T75_48" style:family="text"/>
    <style:style style:name="T75_49" style:family="text"/>
    <style:style style:name="T75_50" style:family="text"/>
    <style:style style:name="T75_51" style:family="text"/>
    <style:style style:name="T75_52" style:family="text"/>
    <style:style style:name="T75_53" style:family="text"/>
    <style:style style:name="T75_54" style:family="text"/>
    <style:style style:name="T75_55" style:family="text"/>
    <style:style style:name="T75_56" style:family="text"/>
    <style:style style:name="T75_57" style:family="text"/>
    <style:style style:name="T75_58" style:family="text"/>
    <style:style style:name="T75_59" style:family="text"/>
    <style:style style:name="T75_60" style:family="text"/>
    <style:style style:name="T75_61" style:family="text"/>
    <style:style style:name="T75_62" style:family="text"/>
    <style:style style:name="P76" style:family="paragraph" style:parent-style-name="Standard">
      <style:paragraph-properties fo:break-before="auto" fo:line-height="115%" style:writing-mode="lr-tb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77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77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77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77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77_6" style:family="text">
      <style:text-properties fo:font-style="italic" style:font-style-asian="italic" style:font-style-complex="italic" fo:font-weight="bold" style:font-weight-asian="bold" style:font-weight-complex="bold"/>
    </style:style>
    <style:style style:name="T77_7" style:family="text">
      <style:text-properties fo:font-style="italic" style:font-style-asian="italic" style:font-style-complex="italic" fo:font-weight="bold" style:font-weight-asian="bold" style:font-weight-complex="bold"/>
    </style:style>
    <style:style style:name="T77_8" style:family="text">
      <style:text-properties fo:font-style="italic" style:font-style-asian="italic" style:font-style-complex="italic" fo:font-weight="bold" style:font-weight-asian="bold" style:font-weight-complex="bold"/>
    </style:style>
    <style:style style:name="T77_9" style:family="text">
      <style:text-properties fo:font-style="italic" style:font-style-asian="italic" style:font-style-complex="italic" fo:font-weight="bold" style:font-weight-asian="bold" style:font-weight-complex="bold"/>
    </style:style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T77_24" style:family="text"/>
    <style:style style:name="T77_25" style:family="text"/>
    <style:style style:name="T77_26" style:family="text"/>
    <style:style style:name="T77_27" style:family="text"/>
    <style:style style:name="T77_28" style:family="text"/>
    <style:style style:name="T77_29" style:family="text"/>
    <style:style style:name="T77_30" style:family="text"/>
    <style:style style:name="T77_31" style:family="text"/>
    <style:style style:name="T77_32" style:family="text"/>
    <style:style style:name="T77_33" style:family="text"/>
    <style:style style:name="T77_34" style:family="text"/>
    <style:style style:name="T77_35" style:family="text"/>
    <style:style style:name="T77_36" style:family="text"/>
    <style:style style:name="T77_37" style:family="text"/>
    <style:style style:name="T77_38" style:family="text"/>
    <style:style style:name="T77_39" style:family="text"/>
    <style:style style:name="T77_40" style:family="text"/>
    <style:style style:name="T77_41" style:family="text"/>
    <style:style style:name="T77_42" style:family="text"/>
    <style:style style:name="T77_43" style:family="text"/>
    <style:style style:name="T77_44" style:family="text"/>
    <style:style style:name="T77_45" style:family="text"/>
    <style:style style:name="T77_46" style:family="text"/>
    <style:style style:name="T77_47" style:family="text"/>
    <style:style style:name="T77_48" style:family="text"/>
    <style:style style:name="T77_49" style:family="text"/>
    <style:style style:name="T77_50" style:family="text"/>
    <style:style style:name="T77_51" style:family="text"/>
    <style:style style:name="T77_52" style:family="text"/>
    <style:style style:name="T77_53" style:family="text"/>
    <style:style style:name="T77_54" style:family="text"/>
    <style:style style:name="P78" style:family="paragraph" style:parent-style-name="Standard">
      <style:paragraph-properties fo:break-before="auto" fo:line-height="115%" style:writing-mode="lr-tb"/>
    </style:style>
    <style:style style:name="P79" style:family="paragraph" style:parent-style-name="Standard">
      <style:paragraph-properties fo:break-before="auto" fo:line-height="115%" style:writing-mode="lr-tb"/>
    </style:style>
    <style:style style:name="T79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79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79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79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79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T79_23" style:family="text"/>
    <style:style style:name="T79_24" style:family="text"/>
    <style:style style:name="T79_25" style:family="text"/>
    <style:style style:name="T79_26" style:family="text"/>
    <style:style style:name="T79_27" style:family="text"/>
    <style:style style:name="T79_28" style:family="text"/>
    <style:style style:name="T79_29" style:family="text"/>
    <style:style style:name="T79_30" style:family="text"/>
    <style:style style:name="T79_31" style:family="text"/>
    <style:style style:name="T79_32" style:family="text"/>
    <style:style style:name="T79_33" style:family="text"/>
    <style:style style:name="T79_34" style:family="text"/>
    <style:style style:name="T79_35" style:family="text"/>
    <style:style style:name="T79_36" style:family="text"/>
    <style:style style:name="T79_37" style:family="text"/>
    <style:style style:name="T79_38" style:family="text"/>
    <style:style style:name="T79_39" style:family="text"/>
    <style:style style:name="T79_40" style:family="text"/>
    <style:style style:name="T79_41" style:family="text"/>
    <style:style style:name="T79_42" style:family="text"/>
    <style:style style:name="T79_43" style:family="text"/>
    <style:style style:name="T79_44" style:family="text"/>
    <style:style style:name="P80" style:family="paragraph" style:parent-style-name="Standard">
      <style:paragraph-properties fo:break-before="auto" fo:line-height="115%" style:writing-mode="lr-tb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81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81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81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81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81_6" style:family="text">
      <style:text-properties fo:font-style="italic" style:font-style-asian="italic" style:font-style-complex="italic" fo:font-weight="bold" style:font-weight-asian="bold" style:font-weight-complex="bold"/>
    </style:style>
    <style:style style:name="T81_7" style:family="text">
      <style:text-properties fo:font-style="italic" style:font-style-asian="italic" style:font-style-complex="italic" fo:font-weight="bold" style:font-weight-asian="bold" style:font-weight-complex="bold"/>
    </style:style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T81_21" style:family="text"/>
    <style:style style:name="T81_22" style:family="text"/>
    <style:style style:name="T81_23" style:family="text"/>
    <style:style style:name="T81_24" style:family="text"/>
    <style:style style:name="T81_25" style:family="text"/>
    <style:style style:name="T81_26" style:family="text"/>
    <style:style style:name="T81_27" style:family="text"/>
    <style:style style:name="T81_28" style:family="text"/>
    <style:style style:name="T81_29" style:family="text"/>
    <style:style style:name="T81_30" style:family="text"/>
    <style:style style:name="P82" style:family="paragraph" style:parent-style-name="Standard">
      <style:paragraph-properties fo:break-before="auto" fo:line-height="115%" style:writing-mode="lr-tb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83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83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83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83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T83_21" style:family="text"/>
    <style:style style:name="T83_22" style:family="text"/>
    <style:style style:name="T83_23" style:family="text"/>
    <style:style style:name="T83_24" style:family="text"/>
    <style:style style:name="T83_25" style:family="text"/>
    <style:style style:name="T83_26" style:family="text"/>
    <style:style style:name="T83_27" style:family="text"/>
    <style:style style:name="T83_28" style:family="text"/>
    <style:style style:name="T83_29" style:family="text"/>
    <style:style style:name="T83_30" style:family="text"/>
    <style:style style:name="T83_31" style:family="text"/>
    <style:style style:name="T83_32" style:family="text"/>
    <style:style style:name="T83_33" style:family="text"/>
    <style:style style:name="T83_34" style:family="text"/>
    <style:style style:name="T83_35" style:family="text"/>
    <style:style style:name="T83_36" style:family="text"/>
    <style:style style:name="P84" style:family="paragraph" style:parent-style-name="Standard">
      <style:paragraph-properties fo:break-before="auto" fo:line-height="115%" style:writing-mode="lr-tb"/>
    </style:style>
    <style:style style:name="P85" style:family="paragraph" style:parent-style-name="Standard">
      <style:paragraph-properties fo:break-before="auto" fo:line-height="115%" style:writing-mode="lr-tb"/>
    </style:style>
    <style:style style:name="T85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85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85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85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85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T85_17" style:family="text"/>
    <style:style style:name="T85_18" style:family="text"/>
    <style:style style:name="T85_19" style:family="text"/>
    <style:style style:name="T85_20" style:family="text"/>
    <style:style style:name="T85_21" style:family="text"/>
    <style:style style:name="T85_22" style:family="text"/>
    <style:style style:name="T85_23" style:family="text"/>
    <style:style style:name="T85_24" style:family="text"/>
    <style:style style:name="P86" style:family="paragraph" style:parent-style-name="Standard">
      <style:paragraph-properties fo:break-before="auto" fo:line-height="115%" style:writing-mode="lr-tb"/>
    </style:style>
    <style:style style:name="P87" style:family="paragraph" style:parent-style-name="Standard">
      <style:paragraph-properties fo:break-before="auto" fo:line-height="115%" style:writing-mode="lr-tb"/>
    </style:style>
    <style:style style:name="T87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87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87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T87_20" style:family="text"/>
    <style:style style:name="T87_21" style:family="text"/>
    <style:style style:name="T87_22" style:family="text"/>
    <style:style style:name="T87_23" style:family="text"/>
    <style:style style:name="T87_24" style:family="text"/>
    <style:style style:name="P88" style:family="paragraph" style:parent-style-name="Standard">
      <style:paragraph-properties fo:break-before="auto" fo:line-height="115%" style:writing-mode="lr-tb"/>
    </style:style>
    <style:style style:name="P89" style:family="paragraph" style:parent-style-name="Standard">
      <style:paragraph-properties fo:break-before="auto" fo:line-height="115%" style:writing-mode="lr-tb"/>
    </style:style>
    <style:style style:name="T89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89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89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P90" style:family="paragraph" style:parent-style-name="Standard">
      <style:paragraph-properties fo:break-before="auto" fo:line-height="115%" style:writing-mode="lr-tb"/>
    </style:style>
    <style:style style:name="P91" style:family="paragraph" style:parent-style-name="Standard">
      <style:paragraph-properties fo:break-before="auto" fo:line-height="115%" style:writing-mode="lr-tb"/>
    </style:style>
    <style:style style:name="T91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91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91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91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91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/>
    <style:style style:name="T91_20" style:family="text"/>
    <style:style style:name="T91_21" style:family="text"/>
    <style:style style:name="T91_22" style:family="text"/>
    <style:style style:name="T91_23" style:family="text"/>
    <style:style style:name="T91_24" style:family="text"/>
    <style:style style:name="T91_25" style:family="text"/>
    <style:style style:name="T91_26" style:family="text"/>
    <style:style style:name="T91_27" style:family="text"/>
    <style:style style:name="T91_28" style:family="text"/>
    <style:style style:name="T91_29" style:family="text"/>
    <style:style style:name="T91_30" style:family="text"/>
    <style:style style:name="T91_31" style:family="text"/>
    <style:style style:name="T91_32" style:family="text"/>
    <style:style style:name="T91_33" style:family="text"/>
    <style:style style:name="T91_34" style:family="text"/>
    <style:style style:name="T91_35" style:family="text"/>
    <style:style style:name="T91_36" style:family="text"/>
    <style:style style:name="T91_37" style:family="text"/>
    <style:style style:name="T91_38" style:family="text"/>
    <style:style style:name="T91_39" style:family="text"/>
    <style:style style:name="T91_40" style:family="text"/>
    <style:style style:name="T91_41" style:family="text"/>
    <style:style style:name="T91_42" style:family="text"/>
    <style:style style:name="T91_43" style:family="text"/>
    <style:style style:name="T91_44" style:family="text"/>
    <style:style style:name="T91_45" style:family="text"/>
    <style:style style:name="T91_46" style:family="text"/>
    <style:style style:name="T91_47" style:family="text"/>
    <style:style style:name="T91_48" style:family="text"/>
    <style:style style:name="T91_49" style:family="text"/>
    <style:style style:name="T91_50" style:family="text"/>
    <style:style style:name="T91_51" style:family="text"/>
    <style:style style:name="T91_52" style:family="text"/>
    <style:style style:name="T91_53" style:family="text"/>
    <style:style style:name="T91_54" style:family="text"/>
    <style:style style:name="T91_55" style:family="text"/>
    <style:style style:name="T91_56" style:family="text"/>
    <style:style style:name="T91_57" style:family="text"/>
    <style:style style:name="T91_58" style:family="text"/>
    <style:style style:name="T91_59" style:family="text"/>
    <style:style style:name="T91_60" style:family="text"/>
    <style:style style:name="T91_61" style:family="text"/>
    <style:style style:name="T91_62" style:family="text"/>
    <style:style style:name="T91_63" style:family="text"/>
    <style:style style:name="T91_64" style:family="text"/>
    <style:style style:name="P92" style:family="paragraph" style:parent-style-name="Standard">
      <style:paragraph-properties fo:break-before="auto" fo:line-height="115%" style:writing-mode="lr-tb"/>
    </style:style>
    <style:style style:name="P93" style:family="paragraph" style:parent-style-name="Standard">
      <style:paragraph-properties fo:break-before="auto" fo:line-height="115%" style:writing-mode="lr-tb"/>
    </style:style>
    <style:style style:name="T93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93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93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93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93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93_6" style:family="text">
      <style:text-properties fo:font-style="italic" style:font-style-asian="italic" style:font-style-complex="italic" fo:font-weight="bold" style:font-weight-asian="bold" style:font-weight-complex="bold"/>
    </style:style>
    <style:style style:name="T93_7" style:family="text">
      <style:text-properties fo:font-style="italic" style:font-style-asian="italic" style:font-style-complex="italic" fo:font-weight="bold" style:font-weight-asian="bold" style:font-weight-complex="bold"/>
    </style:style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T93_16" style:family="text"/>
    <style:style style:name="T93_17" style:family="text"/>
    <style:style style:name="T93_18" style:family="text"/>
    <style:style style:name="T93_19" style:family="text"/>
    <style:style style:name="T93_20" style:family="text"/>
    <style:style style:name="T93_21" style:family="text"/>
    <style:style style:name="T93_22" style:family="text"/>
    <style:style style:name="T93_23" style:family="text"/>
    <style:style style:name="T93_24" style:family="text"/>
    <style:style style:name="T93_25" style:family="text"/>
    <style:style style:name="T93_26" style:family="text"/>
    <style:style style:name="T93_27" style:family="text"/>
    <style:style style:name="T93_28" style:family="text"/>
    <style:style style:name="T93_29" style:family="text"/>
    <style:style style:name="T93_30" style:family="text"/>
    <style:style style:name="T93_31" style:family="text"/>
    <style:style style:name="T93_32" style:family="text"/>
    <style:style style:name="T93_33" style:family="text"/>
    <style:style style:name="T93_34" style:family="text"/>
    <style:style style:name="T93_35" style:family="text"/>
    <style:style style:name="T93_36" style:family="text"/>
    <style:style style:name="T93_37" style:family="text"/>
    <style:style style:name="T93_38" style:family="text"/>
    <style:style style:name="T93_39" style:family="text"/>
    <style:style style:name="T93_40" style:family="text"/>
    <style:style style:name="T93_41" style:family="text"/>
    <style:style style:name="T93_42" style:family="text"/>
    <style:style style:name="T93_43" style:family="text"/>
    <style:style style:name="T93_44" style:family="text"/>
    <style:style style:name="T93_45" style:family="text"/>
    <style:style style:name="T93_46" style:family="text"/>
    <style:style style:name="T93_47" style:family="text"/>
    <style:style style:name="T93_48" style:family="text"/>
    <style:style style:name="T93_49" style:family="text"/>
    <style:style style:name="T93_50" style:family="text"/>
    <style:style style:name="P94" style:family="paragraph" style:parent-style-name="Heading_20_3">
      <style:paragraph-properties fo:break-before="auto" fo:line-height="115%" style:writing-mode="lr-tb"/>
    </style:style>
    <style:style style:name="T94_1" style:family="text"/>
    <style:style style:name="T94_2" style:family="text"/>
    <style:style style:name="P95" style:family="paragraph" style:parent-style-name="Standard">
      <style:paragraph-properties fo:break-before="auto" fo:line-height="115%" style:writing-mode="lr-tb"/>
    </style:style>
    <style:style style:name="T95_1" style:family="text">
      <style:text-properties fo:color="#333333" style:font-name="Verdana" fo:font-size="9pt" style:font-name-asian="Verdana" style:font-size-asian="9pt" style:font-name-complex="Verdana" style:font-size-complex="9pt"/>
    </style:style>
    <style:style style:name="T95_2" style:family="text">
      <style:text-properties fo:color="#333333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95_3" style:family="text">
      <style:text-properties fo:color="#008080" style:font-name="Verdana" fo:font-size="9pt" style:font-name-asian="Verdana" style:font-size-asian="9pt" style:font-name-complex="Verdana" style:font-size-complex="9pt"/>
    </style:style>
    <style:style style:name="T95_4" style:family="text">
      <style:text-properties fo:color="#333333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95_5" style:family="text">
      <style:text-properties fo:color="#dd1144" style:font-name="Verdana" fo:font-size="9pt" style:font-name-asian="Verdana" style:font-size-asian="9pt" style:font-name-complex="Verdana" style:font-size-complex="9pt"/>
    </style:style>
    <style:style style:name="T95_6" style:family="text">
      <style:text-properties fo:color="#dd1144" style:font-name="Verdana" fo:font-size="9pt" style:font-name-asian="Verdana" style:font-size-asian="9pt" style:font-name-complex="Verdana" style:font-size-complex="9pt"/>
    </style:style>
    <style:style style:name="T95_7" style:family="text">
      <style:text-properties fo:color="#dd1144" style:font-name="Verdana" fo:font-size="9pt" style:font-name-asian="Verdana" style:font-size-asian="9pt" style:font-name-complex="Verdana" style:font-size-complex="9pt"/>
    </style:style>
    <style:style style:name="T95_8" style:family="text">
      <style:text-properties fo:color="#dd1144" style:font-name="Verdana" fo:font-size="9pt" style:font-name-asian="Verdana" style:font-size-asian="9pt" style:font-name-complex="Verdana" style:font-size-complex="9pt"/>
    </style:style>
    <style:style style:name="T95_9" style:family="text">
      <style:text-properties fo:color="#dd1144" style:font-name="Verdana" fo:font-size="9pt" style:font-name-asian="Verdana" style:font-size-asian="9pt" style:font-name-complex="Verdana" style:font-size-complex="9pt"/>
    </style:style>
    <style:style style:name="T95_10" style:family="text">
      <style:text-properties fo:color="#333333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95_11" style:family="text">
      <style:text-properties fo:color="#333333" style:font-name="Verdana" fo:font-size="9pt" style:font-name-asian="Verdana" style:font-size-asian="9pt" style:font-name-complex="Verdana" style:font-size-complex="9pt"/>
    </style:style>
    <style:style style:name="T95_12" style:family="text">
      <style:text-properties fo:color="#333333" style:font-name="Verdana" fo:font-size="9pt" style:font-name-asian="Verdana" style:font-size-asian="9pt" style:font-name-complex="Verdana" style:font-size-complex="9pt"/>
    </style:style>
    <style:style style:name="T95_13" style:family="text">
      <style:text-properties fo:color="#333333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95_14" style:family="text">
      <style:text-properties fo:color="#008080" style:font-name="Verdana" fo:font-size="9pt" style:font-name-asian="Verdana" style:font-size-asian="9pt" style:font-name-complex="Verdana" style:font-size-complex="9pt"/>
    </style:style>
    <style:style style:name="T95_15" style:family="text">
      <style:text-properties fo:color="#333333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P96" style:family="paragraph" style:parent-style-name="Standard">
      <style:paragraph-properties fo:break-before="auto" fo:line-height="115%" style:writing-mode="lr-tb"/>
    </style:style>
    <style:style style:name="T96_1" style:family="text">
      <style:text-properties fo:color="#333333" style:font-name="Verdana" fo:font-size="9pt" style:font-name-asian="Verdana" style:font-size-asian="9pt" style:font-name-complex="Verdana" style:font-size-complex="9pt"/>
    </style:style>
    <style:style style:name="T96_2" style:family="text">
      <style:text-properties fo:color="#333333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96_3" style:family="text">
      <style:text-properties fo:color="#008080" style:font-name="Verdana" fo:font-size="9pt" style:font-name-asian="Verdana" style:font-size-asian="9pt" style:font-name-complex="Verdana" style:font-size-complex="9pt"/>
    </style:style>
    <style:style style:name="T96_4" style:family="text">
      <style:text-properties fo:color="#333333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96_5" style:family="text">
      <style:text-properties fo:color="#333333" style:font-name="Verdana" fo:font-size="9pt" style:font-name-asian="Verdana" style:font-size-asian="9pt" style:font-name-complex="Verdana" style:font-size-complex="9pt"/>
    </style:style>
    <style:style style:name="T96_6" style:family="text">
      <style:text-properties fo:color="#333333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96_7" style:family="text">
      <style:text-properties fo:color="#008080" style:font-name="Verdana" fo:font-size="9pt" style:font-name-asian="Verdana" style:font-size-asian="9pt" style:font-name-complex="Verdana" style:font-size-complex="9pt"/>
    </style:style>
    <style:style style:name="T96_8" style:family="text">
      <style:text-properties fo:color="#333333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P97" style:family="paragraph" style:parent-style-name="Standard">
      <style:paragraph-properties fo:break-before="auto" fo:line-height="115%" style:writing-mode="lr-tb"/>
    </style:style>
    <style:style style:name="T97_1" style:family="text">
      <style:text-properties fo:color="#333333" style:font-name="Verdana" fo:font-size="9pt" style:font-name-asian="Verdana" style:font-size-asian="9pt" style:font-name-complex="Verdana" style:font-size-complex="9pt"/>
    </style:style>
    <style:style style:name="T97_2" style:family="text">
      <style:text-properties fo:color="#333333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97_3" style:family="text">
      <style:text-properties fo:color="#008080" style:font-name="Verdana" fo:font-size="9pt" style:font-name-asian="Verdana" style:font-size-asian="9pt" style:font-name-complex="Verdana" style:font-size-complex="9pt"/>
    </style:style>
    <style:style style:name="T97_4" style:family="text">
      <style:text-properties fo:color="#333333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97_5" style:family="text">
      <style:text-properties fo:color="#dd1144" style:font-name="Verdana" fo:font-size="9pt" style:font-name-asian="Verdana" style:font-size-asian="9pt" style:font-name-complex="Verdana" style:font-size-complex="9pt"/>
    </style:style>
    <style:style style:name="T97_6" style:family="text">
      <style:text-properties fo:color="#dd1144" style:font-name="Verdana" fo:font-size="9pt" style:font-name-asian="Verdana" style:font-size-asian="9pt" style:font-name-complex="Verdana" style:font-size-complex="9pt"/>
    </style:style>
    <style:style style:name="T97_7" style:family="text">
      <style:text-properties fo:color="#dd1144" style:font-name="Verdana" fo:font-size="9pt" style:font-name-asian="Verdana" style:font-size-asian="9pt" style:font-name-complex="Verdana" style:font-size-complex="9pt"/>
    </style:style>
    <style:style style:name="T97_8" style:family="text">
      <style:text-properties fo:color="#333333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97_9" style:family="text">
      <style:text-properties fo:color="#333333" style:font-name="Verdana" fo:font-size="9pt" style:font-name-asian="Verdana" style:font-size-asian="9pt" style:font-name-complex="Verdana" style:font-size-complex="9pt"/>
    </style:style>
    <style:style style:name="T97_10" style:family="text">
      <style:text-properties fo:color="#333333" style:font-name="Verdana" fo:font-size="9pt" style:font-name-asian="Verdana" style:font-size-asian="9pt" style:font-name-complex="Verdana" style:font-size-complex="9pt"/>
    </style:style>
    <style:style style:name="T97_11" style:family="text">
      <style:text-properties fo:color="#333333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97_12" style:family="text">
      <style:text-properties fo:color="#008080" style:font-name="Verdana" fo:font-size="9pt" style:font-name-asian="Verdana" style:font-size-asian="9pt" style:font-name-complex="Verdana" style:font-size-complex="9pt"/>
    </style:style>
    <style:style style:name="T97_13" style:family="text">
      <style:text-properties fo:color="#333333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P98" style:family="paragraph" style:parent-style-name="Standard">
      <style:paragraph-properties fo:break-before="auto" fo:line-height="115%" style:writing-mode="lr-tb"/>
    </style:style>
    <style:style style:name="T98_1" style:family="text">
      <style:text-properties fo:color="#333333" style:font-name="Verdana" fo:font-size="9pt" style:font-name-asian="Verdana" style:font-size-asian="9pt" style:font-name-complex="Verdana" style:font-size-complex="9pt"/>
    </style:style>
    <style:style style:name="T98_2" style:family="text">
      <style:text-properties fo:color="#333333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98_3" style:family="text">
      <style:text-properties fo:color="#008080" style:font-name="Verdana" fo:font-size="9pt" style:font-name-asian="Verdana" style:font-size-asian="9pt" style:font-name-complex="Verdana" style:font-size-complex="9pt"/>
    </style:style>
    <style:style style:name="T98_4" style:family="text">
      <style:text-properties fo:color="#333333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98_5" style:family="text">
      <style:text-properties fo:color="#333333" style:font-name="Verdana" fo:font-size="9pt" style:font-name-asian="Verdana" style:font-size-asian="9pt" style:font-name-complex="Verdana" style:font-size-complex="9pt"/>
    </style:style>
    <style:style style:name="T98_6" style:family="text">
      <style:text-properties fo:color="#333333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98_7" style:family="text">
      <style:text-properties fo:color="#008080" style:font-name="Verdana" fo:font-size="9pt" style:font-name-asian="Verdana" style:font-size-asian="9pt" style:font-name-complex="Verdana" style:font-size-complex="9pt"/>
    </style:style>
    <style:style style:name="T98_8" style:family="text">
      <style:text-properties fo:color="#333333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98_9" style:family="text">
      <style:text-properties fo:color="#008080" style:font-name="Verdana" fo:font-size="9pt" style:font-name-asian="Verdana" style:font-size-asian="9pt" style:font-name-complex="Verdana" style:font-size-complex="9pt"/>
    </style:style>
    <style:style style:name="T98_10" style:family="text">
      <style:text-properties fo:color="#008080" style:font-name="Verdana" fo:font-size="9pt" style:font-name-asian="Verdana" style:font-size-asian="9pt" style:font-name-complex="Verdana" style:font-size-complex="9pt"/>
    </style:style>
    <style:style style:name="T98_11" style:family="text">
      <style:text-properties fo:color="#008080" style:font-name="Verdana" fo:font-size="9pt" style:font-name-asian="Verdana" style:font-size-asian="9pt" style:font-name-complex="Verdana" style:font-size-complex="9pt"/>
    </style:style>
    <style:style style:name="T98_12" style:family="text">
      <style:text-properties fo:color="#333333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P99" style:family="paragraph" style:parent-style-name="Standard">
      <style:paragraph-properties fo:break-before="auto" fo:line-height="115%" style:writing-mode="lr-tb"/>
      <style:text-properties fo:color="#333333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>
      <style:text-properties fo:color="#333333" style:font-name="Verdana" fo:font-size="9pt" style:font-name-asian="Verdana" style:font-size-asian="9pt" style:font-name-complex="Verdana" style:font-size-complex="9pt"/>
    </style:style>
    <style:style style:name="T100_2" style:family="text">
      <style:text-properties fo:color="#333333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100_3" style:family="text">
      <style:text-properties fo:color="#008080" style:font-name="Verdana" fo:font-size="9pt" style:font-name-asian="Verdana" style:font-size-asian="9pt" style:font-name-complex="Verdana" style:font-size-complex="9pt"/>
    </style:style>
    <style:style style:name="T100_4" style:family="text">
      <style:text-properties fo:color="#333333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100_5" style:family="text">
      <style:text-properties fo:color="#dd1144" style:font-name="Verdana" fo:font-size="9pt" style:font-name-asian="Verdana" style:font-size-asian="9pt" style:font-name-complex="Verdana" style:font-size-complex="9pt"/>
    </style:style>
    <style:style style:name="T100_6" style:family="text">
      <style:text-properties fo:color="#dd1144" style:font-name="Verdana" fo:font-size="9pt" style:font-name-asian="Verdana" style:font-size-asian="9pt" style:font-name-complex="Verdana" style:font-size-complex="9pt"/>
    </style:style>
    <style:style style:name="T100_7" style:family="text">
      <style:text-properties fo:color="#dd1144" style:font-name="Verdana" fo:font-size="9pt" style:font-name-asian="Verdana" style:font-size-asian="9pt" style:font-name-complex="Verdana" style:font-size-complex="9pt"/>
    </style:style>
    <style:style style:name="T100_8" style:family="text">
      <style:text-properties fo:color="#dd1144" style:font-name="Verdana" fo:font-size="9pt" style:font-name-asian="Verdana" style:font-size-asian="9pt" style:font-name-complex="Verdana" style:font-size-complex="9pt"/>
    </style:style>
    <style:style style:name="T100_9" style:family="text">
      <style:text-properties fo:color="#dd1144" style:font-name="Verdana" fo:font-size="9pt" style:font-name-asian="Verdana" style:font-size-asian="9pt" style:font-name-complex="Verdana" style:font-size-complex="9pt"/>
    </style:style>
    <style:style style:name="T100_10" style:family="text">
      <style:text-properties fo:color="#dd1144" style:font-name="Verdana" fo:font-size="9pt" style:font-name-asian="Verdana" style:font-size-asian="9pt" style:font-name-complex="Verdana" style:font-size-complex="9pt"/>
    </style:style>
    <style:style style:name="T100_11" style:family="text">
      <style:text-properties fo:color="#dd1144" style:font-name="Verdana" fo:font-size="9pt" style:font-name-asian="Verdana" style:font-size-asian="9pt" style:font-name-complex="Verdana" style:font-size-complex="9pt"/>
    </style:style>
    <style:style style:name="T100_12" style:family="text">
      <style:text-properties fo:color="#333333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100_13" style:family="text">
      <style:text-properties fo:color="#333333" style:font-name="Verdana" fo:font-size="9pt" style:font-name-asian="Verdana" style:font-size-asian="9pt" style:font-name-complex="Verdana" style:font-size-complex="9pt"/>
    </style:style>
    <style:style style:name="T100_14" style:family="text">
      <style:text-properties fo:color="#333333" style:font-name="Verdana" fo:font-size="9pt" style:font-name-asian="Verdana" style:font-size-asian="9pt" style:font-name-complex="Verdana" style:font-size-complex="9pt"/>
    </style:style>
    <style:style style:name="T100_15" style:family="text">
      <style:text-properties fo:color="#333333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100_16" style:family="text">
      <style:text-properties fo:color="#008080" style:font-name="Verdana" fo:font-size="9pt" style:font-name-asian="Verdana" style:font-size-asian="9pt" style:font-name-complex="Verdana" style:font-size-complex="9pt"/>
    </style:style>
    <style:style style:name="T100_17" style:family="text">
      <style:text-properties fo:color="#333333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>
      <style:text-properties fo:color="#333333" style:font-name="Verdana" fo:font-size="9pt" style:font-name-asian="Verdana" style:font-size-asian="9pt" style:font-name-complex="Verdana" style:font-size-complex="9pt"/>
    </style:style>
    <style:style style:name="T101_2" style:family="text">
      <style:text-properties fo:color="#333333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101_3" style:family="text">
      <style:text-properties fo:color="#008080" style:font-name="Verdana" fo:font-size="9pt" style:font-name-asian="Verdana" style:font-size-asian="9pt" style:font-name-complex="Verdana" style:font-size-complex="9pt"/>
    </style:style>
    <style:style style:name="T101_4" style:family="text">
      <style:text-properties fo:color="#333333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101_5" style:family="text">
      <style:text-properties fo:color="#333333" style:font-name="Verdana" fo:font-size="9pt" style:font-name-asian="Verdana" style:font-size-asian="9pt" style:font-name-complex="Verdana" style:font-size-complex="9pt"/>
    </style:style>
    <style:style style:name="T101_6" style:family="text">
      <style:text-properties fo:color="#333333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101_7" style:family="text">
      <style:text-properties fo:color="#008080" style:font-name="Verdana" fo:font-size="9pt" style:font-name-asian="Verdana" style:font-size-asian="9pt" style:font-name-complex="Verdana" style:font-size-complex="9pt"/>
    </style:style>
    <style:style style:name="T101_8" style:family="text">
      <style:text-properties fo:color="#333333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101_9" style:family="text">
      <style:text-properties fo:color="#333333" style:font-name="Verdana" fo:font-size="9pt" style:font-name-asian="Verdana" style:font-size-asian="9pt" style:font-name-complex="Verdana" style:font-size-complex="9pt"/>
    </style:style>
    <style:style style:name="T101_10" style:family="text">
      <style:text-properties fo:color="#333333" style:font-name="Verdana" fo:font-size="9pt" style:font-name-asian="Verdana" style:font-size-asian="9pt" style:font-name-complex="Verdana" style:font-size-complex="9pt"/>
    </style:style>
    <style:style style:name="T101_11" style:family="text">
      <style:text-properties fo:color="#333333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101_12" style:family="text">
      <style:text-properties fo:color="#008080" style:font-name="Verdana" fo:font-size="9pt" style:font-name-asian="Verdana" style:font-size-asian="9pt" style:font-name-complex="Verdana" style:font-size-complex="9pt"/>
    </style:style>
    <style:style style:name="T101_13" style:family="text">
      <style:text-properties fo:color="#333333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101_14" style:family="text">
      <style:text-properties fo:color="#333333" style:font-name="Verdana" fo:font-size="9pt" style:font-name-asian="Verdana" style:font-size-asian="9pt" style:font-name-complex="Verdana" style:font-size-complex="9pt"/>
    </style:style>
    <style:style style:name="T101_15" style:family="text">
      <style:text-properties fo:color="#333333" style:font-name="Verdana" fo:font-size="9pt" style:font-name-asian="Verdana" style:font-size-asian="9pt" style:font-name-complex="Verdana" style:font-size-complex="9pt"/>
    </style:style>
    <style:style style:name="T101_16" style:family="text">
      <style:text-properties fo:color="#333333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101_17" style:family="text">
      <style:text-properties fo:color="#008080" style:font-name="Verdana" fo:font-size="9pt" style:font-name-asian="Verdana" style:font-size-asian="9pt" style:font-name-complex="Verdana" style:font-size-complex="9pt"/>
    </style:style>
    <style:style style:name="T101_18" style:family="text">
      <style:text-properties fo:color="#333333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>
      <style:text-properties fo:color="#333333" style:font-name="Verdana" fo:font-size="9pt" style:font-name-asian="Verdana" style:font-size-asian="9pt" style:font-name-complex="Verdana" style:font-size-complex="9pt"/>
    </style:style>
    <style:style style:name="T102_2" style:family="text">
      <style:text-properties fo:color="#333333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102_3" style:family="text">
      <style:text-properties fo:color="#008080" style:font-name="Verdana" fo:font-size="9pt" style:font-name-asian="Verdana" style:font-size-asian="9pt" style:font-name-complex="Verdana" style:font-size-complex="9pt"/>
    </style:style>
    <style:style style:name="T102_4" style:family="text">
      <style:text-properties fo:color="#333333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102_5" style:family="text">
      <style:text-properties fo:color="#333333" style:font-name="Verdana" fo:font-size="9pt" style:font-name-asian="Verdana" style:font-size-asian="9pt" style:font-name-complex="Verdana" style:font-size-complex="9pt"/>
    </style:style>
    <style:style style:name="T102_6" style:family="text">
      <style:text-properties fo:color="#333333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102_7" style:family="text">
      <style:text-properties fo:color="#008080" style:font-name="Verdana" fo:font-size="9pt" style:font-name-asian="Verdana" style:font-size-asian="9pt" style:font-name-complex="Verdana" style:font-size-complex="9pt"/>
    </style:style>
    <style:style style:name="T102_8" style:family="text">
      <style:text-properties fo:color="#333333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102_9" style:family="text">
      <style:text-properties fo:color="#008080" style:font-name="Verdana" fo:font-size="9pt" style:font-name-asian="Verdana" style:font-size-asian="9pt" style:font-name-complex="Verdana" style:font-size-complex="9pt"/>
    </style:style>
    <style:style style:name="T102_10" style:family="text">
      <style:text-properties fo:color="#008080" style:font-name="Verdana" fo:font-size="9pt" style:font-name-asian="Verdana" style:font-size-asian="9pt" style:font-name-complex="Verdana" style:font-size-complex="9pt"/>
    </style:style>
    <style:style style:name="T102_11" style:family="text">
      <style:text-properties fo:color="#008080" style:font-name="Verdana" fo:font-size="9pt" style:font-name-asian="Verdana" style:font-size-asian="9pt" style:font-name-complex="Verdana" style:font-size-complex="9pt"/>
    </style:style>
    <style:style style:name="T102_12" style:family="text">
      <style:text-properties fo:color="#333333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P103" style:family="paragraph" style:parent-style-name="Standard">
      <style:paragraph-properties fo:break-before="auto" fo:line-height="115%" style:writing-mode="lr-tb"/>
    </style:style>
  </office:automatic-styles>
  <office:body>
    <office:text>
      <text:h text:style-name="P1" text:outline-level="10"><text:bookmark-start text:name="h.1ih8409inwbm"/><text:bookmark-end text:name="h.1ih8409inwbm"/><text:span text:style-name="T1_1">Server</text:span><text:span text:style-name="T1_2">-</text:span><text:span text:style-name="T1_3">Creation</text:span><text:span text:style-name="T1_4"><text:s/></text:span><text:span text:style-name="T1_5">DSL</text:span></text:h>
      <text:p text:style-name="P2"><text:span text:style-name="T2_1">RestExpress</text:span><text:span text:style-name="T2_2"><text:s/></text:span><text:span text:style-name="T2_3">server</text:span><text:span text:style-name="T2_4"><text:s/>=<text:s/></text:span><text:span text:style-name="T2_5">new</text:span><text:span text:style-name="T2_6"><text:s/></text:span><text:span text:style-name="T2_7">RestExpress</text:span><text:span text:style-name="T2_8">()...</text:span></text:p>
      <text:h text:style-name="P3" text:outline-level="10"><text:bookmark-start text:name="h.m4574d7yqc70"/><text:bookmark-end text:name="h.m4574d7yqc70"/><text:span text:style-name="T3_1">Server</text:span><text:span text:style-name="T3_2"><text:s/></text:span><text:span text:style-name="T3_3">Config</text:span></text:h>
      <text:p text:style-name="P4"><text:span text:style-name="T4_1">.</text:span><text:span text:style-name="T4_2">setName</text:span><text:span text:style-name="T4_3">(</text:span><text:span text:style-name="T4_4">String</text:span><text:span text:style-name="T4_5">)</text:span><text:span text:style-name="T4_6"><text:s/>-<text:s/></text:span><text:span text:style-name="T4_7">sets</text:span><text:span text:style-name="T4_8"><text:s/></text:span><text:span text:style-name="T4_9">the</text:span><text:span text:style-name="T4_10"><text:s/></text:span><text:span text:style-name="T4_11">service</text:span><text:span text:style-name="T4_12"><text:s/></text:span><text:span text:style-name="T4_13">suite</text:span><text:span text:style-name="T4_14"><text:s/></text:span><text:span text:style-name="T4_15">name</text:span><text:span text:style-name="T4_16"><text:s/></text:span><text:span text:style-name="T4_17">displayed</text:span><text:span text:style-name="T4_18"><text:s/></text:span><text:span text:style-name="T4_19">to</text:span><text:span text:style-name="T4_20"><text:s/></text:span><text:span text:style-name="T4_21">the</text:span><text:span text:style-name="T4_22"><text:s/></text:span><text:span text:style-name="T4_23">console</text:span><text:span text:style-name="T4_24"><text:s/></text:span><text:span text:style-name="T4_25">at</text:span><text:span text:style-name="T4_26"><text:s/></text:span><text:span text:style-name="T4_27">startup</text:span><text:span text:style-name="T4_28"><text:s/></text:span><text:span text:style-name="T4_29">time</text:span><text:span text:style-name="T4_30">.</text:span></text:p>
      <text:p text:style-name="P5"/>
      <text:p text:style-name="P6"><text:span text:style-name="T6_1">.</text:span><text:span text:style-name="T6_2">setBaseUrl</text:span><text:span text:style-name="T6_3">(</text:span><text:span text:style-name="T6_4">String</text:span><text:span text:style-name="T6_5">)</text:span><text:span text:style-name="T6_6"><text:s/>-<text:s/></text:span><text:span text:style-name="T6_7">sets</text:span><text:span text:style-name="T6_8"><text:s/></text:span><text:span text:style-name="T6_9">the</text:span><text:span text:style-name="T6_10"><text:s/></text:span><text:span text:style-name="T6_11">protocol</text:span><text:span text:style-name="T6_12">,<text:s/></text:span><text:span text:style-name="T6_13">host</text:span><text:span text:style-name="T6_14">,<text:s/></text:span><text:span text:style-name="T6_15">port</text:span><text:span text:style-name="T6_16"><text:s/></text:span><text:span text:style-name="T6_17">used</text:span><text:span text:style-name="T6_18"><text:s/></text:span><text:span text:style-name="T6_19">to</text:span><text:span text:style-name="T6_20"><text:s/></text:span><text:span text:style-name="T6_21">return</text:span><text:span text:style-name="T6_22"><text:s/></text:span><text:span text:style-name="T6_23">links</text:span><text:span text:style-name="T6_24">.</text:span></text:p>
      <text:p text:style-name="P7"/>
      <text:p text:style-name="P8"><text:span text:style-name="T8_1">.</text:span><text:span text:style-name="T8_2">setPort</text:span><text:span text:style-name="T8_3">(</text:span><text:span text:style-name="T8_4">int</text:span><text:span text:style-name="T8_5">)</text:span><text:span text:style-name="T8_6"><text:s/>-<text:s/></text:span><text:span text:style-name="T8_7">use</text:span><text:span text:style-name="T8_8"><text:s/>‘</text:span><text:span text:style-name="T8_9">bind</text:span><text:span text:style-name="T8_10">(</text:span><text:span text:style-name="T8_11">int</text:span><text:span text:style-name="T8_12">)’<text:s/></text:span><text:span text:style-name="T8_13">instead</text:span><text:span text:style-name="T8_14"><text:s/></text:span><text:span text:style-name="T8_15">in</text:span><text:span text:style-name="T8_16"><text:s/></text:span><text:span text:style-name="T8_17">the</text:span><text:span text:style-name="T8_18"><text:s/></text:span><text:span text:style-name="T8_19">Server</text:span><text:span text:style-name="T8_20"><text:s/></text:span><text:span text:style-name="T8_21">Execution</text:span><text:span text:style-name="T8_22"><text:s/></text:span><text:span text:style-name="T8_23">section</text:span><text:span text:style-name="T8_24"><text:s/></text:span><text:span text:style-name="T8_25">below</text:span><text:span text:style-name="T8_26">.</text:span></text:p>
      <text:p text:style-name="P9"/>
      <text:p text:style-name="P10"><text:span text:style-name="T10_1">.</text:span><text:span text:style-name="T10_2">setExecutorThreadCount</text:span><text:span text:style-name="T10_3">(</text:span><text:span text:style-name="T10_4">int</text:span><text:span text:style-name="T10_5">)</text:span><text:span text:style-name="T10_6"><text:s/>-<text:s/></text:span><text:span text:style-name="T10_7">sets</text:span><text:span text:style-name="T10_8"><text:s/></text:span><text:span text:style-name="T10_9">maximum</text:span><text:span text:style-name="T10_10"><text:s/></text:span><text:span text:style-name="T10_11">number</text:span><text:span text:style-name="T10_12"><text:s/></text:span><text:span text:style-name="T10_13">of</text:span><text:span text:style-name="T10_14"><text:s/></text:span><text:span text:style-name="T10_15">threads</text:span><text:span text:style-name="T10_16"><text:s/></text:span><text:span text:style-name="T10_17">in</text:span><text:span text:style-name="T10_18"><text:s/></text:span><text:span text:style-name="T10_19">the</text:span><text:span text:style-name="T10_20"><text:s/></text:span><text:span text:style-name="T10_21">executor</text:span><text:span text:style-name="T10_22"><text:s/></text:span><text:span text:style-name="T10_23">pool</text:span><text:span text:style-name="T10_24"><text:s/>(</text:span><text:span text:style-name="T10_25">maximum</text:span><text:span text:style-name="T10_26"><text:s/></text:span><text:span text:style-name="T10_27">number</text:span><text:span text:style-name="T10_28"><text:s/></text:span><text:span text:style-name="T10_29">of</text:span><text:span text:style-name="T10_30"><text:s/></text:span><text:span text:style-name="T10_31">simultaneous</text:span><text:span text:style-name="T10_32"><text:s/></text:span><text:span text:style-name="T10_33">blocking</text:span><text:span text:style-name="T10_34"><text:s/></text:span><text:span text:style-name="T10_35">operations</text:span><text:span text:style-name="T10_36">).</text:span></text:p>
      <text:p text:style-name="P11"/>
      <text:p text:style-name="P12"><text:span text:style-name="T12_1">.</text:span><text:span text:style-name="T12_2">setIoThreadCount</text:span><text:span text:style-name="T12_3">(</text:span><text:span text:style-name="T12_4">int</text:span><text:span text:style-name="T12_5">)</text:span><text:span text:style-name="T12_6"><text:s/>-<text:s/></text:span><text:span text:style-name="T12_7">sets</text:span><text:span text:style-name="T12_8"><text:s/></text:span><text:span text:style-name="T12_9">the</text:span><text:span text:style-name="T12_10"><text:s/></text:span><text:span text:style-name="T12_11">number</text:span><text:span text:style-name="T12_12"><text:s/></text:span><text:span text:style-name="T12_13">of</text:span><text:span text:style-name="T12_14"><text:s/></text:span><text:span text:style-name="T12_15">non</text:span><text:span text:style-name="T12_16">-</text:span><text:span text:style-name="T12_17">blocking</text:span><text:span text:style-name="T12_18">,<text:s/></text:span><text:span text:style-name="T12_19">front</text:span><text:span text:style-name="T12_20">-</text:span><text:span text:style-name="T12_21">end</text:span><text:span text:style-name="T12_22"><text:s/></text:span><text:span text:style-name="T12_23">i</text:span><text:span text:style-name="T12_24">/</text:span><text:span text:style-name="T12_25">o</text:span><text:span text:style-name="T12_26"><text:s/></text:span><text:span text:style-name="T12_27">worker</text:span><text:span text:style-name="T12_28"><text:s/></text:span><text:span text:style-name="T12_29">threads</text:span><text:span text:style-name="T12_30"><text:s/>(</text:span><text:span text:style-name="T12_31">defaults</text:span><text:span text:style-name="T12_32"><text:s/></text:span><text:span text:style-name="T12_33">to</text:span><text:span text:style-name="T12_34"><text:s/>2<text:s/></text:span><text:span text:style-name="T12_35">x</text:span><text:span text:style-name="T12_36"><text:s/>#</text:span><text:span text:style-name="T12_37">cores</text:span><text:span text:style-name="T12_38">,<text:s/></text:span><text:span text:style-name="T12_39">which</text:span><text:span text:style-name="T12_40"><text:s/></text:span><text:span text:style-name="T12_41">should</text:span><text:span text:style-name="T12_42"><text:s/></text:span><text:span text:style-name="T12_43">be</text:span><text:span text:style-name="T12_44"><text:s/></text:span><text:span text:style-name="T12_45">acceptable</text:span><text:span text:style-name="T12_46">)</text:span></text:p>
      <text:h text:style-name="P13" text:outline-level="10"><text:bookmark-start text:name="h.gdsga4xx4cv1"/><text:bookmark-end text:name="h.gdsga4xx4cv1"/><text:span text:style-name="T13_1">Serialization</text:span></text:h>
      <text:p text:style-name="P14"><text:span text:style-name="T14_1">.</text:span><text:span text:style-name="T14_2">putResponseProcessor</text:span><text:span text:style-name="T14_3">(</text:span><text:span text:style-name="T14_4">String</text:span><text:span text:style-name="T14_5"><text:s/></text:span><text:span text:style-name="T14_6">format</text:span><text:span text:style-name="T14_7">,<text:s/></text:span><text:span text:style-name="T14_8">ResponseProcessor</text:span><text:span text:style-name="T14_9">)</text:span><text:span text:style-name="T14_10"><text:s/>-<text:s/></text:span><text:span text:style-name="T14_11">add</text:span><text:span text:style-name="T14_12"><text:s/></text:span><text:span text:style-name="T14_13">a</text:span><text:span text:style-name="T14_14"><text:s/></text:span><text:span text:style-name="T14_15">new</text:span><text:span text:style-name="T14_16"><text:s/></text:span><text:span text:style-name="T14_17">serializer</text:span><text:span text:style-name="T14_18"><text:s/>(</text:span><text:span text:style-name="T14_19">ResponseProcessor</text:span><text:span text:style-name="T14_20">)<text:s/></text:span><text:span text:style-name="T14_21">for</text:span><text:span text:style-name="T14_22"><text:s/></text:span><text:span text:style-name="T14_23">a</text:span><text:span text:style-name="T14_24"><text:s/></text:span><text:span text:style-name="T14_25">given</text:span><text:span text:style-name="T14_26"><text:s/>.{</text:span><text:span text:style-name="T14_27">format</text:span><text:span text:style-name="T14_28">}<text:s/></text:span><text:span text:style-name="T14_29">type</text:span><text:span text:style-name="T14_30">.</text:span></text:p>
      <text:p text:style-name="P15"/>
      <text:p text:style-name="P16"><text:span text:style-name="T16_1">.</text:span><text:span text:style-name="T16_2">setDefaultFormat</text:span><text:span text:style-name="T16_3">(</text:span><text:span text:style-name="T16_4">String</text:span><text:span text:style-name="T16_5">)</text:span><text:span text:style-name="T16_6"><text:s/>-<text:s/></text:span><text:span text:style-name="T16_7">set</text:span><text:span text:style-name="T16_8"><text:s/></text:span><text:span text:style-name="T16_9">the</text:span><text:span text:style-name="T16_10"><text:s/></text:span><text:span text:style-name="T16_11">default</text:span><text:span text:style-name="T16_12"><text:s/></text:span><text:span text:style-name="T16_13">returned</text:span><text:span text:style-name="T16_14"><text:s/></text:span><text:span text:style-name="T16_15">format</text:span><text:span text:style-name="T16_16">.<text:s text:c="2"/></text:span><text:span text:style-name="T16_17">RestExpress</text:span><text:span text:style-name="T16_18"><text:s/></text:span><text:span text:style-name="T16_19">default</text:span><text:span text:style-name="T16_20"><text:s/></text:span><text:span text:style-name="T16_21">is</text:span><text:span text:style-name="T16_22"><text:s/>‘</text:span><text:span text:style-name="T16_23">json</text:span><text:span text:style-name="T16_24">’.</text:span></text:p>
      <text:p text:style-name="P17"/>
      <text:p text:style-name="P18"><text:span text:style-name="T18_1">.</text:span><text:span text:style-name="T18_2">noJson</text:span><text:span text:style-name="T18_3">()</text:span><text:span text:style-name="T18_4"><text:s/>-<text:s/></text:span><text:span text:style-name="T18_5">do</text:span><text:span text:style-name="T18_6"><text:s/></text:span><text:span text:style-name="T18_7">not</text:span><text:span text:style-name="T18_8"><text:s/></text:span><text:span text:style-name="T18_9">support</text:span><text:span text:style-name="T18_10"><text:s/></text:span><text:span text:style-name="T18_11">JSON</text:span><text:span text:style-name="T18_12"><text:s/></text:span><text:span text:style-name="T18_13">serialization</text:span><text:span text:style-name="T18_14"><text:s/></text:span><text:span text:style-name="T18_15">or</text:span><text:span text:style-name="T18_16"><text:s/></text:span><text:span text:style-name="T18_17">responses</text:span><text:span text:style-name="T18_18">.</text:span></text:p>
      <text:p text:style-name="P19"/>
      <text:p text:style-name="P20"><text:span text:style-name="T20_1">.</text:span><text:span text:style-name="T20_2">noXml</text:span><text:span text:style-name="T20_3">()</text:span><text:span text:style-name="T20_4"><text:s/>-<text:s/></text:span><text:span text:style-name="T20_5">do</text:span><text:span text:style-name="T20_6"><text:s/></text:span><text:span text:style-name="T20_7">not</text:span><text:span text:style-name="T20_8"><text:s/></text:span><text:span text:style-name="T20_9">support</text:span><text:span text:style-name="T20_10"><text:s/></text:span><text:span text:style-name="T20_11">XML</text:span><text:span text:style-name="T20_12"><text:s/></text:span><text:span text:style-name="T20_13">serialization</text:span><text:span text:style-name="T20_14"><text:s/></text:span><text:span text:style-name="T20_15">or</text:span><text:span text:style-name="T20_16"><text:s/></text:span><text:span text:style-name="T20_17">response</text:span><text:span text:style-name="T20_18">.</text:span></text:p>
      <text:p text:style-name="P21"/>
      <text:p text:style-name="P22"><text:span text:style-name="T22_1">.</text:span><text:span text:style-name="T22_2">supportJson</text:span><text:span text:style-name="T22_3">()</text:span><text:span text:style-name="T22_4"><text:s/>-<text:s/></text:span><text:span text:style-name="T22_5">support</text:span><text:span text:style-name="T22_6"><text:s/></text:span><text:span text:style-name="T22_7">JSON</text:span><text:span text:style-name="T22_8"><text:s/></text:span><text:span text:style-name="T22_9">as</text:span><text:span text:style-name="T22_10"><text:s/></text:span><text:span text:style-name="T22_11">the</text:span><text:span text:style-name="T22_12"><text:s/></text:span><text:span text:style-name="T22_13">default</text:span><text:span text:style-name="T22_14"><text:s/></text:span><text:span text:style-name="T22_15">response</text:span><text:span text:style-name="T22_16"><text:s/>(</text:span><text:span text:style-name="T22_17">this</text:span><text:span text:style-name="T22_18"><text:s/></text:span><text:span text:style-name="T22_19">is</text:span><text:span text:style-name="T22_20"><text:s/></text:span><text:span text:style-name="T22_21">the</text:span><text:span text:style-name="T22_22"><text:s/></text:span><text:span text:style-name="T22_23">default</text:span><text:span text:style-name="T22_24">).</text:span></text:p>
      <text:p text:style-name="P23"/>
      <text:p text:style-name="P24"><text:span text:style-name="T24_1">.</text:span><text:span text:style-name="T24_2">supportJson</text:span><text:span text:style-name="T24_3">(</text:span><text:span text:style-name="T24_4">boolean</text:span><text:span text:style-name="T24_5"><text:s/></text:span><text:span text:style-name="T24_6">isDefault</text:span><text:span text:style-name="T24_7">)</text:span><text:span text:style-name="T24_8"><text:s/>-<text:s/></text:span><text:span text:style-name="T24_9">support</text:span><text:span text:style-name="T24_10"><text:s/></text:span><text:span text:style-name="T24_11">JSON</text:span><text:span text:style-name="T24_12">,<text:s/></text:span><text:span text:style-name="T24_13">optionally</text:span><text:span text:style-name="T24_14"><text:s/></text:span><text:span text:style-name="T24_15">setting</text:span><text:span text:style-name="T24_16"><text:s/></text:span><text:span text:style-name="T24_17">it</text:span><text:span text:style-name="T24_18"><text:s/></text:span><text:span text:style-name="T24_19">as</text:span><text:span text:style-name="T24_20"><text:s/></text:span><text:span text:style-name="T24_21">the</text:span><text:span text:style-name="T24_22"><text:s/></text:span><text:span text:style-name="T24_23">default</text:span><text:span text:style-name="T24_24"><text:s/></text:span><text:span text:style-name="T24_25">response</text:span><text:span text:style-name="T24_26"><text:s/>(</text:span><text:span text:style-name="T24_27">if</text:span><text:span text:style-name="T24_28"><text:s/></text:span><text:span text:style-name="T24_29">isDefault</text:span><text:span text:style-name="T24_30"><text:s/></text:span><text:span text:style-name="T24_31">is</text:span><text:span text:style-name="T24_32"><text:s/></text:span><text:span text:style-name="T24_33">true</text:span><text:span text:style-name="T24_34">).</text:span></text:p>
      <text:p text:style-name="P25"/>
      <text:p text:style-name="P26"><text:span text:style-name="T26_1">.</text:span><text:span text:style-name="T26_2">supportXml</text:span><text:span text:style-name="T26_3">()</text:span><text:span text:style-name="T26_4"><text:s/>-<text:s/></text:span><text:span text:style-name="T26_5">support</text:span><text:span text:style-name="T26_6"><text:s/></text:span><text:span text:style-name="T26_7">XML</text:span><text:span text:style-name="T26_8"><text:s/></text:span><text:span text:style-name="T26_9">as</text:span><text:span text:style-name="T26_10"><text:s/></text:span><text:span text:style-name="T26_11">the</text:span><text:span text:style-name="T26_12"><text:s/></text:span><text:span text:style-name="T26_13">default</text:span><text:span text:style-name="T26_14"><text:s/></text:span><text:span text:style-name="T26_15">response</text:span><text:span text:style-name="T26_16"><text:s/></text:span><text:span text:style-name="T26_17">format</text:span><text:span text:style-name="T26_18">.</text:span></text:p>
      <text:p text:style-name="P27"/>
      <text:p text:style-name="P28"><text:span text:style-name="T28_1">.</text:span><text:span text:style-name="T28_2">supportXml</text:span><text:span text:style-name="T28_3">(</text:span><text:span text:style-name="T28_4">boolean</text:span><text:span text:style-name="T28_5"><text:s/></text:span><text:span text:style-name="T28_6">isDefault</text:span><text:span text:style-name="T28_7">)</text:span><text:span text:style-name="T28_8"><text:s/>-<text:s/></text:span><text:span text:style-name="T28_9">support</text:span><text:span text:style-name="T28_10"><text:s/></text:span><text:span text:style-name="T28_11">XML</text:span><text:span text:style-name="T28_12">,<text:s/></text:span><text:span text:style-name="T28_13">optionally</text:span><text:span text:style-name="T28_14"><text:s/></text:span><text:span text:style-name="T28_15">setting</text:span><text:span text:style-name="T28_16"><text:s/></text:span><text:span text:style-name="T28_17">it</text:span><text:span text:style-name="T28_18"><text:s/></text:span><text:span text:style-name="T28_19">as</text:span><text:span text:style-name="T28_20"><text:s/></text:span><text:span text:style-name="T28_21">the</text:span><text:span text:style-name="T28_22"><text:s/></text:span><text:span text:style-name="T28_23">default</text:span><text:span text:style-name="T28_24"><text:s/></text:span><text:span text:style-name="T28_25">response</text:span><text:span text:style-name="T28_26"><text:s/>(</text:span><text:span text:style-name="T28_27">if</text:span><text:span text:style-name="T28_28"><text:s/></text:span><text:span text:style-name="T28_29">isDefault</text:span><text:span text:style-name="T28_30"><text:s/></text:span><text:span text:style-name="T28_31">is</text:span><text:span text:style-name="T28_32"><text:s/></text:span><text:span text:style-name="T28_33">true</text:span><text:span text:style-name="T28_34">).</text:span></text:p>
      <text:h text:style-name="P29" text:outline-level="10"><text:bookmark-start text:name="h.8a28oygnepgi"/><text:bookmark-end text:name="h.8a28oygnepgi"/><text:span text:style-name="T29_1">Socket</text:span><text:span text:style-name="T29_2">-</text:span><text:span text:style-name="T29_3">Level</text:span><text:span text:style-name="T29_4"><text:s/></text:span><text:span text:style-name="T29_5">Config</text:span></text:h>
      <text:p text:style-name="P30"><text:span text:style-name="T30_1">.</text:span><text:span text:style-name="T30_2">setConnectTimeoutMillis</text:span><text:span text:style-name="T30_3">(</text:span><text:span text:style-name="T30_4">int</text:span><text:span text:style-name="T30_5">)</text:span></text:p>
      <text:p text:style-name="P31"><text:span text:style-name="T31_1">.</text:span><text:span text:style-name="T31_2">setKeepAlive</text:span><text:span text:style-name="T31_3">(</text:span><text:span text:style-name="T31_4">boolean</text:span><text:span text:style-name="T31_5">)</text:span></text:p>
      <text:p text:style-name="P32"><text:span text:style-name="T32_1">.</text:span><text:span text:style-name="T32_2">setReceiveBufferSize</text:span><text:span text:style-name="T32_3">(</text:span><text:span text:style-name="T32_4">int</text:span><text:span text:style-name="T32_5">)</text:span></text:p>
      <text:p text:style-name="P33"><text:span text:style-name="T33_1">.</text:span><text:span text:style-name="T33_2">setReuseAddress</text:span><text:span text:style-name="T33_3">(</text:span><text:span text:style-name="T33_4">boolean</text:span><text:span text:style-name="T33_5">)</text:span></text:p>
      <text:p text:style-name="P34"><text:span text:style-name="T34_1">.</text:span><text:span text:style-name="T34_2">setSoLinger</text:span><text:span text:style-name="T34_3">(</text:span><text:span text:style-name="T34_4">int</text:span><text:span text:style-name="T34_5">)</text:span></text:p>
      <text:p text:style-name="P35"><text:span text:style-name="T35_1">.</text:span><text:span text:style-name="T35_2">setUseTcpNoDelay</text:span><text:span text:style-name="T35_3">(</text:span><text:span text:style-name="T35_4">boolean</text:span><text:span text:style-name="T35_5">)</text:span></text:p>
      <text:h text:style-name="P36" text:outline-level="10"><text:bookmark-start text:name="h.fpvld993w71m"/><text:bookmark-end text:name="h.fpvld993w71m"/><text:span text:style-name="T36_1">Processors</text:span><text:span text:style-name="T36_2">/</text:span><text:span text:style-name="T36_3">Observers</text:span><text:span text:style-name="T36_4">/</text:span><text:span text:style-name="T36_5">Plugins</text:span></text:h>
      <text:p text:style-name="P37"><text:span text:style-name="T37_1">.</text:span><text:span text:style-name="T37_2">addPreprocessor</text:span><text:span text:style-name="T37_3">(</text:span><text:span text:style-name="T37_4">Preprocessor</text:span><text:span text:style-name="T37_5">)</text:span><text:span text:style-name="T37_6"><text:s/>-<text:s/></text:span><text:span text:style-name="T37_7">add</text:span><text:span text:style-name="T37_8"><text:s/></text:span><text:span text:style-name="T37_9">a</text:span><text:span text:style-name="T37_10"><text:s/></text:span><text:span text:style-name="T37_11">preprocessor</text:span><text:span text:style-name="T37_12"><text:s/></text:span><text:span text:style-name="T37_13">to</text:span><text:span text:style-name="T37_14"><text:s/></text:span><text:span text:style-name="T37_15">the</text:span><text:span text:style-name="T37_16"><text:s/></text:span><text:span text:style-name="T37_17">preprocessor</text:span><text:span text:style-name="T37_18"><text:s/></text:span><text:span text:style-name="T37_19">chain</text:span><text:span text:style-name="T37_20">.<text:s/></text:span><text:span text:style-name="T37_21">Preprocessors</text:span><text:span text:style-name="T37_22"><text:s/></text:span><text:span text:style-name="T37_23">are</text:span><text:span text:style-name="T37_24"><text:s/></text:span><text:span text:style-name="T37_25">called</text:span><text:span text:style-name="T37_26"><text:s/></text:span><text:span text:style-name="T37_27">before</text:span><text:span text:style-name="T37_28"><text:s/></text:span><text:span text:style-name="T37_29">the</text:span><text:span text:style-name="T37_30"><text:s/></text:span><text:span text:style-name="T37_31">controller</text:span><text:span text:style-name="T37_32"><text:s/></text:span><text:span text:style-name="T37_33">method</text:span><text:span text:style-name="T37_34"><text:s/></text:span><text:span text:style-name="T37_35">is</text:span><text:span text:style-name="T37_36"><text:s/></text:span><text:span text:style-name="T37_37">called</text:span><text:span text:style-name="T37_38">.<text:s/></text:span><text:span text:style-name="T37_39">Preprocessors</text:span><text:span text:style-name="T37_40"><text:s/></text:span><text:span text:style-name="T37_41">are</text:span><text:span text:style-name="T37_42"><text:s/></text:span><text:span text:style-name="T37_43">called</text:span><text:span text:style-name="T37_44"><text:s/></text:span><text:span text:style-name="T37_45">in</text:span><text:span text:style-name="T37_46"><text:s/></text:span><text:span text:style-name="T37_47">the</text:span><text:span text:style-name="T37_48"><text:s/></text:span><text:span text:style-name="T37_49">order</text:span><text:span text:style-name="T37_50"><text:s/></text:span><text:span text:style-name="T37_51">in</text:span><text:span text:style-name="T37_52"><text:s/></text:span><text:span text:style-name="T37_53">which</text:span><text:span text:style-name="T37_54"><text:s/></text:span><text:span text:style-name="T37_55">they</text:span><text:span text:style-name="T37_56"><text:s/></text:span><text:span text:style-name="T37_57">are</text:span><text:span text:style-name="T37_58"><text:s/></text:span><text:span text:style-name="T37_59">added</text:span><text:span text:style-name="T37_60">.<text:s text:c="2"/></text:span><text:span text:style-name="T37_61">If</text:span><text:span text:style-name="T37_62"><text:s/></text:span><text:span text:style-name="T37_63">a</text:span><text:span text:style-name="T37_64"><text:s/></text:span><text:span text:style-name="T37_65">preprocessor</text:span><text:span text:style-name="T37_66"><text:s/></text:span><text:span text:style-name="T37_67">throws</text:span><text:span text:style-name="T37_68"><text:s/></text:span><text:span text:style-name="T37_69">an</text:span><text:span text:style-name="T37_70"><text:s/></text:span><text:span text:style-name="T37_71">exception</text:span><text:span text:style-name="T37_72">,<text:s/></text:span><text:span text:style-name="T37_73">the</text:span><text:span text:style-name="T37_74"><text:s/></text:span><text:span text:style-name="T37_75">rest</text:span><text:span text:style-name="T37_76"><text:s/></text:span><text:span text:style-name="T37_77">of</text:span><text:span text:style-name="T37_78"><text:s/></text:span><text:span text:style-name="T37_79">the</text:span><text:span text:style-name="T37_80"><text:s/></text:span><text:span text:style-name="T37_81">chain</text:span><text:span text:style-name="T37_82"><text:s/></text:span><text:span text:style-name="T37_83">is</text:span><text:span text:style-name="T37_84"><text:s/></text:span><text:span text:style-name="T37_85">aborted</text:span><text:span text:style-name="T37_86"><text:s/></text:span><text:span text:style-name="T37_87">and</text:span><text:span text:style-name="T37_88"><text:s/></text:span><text:span text:style-name="T37_89">the</text:span><text:span text:style-name="T37_90"><text:s/></text:span><text:span text:style-name="T37_91">controller</text:span><text:span text:style-name="T37_92"><text:s/></text:span><text:span text:style-name="T37_93">method</text:span><text:span text:style-name="T37_94"><text:s/></text:span><text:span text:style-name="T37_95">is</text:span><text:span text:style-name="T37_96"><text:s/></text:span><text:span text:style-name="T37_97">not</text:span><text:span text:style-name="T37_98"><text:s/></text:span><text:span text:style-name="T37_99">called</text:span><text:span text:style-name="T37_100">.<text:s text:c="2"/></text:span><text:span text:style-name="T37_101">An</text:span><text:span text:style-name="T37_102"><text:s/></text:span><text:span text:style-name="T37_103">error</text:span><text:span text:style-name="T37_104"><text:s/></text:span><text:span text:style-name="T37_105">response</text:span><text:span text:style-name="T37_106"><text:s/></text:span><text:span text:style-name="T37_107">is</text:span><text:span text:style-name="T37_108"><text:s/></text:span><text:span text:style-name="T37_109">returned</text:span><text:span text:style-name="T37_110"><text:s/></text:span><text:span text:style-name="T37_111">to</text:span><text:span text:style-name="T37_112"><text:s/></text:span><text:span text:style-name="T37_113">the</text:span><text:span text:style-name="T37_114"><text:s/></text:span><text:span text:style-name="T37_115">client</text:span><text:span text:style-name="T37_116"><text:s/></text:span><text:span text:style-name="T37_117">immediately</text:span><text:span text:style-name="T37_118">.</text:span></text:p>
      <text:p text:style-name="P38"/>
      <text:p text:style-name="P39"><text:span text:style-name="T39_1">.</text:span><text:span text:style-name="T39_2">addPostprocessor</text:span><text:span text:style-name="T39_3">(</text:span><text:span text:style-name="T39_4">Postprocessor</text:span><text:span text:style-name="T39_5">)</text:span><text:span text:style-name="T39_6"><text:s/>-<text:s/></text:span><text:span text:style-name="T39_7">add</text:span><text:span text:style-name="T39_8"><text:s/></text:span><text:span text:style-name="T39_9">a</text:span><text:span text:style-name="T39_10"><text:s/></text:span><text:span text:style-name="T39_11">postprocessor</text:span><text:span text:style-name="T39_12"><text:s/></text:span><text:span text:style-name="T39_13">to</text:span><text:span text:style-name="T39_14"><text:s/></text:span><text:span text:style-name="T39_15">the</text:span><text:span text:style-name="T39_16"><text:s/></text:span><text:span text:style-name="T39_17">postprocessor</text:span><text:span text:style-name="T39_18"><text:s/></text:span><text:span text:style-name="T39_19">chain</text:span><text:span text:style-name="T39_20">.<text:s text:c="2"/></text:span><text:span text:style-name="T39_21">Preprocessors</text:span><text:span text:style-name="T39_22"><text:s/></text:span><text:span text:style-name="T39_23">are</text:span><text:span text:style-name="T39_24"><text:s/></text:span><text:span text:style-name="T39_25">called</text:span><text:span text:style-name="T39_26"><text:s/></text:span><text:span text:style-name="T39_27">after</text:span><text:span text:style-name="T39_28"><text:s/></text:span><text:span text:style-name="T39_29">the</text:span><text:span text:style-name="T39_30"><text:s/></text:span><text:span text:style-name="T39_31">controller</text:span><text:span text:style-name="T39_32"><text:s/></text:span><text:span text:style-name="T39_33">method</text:span><text:span text:style-name="T39_34"><text:s/></text:span><text:span text:style-name="T39_35">is</text:span><text:span text:style-name="T39_36"><text:s/></text:span><text:span text:style-name="T39_37">called</text:span><text:span text:style-name="T39_38"><text:s/></text:span><text:span text:style-name="T39_39">and</text:span><text:span text:style-name="T39_40"><text:s/></text:span><text:span text:style-name="T39_41">only</text:span><text:span text:style-name="T39_42"><text:s/></text:span><text:span text:style-name="T39_43">if</text:span><text:span text:style-name="T39_44"><text:s/></text:span><text:span text:style-name="T39_45">the</text:span><text:span text:style-name="T39_46"><text:s/></text:span><text:span text:style-name="T39_47">controller</text:span><text:span text:style-name="T39_48"><text:s/></text:span><text:span text:style-name="T39_49">method</text:span><text:span text:style-name="T39_50"><text:s/></text:span><text:span text:style-name="T39_51">completes</text:span><text:span text:style-name="T39_52"><text:s/></text:span><text:span text:style-name="T39_53">successfully</text:span><text:span text:style-name="T39_54"><text:s/>(</text:span><text:span text:style-name="T39_55">does</text:span><text:span text:style-name="T39_56"><text:s/></text:span><text:span text:style-name="T39_57">not</text:span><text:span text:style-name="T39_58"><text:s/></text:span><text:span text:style-name="T39_59">throw</text:span><text:span text:style-name="T39_60"><text:s/></text:span><text:span text:style-name="T39_61">an</text:span><text:span text:style-name="T39_62"><text:s/></text:span><text:span text:style-name="T39_63">exception</text:span><text:span text:style-name="T39_64">).<text:s text:c="2"/></text:span><text:span text:style-name="T39_65">If</text:span><text:span text:style-name="T39_66"><text:s/></text:span><text:span text:style-name="T39_67">an</text:span><text:span text:style-name="T39_68"><text:s/></text:span><text:span text:style-name="T39_69">exception</text:span><text:span text:style-name="T39_70"><text:s/></text:span><text:span text:style-name="T39_71">is</text:span><text:span text:style-name="T39_72"><text:s/></text:span><text:span text:style-name="T39_73">throw</text:span><text:span text:style-name="T39_74"><text:s/></text:span><text:span text:style-name="T39_75">from</text:span><text:span text:style-name="T39_76"><text:s/></text:span><text:span text:style-name="T39_77">within</text:span><text:span text:style-name="T39_78"><text:s/></text:span><text:span text:style-name="T39_79">one</text:span><text:span text:style-name="T39_80"><text:s/></text:span><text:span text:style-name="T39_81">postprocessor</text:span><text:span text:style-name="T39_82">,<text:s/></text:span><text:span text:style-name="T39_83">the</text:span><text:span text:style-name="T39_84"><text:s/></text:span><text:span text:style-name="T39_85">rest</text:span><text:span text:style-name="T39_86"><text:s/></text:span><text:span text:style-name="T39_87">of</text:span><text:span text:style-name="T39_88"><text:s/></text:span><text:span text:style-name="T39_89">the</text:span><text:span text:style-name="T39_90"><text:s/></text:span><text:span text:style-name="T39_91">postprocessor</text:span><text:span text:style-name="T39_92"><text:s/></text:span><text:span text:style-name="T39_93">chain</text:span><text:span text:style-name="T39_94"><text:s/></text:span><text:span text:style-name="T39_95">does</text:span><text:span text:style-name="T39_96"><text:s/></text:span><text:span text:style-name="T39_97">not</text:span><text:span text:style-name="T39_98"><text:s/></text:span><text:span text:style-name="T39_99">process</text:span><text:span text:style-name="T39_100"><text:s/></text:span><text:span text:style-name="T39_101">and</text:span><text:span text:style-name="T39_102"><text:s/></text:span><text:span text:style-name="T39_103">an</text:span><text:span text:style-name="T39_104"><text:s/></text:span><text:span text:style-name="T39_105">error</text:span><text:span text:style-name="T39_106"><text:s/></text:span><text:span text:style-name="T39_107">response</text:span><text:span text:style-name="T39_108"><text:s/></text:span><text:span text:style-name="T39_109">is</text:span><text:span text:style-name="T39_110"><text:s/></text:span><text:span text:style-name="T39_111">returned</text:span><text:span text:style-name="T39_112"><text:s/></text:span><text:span text:style-name="T39_113">to</text:span><text:span text:style-name="T39_114"><text:s/></text:span><text:span text:style-name="T39_115">the</text:span><text:span text:style-name="T39_116"><text:s/></text:span><text:span text:style-name="T39_117">client</text:span><text:span text:style-name="T39_118"><text:s/></text:span><text:span text:style-name="T39_119">immediately</text:span><text:span text:style-name="T39_120">,<text:s/></text:span><text:span text:style-name="T39_121">if</text:span><text:span text:style-name="T39_122"><text:s/></text:span><text:span text:style-name="T39_123">applicable</text:span><text:span text:style-name="T39_124">).</text:span></text:p>
      <text:p text:style-name="P40"/>
      <text:p text:style-name="P41"><text:span text:style-name="T41_1">.</text:span><text:span text:style-name="T41_2">addFinallyProcessor</text:span><text:span text:style-name="T41_3">(</text:span><text:span text:style-name="T41_4">Postprocessor</text:span><text:span text:style-name="T41_5">)</text:span><text:span text:style-name="T41_6"><text:s/>-<text:s/></text:span><text:span text:style-name="T41_7">add</text:span><text:span text:style-name="T41_8"><text:s/></text:span><text:span text:style-name="T41_9">a</text:span><text:span text:style-name="T41_10"><text:s/></text:span><text:span text:style-name="T41_11">postprocessor</text:span><text:span text:style-name="T41_12"><text:s/></text:span><text:span text:style-name="T41_13">to</text:span><text:span text:style-name="T41_14"><text:s/></text:span><text:span text:style-name="T41_15">the</text:span><text:span text:style-name="T41_16"><text:s/></text:span><text:span text:style-name="T41_17">finally</text:span><text:span text:style-name="T41_18">-</text:span><text:span text:style-name="T41_19">processor</text:span><text:span text:style-name="T41_20"><text:s/></text:span><text:span text:style-name="T41_21">chain</text:span><text:span text:style-name="T41_22">.<text:s text:c="2"/></text:span><text:span text:style-name="T41_23">Finally</text:span><text:span text:style-name="T41_24"><text:s/></text:span><text:span text:style-name="T41_25">processors</text:span><text:span text:style-name="T41_26"><text:s/></text:span><text:span text:style-name="T41_27">are</text:span><text:span text:style-name="T41_28"><text:s/></text:span><text:span text:style-name="T41_29">executed</text:span><text:span text:style-name="T41_30"><text:s/></text:span><text:span text:style-name="T41_31">whether</text:span><text:span text:style-name="T41_32"><text:s/></text:span><text:span text:style-name="T41_33">exceptions</text:span><text:span text:style-name="T41_34"><text:s/></text:span><text:span text:style-name="T41_35">occur</text:span><text:span text:style-name="T41_36"><text:s/></text:span><text:span text:style-name="T41_37">in</text:span><text:span text:style-name="T41_38"><text:s/></text:span><text:span text:style-name="T41_39">the</text:span><text:span text:style-name="T41_40"><text:s/></text:span><text:span text:style-name="T41_41">upstream</text:span><text:span text:style-name="T41_42"><text:s/></text:span><text:span text:style-name="T41_43">chain</text:span><text:span text:style-name="T41_44"><text:s/></text:span><text:span text:style-name="T41_45">or</text:span><text:span text:style-name="T41_46"><text:s/></text:span><text:span text:style-name="T41_47">not</text:span><text:span text:style-name="T41_48">.<text:s text:c="2"/></text:span><text:span text:style-name="T41_49">They</text:span><text:span text:style-name="T41_50"><text:s/></text:span><text:span text:style-name="T41_51">will</text:span><text:span text:style-name="T41_52"><text:s/></text:span><text:span text:style-name="T41_53">always</text:span><text:span text:style-name="T41_54"><text:s/></text:span><text:span text:style-name="T41_55">execute</text:span><text:span text:style-name="T41_56"><text:s/></text:span><text:span text:style-name="T41_57">and</text:span><text:span text:style-name="T41_58"><text:s/></text:span><text:span text:style-name="T41_59">if</text:span><text:span text:style-name="T41_60"><text:s/></text:span><text:span text:style-name="T41_61">one</text:span><text:span text:style-name="T41_62"><text:s/></text:span><text:span text:style-name="T41_63">throws</text:span><text:span text:style-name="T41_64"><text:s/></text:span><text:span text:style-name="T41_65">an</text:span><text:span text:style-name="T41_66"><text:s/></text:span><text:span text:style-name="T41_67">exception</text:span><text:span text:style-name="T41_68">,<text:s/></text:span><text:span text:style-name="T41_69">the</text:span><text:span text:style-name="T41_70"><text:s/></text:span><text:span text:style-name="T41_71">rest</text:span><text:span text:style-name="T41_72"><text:s/></text:span><text:span text:style-name="T41_73">of</text:span><text:span text:style-name="T41_74"><text:s/></text:span><text:span text:style-name="T41_75">the</text:span><text:span text:style-name="T41_76"><text:s/></text:span><text:span text:style-name="T41_77">finally</text:span><text:span text:style-name="T41_78"><text:s/></text:span><text:span text:style-name="T41_79">processors</text:span><text:span text:style-name="T41_80"><text:s/></text:span><text:span text:style-name="T41_81">will</text:span><text:span text:style-name="T41_82"><text:s/></text:span><text:span text:style-name="T41_83">be</text:span><text:span text:style-name="T41_84"><text:s/></text:span><text:span text:style-name="T41_85">executed</text:span><text:span text:style-name="T41_86"><text:s/></text:span><text:span text:style-name="T41_87">anyway</text:span><text:span text:style-name="T41_88">.</text:span></text:p>
      <text:p text:style-name="P42"/>
      <text:p text:style-name="P43"><text:span text:style-name="T43_1">.</text:span><text:span text:style-name="T43_2">addMessageObserver</text:span><text:span text:style-name="T43_3">(</text:span><text:span text:style-name="T43_4">MessageObserver</text:span><text:span text:style-name="T43_5">)</text:span><text:span text:style-name="T43_6"><text:s/>-<text:s/></text:span><text:span text:style-name="T43_7">add</text:span><text:span text:style-name="T43_8"><text:s/></text:span><text:span text:style-name="T43_9">an</text:span><text:span text:style-name="T43_10"><text:s/></text:span><text:span text:style-name="T43_11">observer</text:span><text:span text:style-name="T43_12"><text:s/></text:span><text:span text:style-name="T43_13">to</text:span><text:span text:style-name="T43_14"><text:s/></text:span><text:span text:style-name="T43_15">the</text:span><text:span text:style-name="T43_16"><text:s/></text:span><text:span text:style-name="T43_17">message</text:span><text:span text:style-name="T43_18"><text:s/></text:span><text:span text:style-name="T43_19">observer</text:span><text:span text:style-name="T43_20"><text:s/></text:span><text:span text:style-name="T43_21">chain</text:span><text:span text:style-name="T43_22">.<text:s text:c="2"/></text:span><text:span text:style-name="T43_23">MessageObserver</text:span><text:span text:style-name="T43_24"><text:s/></text:span><text:span text:style-name="T43_25">instances</text:span><text:span text:style-name="T43_26"><text:s/></text:span><text:span text:style-name="T43_27">allow</text:span><text:span text:style-name="T43_28"><text:s/></text:span><text:span text:style-name="T43_29">you</text:span><text:span text:style-name="T43_30"><text:s/></text:span><text:span text:style-name="T43_31">to</text:span><text:span text:style-name="T43_32"><text:s/></text:span><text:span text:style-name="T43_33">get</text:span><text:span text:style-name="T43_34"><text:s/></text:span><text:span text:style-name="T43_35">in</text:span><text:span text:style-name="T43_36"><text:s/></text:span><text:span text:style-name="T43_37">the</text:span><text:span text:style-name="T43_38"><text:s/></text:span><text:span text:style-name="T43_39">game</text:span><text:span text:style-name="T43_40"><text:s/></text:span><text:span text:style-name="T43_41">during</text:span><text:span text:style-name="T43_42"><text:s/></text:span><text:span text:style-name="T43_43">several</text:span><text:span text:style-name="T43_44"><text:s/></text:span><text:span text:style-name="T43_45">times</text:span><text:span text:style-name="T43_46"><text:s/></text:span><text:span text:style-name="T43_47">during</text:span><text:span text:style-name="T43_48"><text:s/></text:span><text:span text:style-name="T43_49">request</text:span><text:span text:style-name="T43_50">/</text:span><text:span text:style-name="T43_51">response</text:span><text:span text:style-name="T43_52"><text:s/></text:span><text:span text:style-name="T43_53">processing</text:span><text:span text:style-name="T43_54">,<text:s/></text:span><text:span text:style-name="T43_55">to</text:span><text:span text:style-name="T43_56"><text:s/></text:span><text:span text:style-name="T43_57">perform</text:span><text:span text:style-name="T43_58"><text:s/></text:span><text:span text:style-name="T43_59">actions</text:span><text:span text:style-name="T43_60"><text:s/></text:span><text:span text:style-name="T43_61">or</text:span><text:span text:style-name="T43_62"><text:s/></text:span><text:span text:style-name="T43_63">simply</text:span><text:span text:style-name="T43_64"><text:s/></text:span><text:span text:style-name="T43_65">to</text:span><text:span text:style-name="T43_66"><text:s/></text:span><text:span text:style-name="T43_67">log</text:span><text:span text:style-name="T43_68">,<text:s/></text:span><text:span text:style-name="T43_69">time</text:span><text:span text:style-name="T43_70">,<text:s/></text:span><text:span text:style-name="T43_71">or</text:span><text:span text:style-name="T43_72"><text:s/></text:span><text:span text:style-name="T43_73">collect</text:span><text:span text:style-name="T43_74"><text:s/></text:span><text:span text:style-name="T43_75">analytics</text:span><text:span text:style-name="T43_76">.</text:span></text:p>
      <text:h text:style-name="P44" text:outline-level="10"><text:bookmark-start text:name="h.k24zqlgzbsbu"/><text:bookmark-end text:name="h.k24zqlgzbsbu"/><text:span text:style-name="T44_1">Exception</text:span><text:span text:style-name="T44_2"><text:s/></text:span><text:span text:style-name="T44_3">Handling</text:span></text:h>
      <text:p text:style-name="P45"><text:span text:style-name="T45_1">.</text:span><text:span text:style-name="T45_2">mapException</text:span><text:span text:style-name="T45_3">(</text:span><text:span text:style-name="T45_4">Class</text:span><text:span text:style-name="T45_5">&lt;</text:span><text:span text:style-name="T45_6">T</text:span><text:span text:style-name="T45_7">&gt;<text:s/></text:span><text:span text:style-name="T45_8">fromException</text:span><text:span text:style-name="T45_9">,<text:s/></text:span><text:span text:style-name="T45_10">Class</text:span><text:span text:style-name="T45_11">&lt;</text:span><text:span text:style-name="T45_12">U</text:span><text:span text:style-name="T45_13">&gt;<text:s/></text:span><text:span text:style-name="T45_14">toException</text:span><text:span text:style-name="T45_15">)</text:span><text:span text:style-name="T45_16"><text:s/>-<text:s/></text:span><text:span text:style-name="T45_17">when</text:span><text:span text:style-name="T45_18"><text:s/></text:span><text:span text:style-name="T45_19">fromException</text:span><text:span text:style-name="T45_20"><text:s/></text:span><text:span text:style-name="T45_21">is</text:span><text:span text:style-name="T45_22"><text:s/></text:span><text:span text:style-name="T45_23">thrown</text:span><text:span text:style-name="T45_24">,<text:s/></text:span><text:span text:style-name="T45_25">instead</text:span><text:span text:style-name="T45_26"><text:s/></text:span><text:span text:style-name="T45_27">throw</text:span><text:span text:style-name="T45_28"><text:s/></text:span><text:span text:style-name="T45_29">toException</text:span><text:span text:style-name="T45_30"><text:s/>(</text:span><text:span text:style-name="T45_31">e</text:span><text:span text:style-name="T45_32">.</text:span><text:span text:style-name="T45_33">g</text:span><text:span text:style-name="T45_34">.<text:s/></text:span><text:span text:style-name="T45_35">throw</text:span><text:span text:style-name="T45_36"><text:s/></text:span><text:span text:style-name="T45_37">a</text:span><text:span text:style-name="T45_38"><text:s/></text:span><text:span text:style-name="T45_39">RestExpress</text:span><text:span text:style-name="T45_40">-</text:span><text:span text:style-name="T45_41">related</text:span><text:span text:style-name="T45_42"><text:s/></text:span><text:span text:style-name="T45_43">exception</text:span><text:span text:style-name="T45_44"><text:s/></text:span><text:span text:style-name="T45_45">instead</text:span><text:span text:style-name="T45_46"><text:s/></text:span><text:span text:style-name="T45_47">of</text:span><text:span text:style-name="T45_48"><text:s/></text:span><text:span text:style-name="T45_49">a</text:span><text:span text:style-name="T45_50"><text:s/></text:span><text:span text:style-name="T45_51">checked</text:span><text:span text:style-name="T45_52"><text:s/></text:span><text:span text:style-name="T45_53">exception</text:span><text:span text:style-name="T45_54">).</text:span></text:p>
      <text:p text:style-name="P46"/>
      <text:p text:style-name="P47"><text:span text:style-name="T47_1">.</text:span><text:span text:style-name="T47_2">setExceptionMap</text:span><text:span text:style-name="T47_3">(</text:span><text:span text:style-name="T47_4">ExceptionMapping</text:span><text:span text:style-name="T47_5">)</text:span><text:span text:style-name="T47_6"><text:s/>-<text:s/></text:span><text:span text:style-name="T47_7">Used</text:span><text:span text:style-name="T47_8"><text:s/></text:span><text:span text:style-name="T47_9">instead</text:span><text:span text:style-name="T47_10"><text:s/></text:span><text:span text:style-name="T47_11">of</text:span><text:span text:style-name="T47_12"><text:s/></text:span><text:span text:style-name="T47_13">mapException</text:span><text:span text:style-name="T47_14">(),<text:s/></text:span><text:span text:style-name="T47_15">above</text:span><text:span text:style-name="T47_16">.<text:s text:c="2"/></text:span><text:span text:style-name="T47_17">This</text:span><text:span text:style-name="T47_18"><text:s/></text:span><text:span text:style-name="T47_19">method</text:span><text:span text:style-name="T47_20"><text:s/></text:span><text:span text:style-name="T47_21">allows</text:span><text:span text:style-name="T47_22"><text:s/></text:span><text:span text:style-name="T47_23">you</text:span><text:span text:style-name="T47_24"><text:s/></text:span><text:span text:style-name="T47_25">to</text:span><text:span text:style-name="T47_26"><text:s/></text:span><text:span text:style-name="T47_27">create</text:span><text:span text:style-name="T47_28"><text:s/></text:span><text:span text:style-name="T47_29">your</text:span><text:span text:style-name="T47_30"><text:s/></text:span><text:span text:style-name="T47_31">own</text:span><text:span text:style-name="T47_32"><text:s/></text:span><text:span text:style-name="T47_33">ExceptionMapping</text:span><text:span text:style-name="T47_34"><text:s/></text:span><text:span text:style-name="T47_35">and</text:span><text:span text:style-name="T47_36"><text:s/></text:span><text:span text:style-name="T47_37">assign</text:span><text:span text:style-name="T47_38"><text:s/></text:span><text:span text:style-name="T47_39">it</text:span><text:span text:style-name="T47_40"><text:s/></text:span><text:span text:style-name="T47_41">at</text:span><text:span text:style-name="T47_42"><text:s/></text:span><text:span text:style-name="T47_43">once</text:span><text:span text:style-name="T47_44">,<text:s/></text:span><text:span text:style-name="T47_45">instead</text:span><text:span text:style-name="T47_46"><text:s/></text:span><text:span text:style-name="T47_47">of</text:span><text:span text:style-name="T47_48"><text:s/></text:span><text:span text:style-name="T47_49">line</text:span><text:span text:style-name="T47_50"><text:s/></text:span><text:span text:style-name="T47_51">by</text:span><text:span text:style-name="T47_52"><text:s/></text:span><text:span text:style-name="T47_53">line</text:span><text:span text:style-name="T47_54"><text:s/></text:span><text:span text:style-name="T47_55">calling</text:span><text:span text:style-name="T47_56"><text:s/></text:span><text:span text:style-name="T47_57">mapException</text:span><text:span text:style-name="T47_58">().</text:span></text:p>
      <text:h text:style-name="P48" text:outline-level="10"><text:bookmark-start text:name="h.ah7jcifg0djp"/><text:bookmark-end text:name="h.ah7jcifg0djp"/><text:span text:style-name="T48_1">Server</text:span><text:span text:style-name="T48_2"><text:s/></text:span><text:span text:style-name="T48_3">Execution</text:span></text:h>
      <text:p text:style-name="P49"><text:span text:style-name="T49_1">.</text:span><text:span text:style-name="T49_2">bind</text:span><text:span text:style-name="T49_3">()</text:span><text:span text:style-name="T49_4"><text:s/>-<text:s/></text:span><text:span text:style-name="T49_5">start</text:span><text:span text:style-name="T49_6"><text:s/></text:span><text:span text:style-name="T49_7">the</text:span><text:span text:style-name="T49_8"><text:s/></text:span><text:span text:style-name="T49_9">RestExpress</text:span><text:span text:style-name="T49_10"><text:s/></text:span><text:span text:style-name="T49_11">server</text:span><text:span text:style-name="T49_12"><text:s/></text:span><text:span text:style-name="T49_13">listening</text:span><text:span text:style-name="T49_14"><text:s/></text:span><text:span text:style-name="T49_15">on</text:span><text:span text:style-name="T49_16"><text:s/></text:span><text:span text:style-name="T49_17">the</text:span><text:span text:style-name="T49_18"><text:s/></text:span><text:span text:style-name="T49_19">port</text:span><text:span text:style-name="T49_20"><text:s/></text:span><text:span text:style-name="T49_21">declared</text:span><text:span text:style-name="T49_22"><text:s/></text:span><text:span text:style-name="T49_23">in</text:span><text:span text:style-name="T49_24"><text:s/></text:span><text:span text:style-name="T49_25">the</text:span><text:span text:style-name="T49_26"><text:s/></text:span><text:span text:style-name="T49_27">Server</text:span><text:span text:style-name="T49_28">-</text:span><text:span text:style-name="T49_29">Creation</text:span><text:span text:style-name="T49_30"><text:s/></text:span><text:span text:style-name="T49_31">DSL</text:span><text:span text:style-name="T49_32">.<text:s text:c="2"/></text:span><text:span text:style-name="T49_33">no</text:span><text:span text:style-name="T49_34"><text:s/></text:span><text:span text:style-name="T49_35">recommended</text:span><text:span text:style-name="T49_36">.<text:s text:c="2"/></text:span><text:span text:style-name="T49_37">Use</text:span><text:span text:style-name="T49_38"><text:s/></text:span><text:span text:style-name="T49_39">bind</text:span><text:span text:style-name="T49_40">(</text:span><text:span text:style-name="T49_41">int</text:span><text:span text:style-name="T49_42">)<text:s/></text:span><text:span text:style-name="T49_43">instead</text:span><text:span text:style-name="T49_44">.</text:span></text:p>
      <text:p text:style-name="P50"/>
      <text:p text:style-name="P51"><text:span text:style-name="T51_1">.</text:span><text:span text:style-name="T51_2">bind</text:span><text:span text:style-name="T51_3">(</text:span><text:span text:style-name="T51_4">int</text:span><text:span text:style-name="T51_5">)</text:span><text:span text:style-name="T51_6"><text:s/>-<text:s/></text:span><text:span text:style-name="T51_7">start</text:span><text:span text:style-name="T51_8"><text:s/></text:span><text:span text:style-name="T51_9">the</text:span><text:span text:style-name="T51_10"><text:s/></text:span><text:span text:style-name="T51_11">RestExpress</text:span><text:span text:style-name="T51_12"><text:s/></text:span><text:span text:style-name="T51_13">server</text:span><text:span text:style-name="T51_14"><text:s/></text:span><text:span text:style-name="T51_15">listening</text:span><text:span text:style-name="T51_16"><text:s/></text:span><text:span text:style-name="T51_17">on</text:span><text:span text:style-name="T51_18"><text:s/></text:span><text:span text:style-name="T51_19">the</text:span><text:span text:style-name="T51_20"><text:s/></text:span><text:span text:style-name="T51_21">specified</text:span><text:span text:style-name="T51_22"><text:s/></text:span><text:span text:style-name="T51_23">port</text:span><text:span text:style-name="T51_24">.</text:span></text:p>
      <text:p text:style-name="P52"/>
      <text:p text:style-name="P53"><text:span text:style-name="T53_1">.</text:span><text:span text:style-name="T53_2">awaitShutdown</text:span><text:span text:style-name="T53_3">()</text:span><text:span text:style-name="T53_4"><text:s/>-<text:s/></text:span><text:span text:style-name="T53_5">wait</text:span><text:span text:style-name="T53_6"><text:s/></text:span><text:span text:style-name="T53_7">for</text:span><text:span text:style-name="T53_8"><text:s/></text:span><text:span text:style-name="T53_9">control</text:span><text:span text:style-name="T53_10">-</text:span><text:span text:style-name="T53_11">C</text:span><text:span text:style-name="T53_12"><text:s/></text:span><text:span text:style-name="T53_13">or</text:span><text:span text:style-name="T53_14"><text:s/></text:span><text:span text:style-name="T53_15">a</text:span><text:span text:style-name="T53_16"><text:s/></text:span><text:span text:style-name="T53_17">termination</text:span><text:span text:style-name="T53_18"><text:s/></text:span><text:span text:style-name="T53_19">signal</text:span><text:span text:style-name="T53_20"><text:s/></text:span><text:span text:style-name="T53_21">to</text:span><text:span text:style-name="T53_22"><text:s/></text:span><text:span text:style-name="T53_23">be</text:span><text:span text:style-name="T53_24"><text:s/></text:span><text:span text:style-name="T53_25">received</text:span><text:span text:style-name="T53_26"><text:s/></text:span><text:span text:style-name="T53_27">before</text:span><text:span text:style-name="T53_28"><text:s/></text:span><text:span text:style-name="T53_29">shutting</text:span><text:span text:style-name="T53_30"><text:s/></text:span><text:span text:style-name="T53_31">down</text:span><text:span text:style-name="T53_32">.<text:s text:c="2"/></text:span><text:span text:style-name="T53_33">Executes</text:span><text:span text:style-name="T53_34"><text:s/></text:span><text:span text:style-name="T53_35">a</text:span><text:span text:style-name="T53_36"><text:s/></text:span><text:span text:style-name="T53_37">JVM</text:span><text:span text:style-name="T53_38"><text:s/></text:span><text:span text:style-name="T53_39">shutdown</text:span><text:span text:style-name="T53_40"><text:s/></text:span><text:span text:style-name="T53_41">hook</text:span><text:span text:style-name="T53_42">.<text:s text:c="2"/></text:span><text:span text:style-name="T53_43">You</text:span><text:span text:style-name="T53_44"><text:s/></text:span><text:span text:style-name="T53_45">can</text:span><text:span text:style-name="T53_46"><text:s/></text:span><text:span text:style-name="T53_47">create</text:span><text:span text:style-name="T53_48"><text:s/></text:span><text:span text:style-name="T53_49">your</text:span><text:span text:style-name="T53_50"><text:s/></text:span><text:span text:style-name="T53_51">own</text:span><text:span text:style-name="T53_52"><text:s/></text:span><text:span text:style-name="T53_53">shutdown</text:span><text:span text:style-name="T53_54"><text:s/></text:span><text:span text:style-name="T53_55">hook</text:span><text:span text:style-name="T53_56">,<text:s/></text:span><text:span text:style-name="T53_57">if</text:span><text:span text:style-name="T53_58"><text:s/></text:span><text:span text:style-name="T53_59">desired</text:span><text:span text:style-name="T53_60">,<text:s/></text:span><text:span text:style-name="T53_61">calling</text:span><text:span text:style-name="T53_62"><text:s/></text:span><text:span text:style-name="T53_63">server</text:span><text:span text:style-name="T53_64">.</text:span><text:span text:style-name="T53_65">shutdown</text:span><text:span text:style-name="T53_66">()<text:s/></text:span><text:span text:style-name="T53_67">when</text:span><text:span text:style-name="T53_68"><text:s/></text:span><text:span text:style-name="T53_69">the</text:span><text:span text:style-name="T53_70"><text:s/></text:span><text:span text:style-name="T53_71">shutdown</text:span><text:span text:style-name="T53_72"><text:s/></text:span><text:span text:style-name="T53_73">hook</text:span><text:span text:style-name="T53_74"><text:s/></text:span><text:span text:style-name="T53_75">executes</text:span><text:span text:style-name="T53_76">.</text:span></text:p>
      <text:h text:style-name="P54" text:outline-level="10"><text:bookmark-start text:name="h.j435z15c8bgw"/><text:bookmark-end text:name="h.j435z15c8bgw"/><text:span text:style-name="T54_1">Example</text:span><text:span text:style-name="T54_2">:</text:span></text:h>
      <text:p text:style-name="P55"><text:span text:style-name="T55_1">RestExpress</text:span><text:span text:style-name="T55_2"><text:s/></text:span><text:span text:style-name="T55_3">server</text:span><text:span text:style-name="T55_4"><text:s/></text:span><text:span text:style-name="T55_5">=</text:span><text:span text:style-name="T55_6"><text:s/></text:span><text:span text:style-name="T55_7">new</text:span><text:span text:style-name="T55_8"><text:s/></text:span><text:span text:style-name="T55_9">RestExpress</text:span><text:span text:style-name="T55_10">()</text:span></text:p>
      <text:p text:style-name="P56"><text:span text:style-name="T56_1"><text:tab/></text:span><text:span text:style-name="T56_2">.</text:span><text:span text:style-name="T56_3">setName</text:span><text:span text:style-name="T56_4">(</text:span><text:span text:style-name="T56_5">"</text:span><text:span text:style-name="T56_6">Sample</text:span><text:span text:style-name="T56_7"><text:s/></text:span><text:span text:style-name="T56_8">Service</text:span><text:span text:style-name="T56_9">"</text:span><text:span text:style-name="T56_10">)</text:span></text:p>
      <text:p text:style-name="P57"><text:span text:style-name="T57_1"><text:tab/></text:span><text:span text:style-name="T57_2">.</text:span><text:span text:style-name="T57_3">setBaseUrl</text:span><text:span text:style-name="T57_4">(</text:span><text:span text:style-name="T57_5">"</text:span><text:span text:style-name="T57_6">http</text:span><text:span text:style-name="T57_7">://</text:span><text:span text:style-name="T57_8">localhost</text:span><text:span text:style-name="T57_9">:8081"</text:span><text:span text:style-name="T57_10">)</text:span></text:p>
      <text:p text:style-name="P58"><text:span text:style-name="T58_1"><text:tab/></text:span><text:span text:style-name="T58_2">.</text:span><text:span text:style-name="T58_3">setDefaultFormat</text:span><text:span text:style-name="T58_4">(</text:span><text:span text:style-name="T58_5">Format</text:span><text:span text:style-name="T58_6">.</text:span><text:span text:style-name="T58_7">JSON</text:span><text:span text:style-name="T58_8">)</text:span></text:p>
      <text:p text:style-name="P59"><text:span text:style-name="T59_1"><text:tab/></text:span><text:span text:style-name="T59_2">.</text:span><text:span text:style-name="T59_3">putResponseProcessor</text:span><text:span text:style-name="T59_4">(</text:span><text:span text:style-name="T59_5">Format</text:span><text:span text:style-name="T59_6">.</text:span><text:span text:style-name="T59_7">JSON</text:span><text:span text:style-name="T59_8">,</text:span><text:span text:style-name="T59_9"><text:s/></text:span><text:span text:style-name="T59_10">ResponseProcessors</text:span><text:span text:style-name="T59_11">.</text:span><text:span text:style-name="T59_12">json</text:span><text:span text:style-name="T59_13">())</text:span></text:p>
      <text:p text:style-name="P60"><text:span text:style-name="T60_1"><text:tab/></text:span><text:span text:style-name="T60_2">.</text:span><text:span text:style-name="T60_3">putResponseProcessor</text:span><text:span text:style-name="T60_4">(</text:span><text:span text:style-name="T60_5">Format</text:span><text:span text:style-name="T60_6">.</text:span><text:span text:style-name="T60_7">XML</text:span><text:span text:style-name="T60_8">,</text:span><text:span text:style-name="T60_9"><text:s/></text:span><text:span text:style-name="T60_10">ResponseProcessors</text:span><text:span text:style-name="T60_11">.</text:span><text:span text:style-name="T60_12">xml</text:span><text:span text:style-name="T60_13">())</text:span></text:p>
      <text:p text:style-name="P61"><text:span text:style-name="T61_1"><text:tab/></text:span><text:span text:style-name="T61_2">.</text:span><text:span text:style-name="T61_3">putResponseProcessor</text:span><text:span text:style-name="T61_4">(</text:span><text:span text:style-name="T61_5">Format</text:span><text:span text:style-name="T61_6">.</text:span><text:span text:style-name="T61_7">WRAPPED</text:span><text:span text:style-name="T61_8">_</text:span><text:span text:style-name="T61_9">JSON</text:span><text:span text:style-name="T61_10">,</text:span><text:span text:style-name="T61_11"><text:s/></text:span><text:span text:style-name="T61_12">ResponseProcessors</text:span><text:span text:style-name="T61_13">.</text:span><text:span text:style-name="T61_14">wrappedJson</text:span><text:span text:style-name="T61_15">())</text:span></text:p>
      <text:p text:style-name="P62"><text:span text:style-name="T62_1"><text:tab/></text:span><text:span text:style-name="T62_2">.</text:span><text:span text:style-name="T62_3">putResponseProcessor</text:span><text:span text:style-name="T62_4">(</text:span><text:span text:style-name="T62_5">Format</text:span><text:span text:style-name="T62_6">.</text:span><text:span text:style-name="T62_7">WRAPPED</text:span><text:span text:style-name="T62_8">_</text:span><text:span text:style-name="T62_9">XML</text:span><text:span text:style-name="T62_10">,</text:span><text:span text:style-name="T62_11"><text:s/></text:span><text:span text:style-name="T62_12">ResponseProcessors</text:span><text:span text:style-name="T62_13">.</text:span><text:span text:style-name="T62_14">wrappedXml</text:span><text:span text:style-name="T62_15">())</text:span></text:p>
      <text:p text:style-name="P63"><text:span text:style-name="T63_1"><text:tab/></text:span><text:span text:style-name="T63_2">.</text:span><text:span text:style-name="T63_3">addPreprocessor</text:span><text:span text:style-name="T63_4">(</text:span><text:span text:style-name="T63_5">new</text:span><text:span text:style-name="T63_6"><text:s/></text:span><text:span text:style-name="T63_7">AuthenticationPreprocessor</text:span><text:span text:style-name="T63_8">())</text:span></text:p>
      <text:p text:style-name="P64"><text:span text:style-name="T64_1"><text:tab/></text:span><text:span text:style-name="T64_2">.</text:span><text:span text:style-name="T64_3">addPreprocessor</text:span><text:span text:style-name="T64_4">(</text:span><text:span text:style-name="T64_5">new</text:span><text:span text:style-name="T64_6"><text:s/></text:span><text:span text:style-name="T64_7">AuthorizationPreprocessor</text:span><text:span text:style-name="T64_8">())</text:span></text:p>
      <text:p text:style-name="P65"><text:span text:style-name="T65_1"><text:tab/></text:span><text:span text:style-name="T65_2">.</text:span><text:span text:style-name="T65_3">addPostprocessor</text:span><text:span text:style-name="T65_4">(</text:span><text:span text:style-name="T65_5">new</text:span><text:span text:style-name="T65_6"><text:s/></text:span><text:span text:style-name="T65_7">LastModifiedHeaderPostprocessor</text:span><text:span text:style-name="T65_8">())</text:span></text:p>
      <text:p text:style-name="P66"><text:span text:style-name="T66_1"><text:tab/></text:span><text:span text:style-name="T66_2">.</text:span><text:span text:style-name="T66_3">addMessageObserver</text:span><text:span text:style-name="T66_4">(</text:span><text:span text:style-name="T66_5">new</text:span><text:span text:style-name="T66_6"><text:s/></text:span><text:span text:style-name="T66_7">SimpleConsoleLogMessageObserver</text:span><text:span text:style-name="T66_8">());</text:span></text:p>
      <text:h text:style-name="P67" text:outline-level="10"><text:bookmark-start text:name="h.9txjrblaxif"/><text:bookmark-end text:name="h.9txjrblaxif"/><text:span text:style-name="T67_1">Route</text:span><text:span text:style-name="T67_2">-</text:span><text:span text:style-name="T67_3">Definition</text:span><text:span text:style-name="T67_4"><text:s/></text:span><text:span text:style-name="T67_5">DSL</text:span></text:h>
      <text:p text:style-name="P68"><text:span text:style-name="T68_1">server</text:span><text:span text:style-name="T68_2">.</text:span><text:span text:style-name="T68_3">uri</text:span><text:span text:style-name="T68_4">(</text:span><text:span text:style-name="T68_5">String</text:span><text:span text:style-name="T68_6"><text:s/></text:span><text:span text:style-name="T68_7">pattern</text:span><text:span text:style-name="T68_8">,<text:s/></text:span><text:span text:style-name="T68_9">Object</text:span><text:span text:style-name="T68_10"><text:s/></text:span><text:span text:style-name="T68_11">controller</text:span><text:span text:style-name="T68_12">)</text:span><text:span text:style-name="T68_13"><text:s/></text:span><text:span text:style-name="T68_14">or</text:span></text:p>
      <text:p text:style-name="P69"><text:span text:style-name="T69_1">server</text:span><text:span text:style-name="T69_2">.</text:span><text:span text:style-name="T69_3">regex</text:span><text:span text:style-name="T69_4">(</text:span><text:span text:style-name="T69_5">String</text:span><text:span text:style-name="T69_6"><text:s/></text:span><text:span text:style-name="T69_7">regex</text:span><text:span text:style-name="T69_8">,<text:s/></text:span><text:span text:style-name="T69_9">Object</text:span><text:span text:style-name="T69_10"><text:s/></text:span><text:span text:style-name="T69_11">controller</text:span><text:span text:style-name="T69_12">)</text:span></text:p>
      <text:h text:style-name="P70" text:outline-level="10"><text:bookmark-start text:name="h.kciwy5mbrzul"/><text:bookmark-end text:name="h.kciwy5mbrzul"/><text:span text:style-name="T70_1">where</text:span><text:span text:style-name="T70_2">:</text:span></text:h>
      <text:p text:style-name="P71"><text:span text:style-name="T71_1">pattern</text:span><text:span text:style-name="T71_2"><text:s/>=<text:s/></text:span><text:span text:style-name="T71_3">a</text:span><text:span text:style-name="T71_4"><text:s/></text:span><text:span text:style-name="T71_5">string</text:span><text:span text:style-name="T71_6"><text:s/></text:span><text:span text:style-name="T71_7">defining</text:span><text:span text:style-name="T71_8"><text:s/></text:span><text:span text:style-name="T71_9">the</text:span><text:span text:style-name="T71_10"><text:s/></text:span><text:span text:style-name="T71_11">resource</text:span><text:span text:style-name="T71_12"><text:s/></text:span><text:span text:style-name="T71_13">URI</text:span><text:span text:style-name="T71_14"><text:s/></text:span><text:span text:style-name="T71_15">path</text:span><text:span text:style-name="T71_16">,<text:s/></text:span><text:span text:style-name="T71_17">containing</text:span><text:span text:style-name="T71_18"><text:s/></text:span><text:span text:style-name="T71_19">optional</text:span><text:span text:style-name="T71_20"><text:s/></text:span><text:span text:style-name="T71_21">parameters</text:span><text:span text:style-name="T71_22"><text:s/></text:span><text:span text:style-name="T71_23">and</text:span><text:span text:style-name="T71_24"><text:s/></text:span><text:span text:style-name="T71_25">optional</text:span><text:span text:style-name="T71_26"><text:s/></text:span><text:span text:style-name="T71_27">format</text:span><text:span text:style-name="T71_28"><text:s/></text:span><text:span text:style-name="T71_29">parameter</text:span><text:span text:style-name="T71_30"><text:s/></text:span><text:span text:style-name="T71_31">after</text:span><text:span text:style-name="T71_32"><text:s/></text:span><text:span text:style-name="T71_33">a</text:span><text:span text:style-name="T71_34"><text:s/></text:span><text:span text:style-name="T71_35">period</text:span><text:span text:style-name="T71_36"><text:s/>(‘.’).<text:s text:c="2"/></text:span><text:span text:style-name="T71_37">The</text:span><text:span text:style-name="T71_38"><text:s/></text:span><text:span text:style-name="T71_39">parameters</text:span><text:span text:style-name="T71_40"><text:s/></text:span><text:span text:style-name="T71_41">are</text:span><text:span text:style-name="T71_42"><text:s/></text:span><text:span text:style-name="T71_43">alpha</text:span><text:span text:style-name="T71_44">-</text:span><text:span text:style-name="T71_45">numeric</text:span><text:span text:style-name="T71_46"><text:s/></text:span><text:span text:style-name="T71_47">strings</text:span><text:span text:style-name="T71_48"><text:s/></text:span><text:span text:style-name="T71_49">surrounded</text:span><text:span text:style-name="T71_50"><text:s/></text:span><text:span text:style-name="T71_51">by</text:span><text:span text:style-name="T71_52"><text:s/></text:span><text:span text:style-name="T71_53">curly</text:span><text:span text:style-name="T71_54"><text:s/></text:span><text:span text:style-name="T71_55">braces</text:span><text:span text:style-name="T71_56"><text:s/>(</text:span><text:span text:style-name="T71_57">e</text:span><text:span text:style-name="T71_58">.</text:span><text:span text:style-name="T71_59">g</text:span><text:span text:style-name="T71_60">.<text:s/>“{</text:span><text:span text:style-name="T71_61">personId</text:span><text:span text:style-name="T71_62">}”).</text:span></text:p>
      <text:p text:style-name="P72"/>
      <text:p text:style-name="P73"><text:span text:style-name="T73_1">An</text:span><text:span text:style-name="T73_2"><text:s/></text:span><text:span text:style-name="T73_3">example</text:span><text:span text:style-name="T73_4"><text:s/></text:span><text:span text:style-name="T73_5">URI</text:span><text:span text:style-name="T73_6"><text:s/></text:span><text:span text:style-name="T73_7">pattern</text:span><text:span text:style-name="T73_8"><text:s/></text:span><text:span text:style-name="T73_9">is</text:span><text:span text:style-name="T73_10">:<text:s/></text:span><text:span text:style-name="T73_11">“/</text:span><text:span text:style-name="T73_12">users</text:span><text:span text:style-name="T73_13">/{</text:span><text:span text:style-name="T73_14">userId</text:span><text:span text:style-name="T73_15">}/</text:span><text:span text:style-name="T73_16">enrollments</text:span><text:span text:style-name="T73_17">.{</text:span><text:span text:style-name="T73_18">format</text:span><text:span text:style-name="T73_19">}”</text:span></text:p>
      <text:h text:style-name="P74" text:outline-level="10"><text:bookmark-start text:name="h.19q2tpscngi0"/><text:bookmark-end text:name="h.19q2tpscngi0"/><text:span text:style-name="T74_1">Route</text:span><text:span text:style-name="T74_2"><text:s/></text:span><text:span text:style-name="T74_3">DSL</text:span><text:span text:style-name="T74_4"><text:s/></text:span><text:span text:style-name="T74_5">methods</text:span><text:span text:style-name="T74_6">:</text:span></text:h>
      <text:p text:style-name="P75"><text:span text:style-name="T75_1">.</text:span><text:span text:style-name="T75_2">method</text:span><text:span text:style-name="T75_3">(</text:span><text:span text:style-name="T75_4">HttpMethod</text:span><text:span text:style-name="T75_5">...)</text:span><text:span text:style-name="T75_6"><text:s/>-<text:s/></text:span><text:span text:style-name="T75_7">denote</text:span><text:span text:style-name="T75_8"><text:s/></text:span><text:span text:style-name="T75_9">the</text:span><text:span text:style-name="T75_10"><text:s/></text:span><text:span text:style-name="T75_11">HTTP</text:span><text:span text:style-name="T75_12"><text:s/></text:span><text:span text:style-name="T75_13">method</text:span><text:span text:style-name="T75_14">(</text:span><text:span text:style-name="T75_15">s</text:span><text:span text:style-name="T75_16">)<text:s/></text:span><text:span text:style-name="T75_17">this</text:span><text:span text:style-name="T75_18"><text:s/></text:span><text:span text:style-name="T75_19">route</text:span><text:span text:style-name="T75_20"><text:s/></text:span><text:span text:style-name="T75_21">supports</text:span><text:span text:style-name="T75_22">.<text:s text:c="2"/></text:span><text:span text:style-name="T75_23">In</text:span><text:span text:style-name="T75_24"><text:s/></text:span><text:span text:style-name="T75_25">the</text:span><text:span text:style-name="T75_26"><text:s/></text:span><text:span text:style-name="T75_27">controller</text:span><text:span text:style-name="T75_28">,<text:s/></text:span><text:span text:style-name="T75_29">GET</text:span><text:span text:style-name="T75_30"><text:s/></text:span><text:span text:style-name="T75_31">maps</text:span><text:span text:style-name="T75_32"><text:s/></text:span><text:span text:style-name="T75_33">to</text:span><text:span text:style-name="T75_34"><text:s/></text:span><text:span text:style-name="T75_35">read</text:span><text:span text:style-name="T75_36">(),<text:s/></text:span><text:span text:style-name="T75_37">POST</text:span><text:span text:style-name="T75_38"><text:s/></text:span><text:span text:style-name="T75_39">maps</text:span><text:span text:style-name="T75_40"><text:s/></text:span><text:span text:style-name="T75_41">to</text:span><text:span text:style-name="T75_42"><text:s/></text:span><text:span text:style-name="T75_43">create</text:span><text:span text:style-name="T75_44">(),<text:s/></text:span><text:span text:style-name="T75_45">PUT</text:span><text:span text:style-name="T75_46"><text:s/></text:span><text:span text:style-name="T75_47">maps</text:span><text:span text:style-name="T75_48"><text:s/></text:span><text:span text:style-name="T75_49">to</text:span><text:span text:style-name="T75_50"><text:s/></text:span><text:span text:style-name="T75_51">update</text:span><text:span text:style-name="T75_52">()<text:s/></text:span><text:span text:style-name="T75_53">and</text:span><text:span text:style-name="T75_54"><text:s/></text:span><text:span text:style-name="T75_55">DELETE</text:span><text:span text:style-name="T75_56"><text:s/></text:span><text:span text:style-name="T75_57">maps</text:span><text:span text:style-name="T75_58"><text:s/></text:span><text:span text:style-name="T75_59">to</text:span><text:span text:style-name="T75_60"><text:s/></text:span><text:span text:style-name="T75_61">delete</text:span><text:span text:style-name="T75_62">().</text:span></text:p>
      <text:p text:style-name="P76"/>
      <text:p text:style-name="P77"><text:span text:style-name="T77_1">.</text:span><text:span text:style-name="T77_2">action</text:span><text:span text:style-name="T77_3">(</text:span><text:span text:style-name="T77_4">String</text:span><text:span text:style-name="T77_5"><text:s/></text:span><text:span text:style-name="T77_6">controllerMethod</text:span><text:span text:style-name="T77_7">,<text:s/></text:span><text:span text:style-name="T77_8">HttpMethod</text:span><text:span text:style-name="T77_9">)</text:span><text:span text:style-name="T77_10"><text:s/>-<text:s/></text:span><text:span text:style-name="T77_11">use</text:span><text:span text:style-name="T77_12"><text:s/></text:span><text:span text:style-name="T77_13">this</text:span><text:span text:style-name="T77_14"><text:s/></text:span><text:span text:style-name="T77_15">form</text:span><text:span text:style-name="T77_16"><text:s/></text:span><text:span text:style-name="T77_17">when</text:span><text:span text:style-name="T77_18"><text:s/></text:span><text:span text:style-name="T77_19">an</text:span><text:span text:style-name="T77_20"><text:s/></text:span><text:span text:style-name="T77_21">HTTP</text:span><text:span text:style-name="T77_22"><text:s/></text:span><text:span text:style-name="T77_23">method</text:span><text:span text:style-name="T77_24"><text:s/></text:span><text:span text:style-name="T77_25">maps</text:span><text:span text:style-name="T77_26"><text:s/></text:span><text:span text:style-name="T77_27">to</text:span><text:span text:style-name="T77_28"><text:s/></text:span><text:span text:style-name="T77_29">a</text:span><text:span text:style-name="T77_30"><text:s/></text:span><text:span text:style-name="T77_31">non</text:span><text:span text:style-name="T77_32">-</text:span><text:span text:style-name="T77_33">standard</text:span><text:span text:style-name="T77_34"><text:s/></text:span><text:span text:style-name="T77_35">operation</text:span><text:span text:style-name="T77_36"><text:s/></text:span><text:span text:style-name="T77_37">mapped</text:span><text:span text:style-name="T77_38"><text:s/></text:span><text:span text:style-name="T77_39">via</text:span><text:span text:style-name="T77_40"><text:s/></text:span><text:span text:style-name="T77_41">method</text:span><text:span text:style-name="T77_42">()<text:s/>(</text:span><text:span text:style-name="T77_43">e</text:span><text:span text:style-name="T77_44">.</text:span><text:span text:style-name="T77_45">g</text:span><text:span text:style-name="T77_46">.<text:s/>.</text:span><text:span text:style-name="T77_47">action</text:span><text:span text:style-name="T77_48">(“</text:span><text:span text:style-name="T77_49">readAll</text:span><text:span text:style-name="T77_50">”,<text:s/></text:span><text:span text:style-name="T77_51">HttpMethod</text:span><text:span text:style-name="T77_52">.</text:span><text:span text:style-name="T77_53">GET</text:span><text:span text:style-name="T77_54">)).</text:span></text:p>
      <text:p text:style-name="P78"/>
      <text:p text:style-name="P79"><text:span text:style-name="T79_1">.</text:span><text:span text:style-name="T79_2">name</text:span><text:span text:style-name="T79_3">(</text:span><text:span text:style-name="T79_4">String</text:span><text:span text:style-name="T79_5">)</text:span><text:span text:style-name="T79_6"><text:s/>-<text:s/></text:span><text:span text:style-name="T79_7">a</text:span><text:span text:style-name="T79_8"><text:s/></text:span><text:span text:style-name="T79_9">unique</text:span><text:span text:style-name="T79_10"><text:s/></text:span><text:span text:style-name="T79_11">name</text:span><text:span text:style-name="T79_12"><text:s/></text:span><text:span text:style-name="T79_13">for</text:span><text:span text:style-name="T79_14"><text:s/></text:span><text:span text:style-name="T79_15">this</text:span><text:span text:style-name="T79_16"><text:s/></text:span><text:span text:style-name="T79_17">route</text:span><text:span text:style-name="T79_18">,<text:s/></text:span><text:span text:style-name="T79_19">used</text:span><text:span text:style-name="T79_20"><text:s/></text:span><text:span text:style-name="T79_21">to</text:span><text:span text:style-name="T79_22"><text:s/></text:span><text:span text:style-name="T79_23">retrieve</text:span><text:span text:style-name="T79_24"><text:s/></text:span><text:span text:style-name="T79_25">the</text:span><text:span text:style-name="T79_26"><text:s/></text:span><text:span text:style-name="T79_27">URL</text:span><text:span text:style-name="T79_28"><text:s/></text:span><text:span text:style-name="T79_29">pattern</text:span><text:span text:style-name="T79_30"><text:s/></text:span><text:span text:style-name="T79_31">in</text:span><text:span text:style-name="T79_32"><text:s/></text:span><text:span text:style-name="T79_33">the</text:span><text:span text:style-name="T79_34"><text:s/></text:span><text:span text:style-name="T79_35">controller</text:span><text:span text:style-name="T79_36"><text:s/></text:span><text:span text:style-name="T79_37">to</text:span><text:span text:style-name="T79_38"><text:s/></text:span><text:span text:style-name="T79_39">create</text:span><text:span text:style-name="T79_40"><text:s/></text:span><text:span text:style-name="T79_41">hypermedia</text:span><text:span text:style-name="T79_42"><text:s/></text:span><text:span text:style-name="T79_43">links</text:span><text:span text:style-name="T79_44">.</text:span></text:p>
      <text:p text:style-name="P80"/>
      <text:p text:style-name="P81"><text:span text:style-name="T81_1">.</text:span><text:span text:style-name="T81_2">alias</text:span><text:span text:style-name="T81_3">(</text:span><text:span text:style-name="T81_4">String</text:span><text:span text:style-name="T81_5"><text:s/></text:span><text:span text:style-name="T81_6">pattern</text:span><text:span text:style-name="T81_7">)</text:span><text:span text:style-name="T81_8"><text:s/>-<text:s/></text:span><text:span text:style-name="T81_9">uri</text:span><text:span text:style-name="T81_10">()<text:s/></text:span><text:span text:style-name="T81_11">method</text:span><text:span text:style-name="T81_12"><text:s/></text:span><text:span text:style-name="T81_13">only</text:span><text:span text:style-name="T81_14">.<text:s text:c="2"/></text:span><text:span text:style-name="T81_15">Support</text:span><text:span text:style-name="T81_16"><text:s/></text:span><text:span text:style-name="T81_17">an</text:span><text:span text:style-name="T81_18"><text:s/></text:span><text:span text:style-name="T81_19">additional</text:span><text:span text:style-name="T81_20"><text:s/></text:span><text:span text:style-name="T81_21">URL</text:span><text:span text:style-name="T81_22"><text:s/></text:span><text:span text:style-name="T81_23">pattern</text:span><text:span text:style-name="T81_24"><text:s/></text:span><text:span text:style-name="T81_25">for</text:span><text:span text:style-name="T81_26"><text:s/></text:span><text:span text:style-name="T81_27">this</text:span><text:span text:style-name="T81_28"><text:s/></text:span><text:span text:style-name="T81_29">route</text:span><text:span text:style-name="T81_30">.</text:span></text:p>
      <text:p text:style-name="P82"/>
      <text:p text:style-name="P83"><text:span text:style-name="T83_1">.</text:span><text:span text:style-name="T83_2">baseUrl</text:span><text:span text:style-name="T83_3">(</text:span><text:span text:style-name="T83_4">String</text:span><text:span text:style-name="T83_5">)</text:span><text:span text:style-name="T83_6"><text:s/>-<text:s/></text:span><text:span text:style-name="T83_7">Same</text:span><text:span text:style-name="T83_8"><text:s/></text:span><text:span text:style-name="T83_9">as</text:span><text:span text:style-name="T83_10"><text:s/></text:span><text:span text:style-name="T83_11">Server</text:span><text:span text:style-name="T83_12">-</text:span><text:span text:style-name="T83_13">Creation</text:span><text:span text:style-name="T83_14"><text:s/></text:span><text:span text:style-name="T83_15">DSL</text:span><text:span text:style-name="T83_16">.<text:s text:c="2"/></text:span><text:span text:style-name="T83_17">Sets</text:span><text:span text:style-name="T83_18"><text:s/></text:span><text:span text:style-name="T83_19">protocol</text:span><text:span text:style-name="T83_20">,<text:s/></text:span><text:span text:style-name="T83_21">host</text:span><text:span text:style-name="T83_22">,<text:s/></text:span><text:span text:style-name="T83_23">port</text:span><text:span text:style-name="T83_24"><text:s/></text:span><text:span text:style-name="T83_25">returned</text:span><text:span text:style-name="T83_26"><text:s/></text:span><text:span text:style-name="T83_27">on</text:span><text:span text:style-name="T83_28"><text:s/></text:span><text:span text:style-name="T83_29">links</text:span><text:span text:style-name="T83_30"><text:s/></text:span><text:span text:style-name="T83_31">for</text:span><text:span text:style-name="T83_32"><text:s/></text:span><text:span text:style-name="T83_33">this</text:span><text:span text:style-name="T83_34"><text:s/></text:span><text:span text:style-name="T83_35">route</text:span><text:span text:style-name="T83_36">.</text:span></text:p>
      <text:p text:style-name="P84"/>
      <text:p text:style-name="P85"><text:span text:style-name="T85_1">.</text:span><text:span text:style-name="T85_2">defaultFormat</text:span><text:span text:style-name="T85_3">(</text:span><text:span text:style-name="T85_4">String</text:span><text:span text:style-name="T85_5">)</text:span><text:span text:style-name="T85_6"><text:s/>-<text:s/></text:span><text:span text:style-name="T85_7">sets</text:span><text:span text:style-name="T85_8"><text:s/></text:span><text:span text:style-name="T85_9">the</text:span><text:span text:style-name="T85_10"><text:s/></text:span><text:span text:style-name="T85_11">default</text:span><text:span text:style-name="T85_12"><text:s/></text:span><text:span text:style-name="T85_13">format</text:span><text:span text:style-name="T85_14"><text:s/></text:span><text:span text:style-name="T85_15">for</text:span><text:span text:style-name="T85_16"><text:s/></text:span><text:span text:style-name="T85_17">responses</text:span><text:span text:style-name="T85_18"><text:s/></text:span><text:span text:style-name="T85_19">on</text:span><text:span text:style-name="T85_20"><text:s/></text:span><text:span text:style-name="T85_21">this</text:span><text:span text:style-name="T85_22"><text:s/></text:span><text:span text:style-name="T85_23">route</text:span><text:span text:style-name="T85_24">.</text:span></text:p>
      <text:p text:style-name="P86"/>
      <text:p text:style-name="P87"><text:span text:style-name="T87_1">.</text:span><text:span text:style-name="T87_2">noSerialization</text:span><text:span text:style-name="T87_3">()</text:span><text:span text:style-name="T87_4"><text:s/>-<text:s/></text:span><text:span text:style-name="T87_5">do</text:span><text:span text:style-name="T87_6"><text:s/></text:span><text:span text:style-name="T87_7">not</text:span><text:span text:style-name="T87_8"><text:s/></text:span><text:span text:style-name="T87_9">serialize</text:span><text:span text:style-name="T87_10"><text:s/></text:span><text:span text:style-name="T87_11">responses</text:span><text:span text:style-name="T87_12"><text:s/>(</text:span><text:span text:style-name="T87_13">controller</text:span><text:span text:style-name="T87_14"><text:s/></text:span><text:span text:style-name="T87_15">for</text:span><text:span text:style-name="T87_16"><text:s/></text:span><text:span text:style-name="T87_17">appropriately</text:span><text:span text:style-name="T87_18"><text:s/></text:span><text:span text:style-name="T87_19">format</text:span><text:span text:style-name="T87_20"><text:s/></text:span><text:span text:style-name="T87_21">the</text:span><text:span text:style-name="T87_22"><text:s/></text:span><text:span text:style-name="T87_23">response</text:span><text:span text:style-name="T87_24">).</text:span></text:p>
      <text:p text:style-name="P88"/>
      <text:p text:style-name="P89"><text:span text:style-name="T89_1">.</text:span><text:span text:style-name="T89_2">performSerialization</text:span><text:span text:style-name="T89_3">()</text:span><text:span text:style-name="T89_4"><text:s/>-<text:s/></text:span><text:span text:style-name="T89_5">the</text:span><text:span text:style-name="T89_6"><text:s/></text:span><text:span text:style-name="T89_7">default</text:span><text:span text:style-name="T89_8">.<text:s/></text:span><text:span text:style-name="T89_9">Opposite</text:span><text:span text:style-name="T89_10"><text:s/></text:span><text:span text:style-name="T89_11">of</text:span><text:span text:style-name="T89_12"><text:s/></text:span><text:span text:style-name="T89_13">noSerialization</text:span><text:span text:style-name="T89_14">().</text:span></text:p>
      <text:p text:style-name="P90"/>
      <text:p text:style-name="P91"><text:span text:style-name="T91_1">.</text:span><text:span text:style-name="T91_2">flag</text:span><text:span text:style-name="T91_3">(</text:span><text:span text:style-name="T91_4">String</text:span><text:span text:style-name="T91_5">)</text:span><text:span text:style-name="T91_6"><text:s/>-<text:s/></text:span><text:span text:style-name="T91_7">set</text:span><text:span text:style-name="T91_8"><text:s/></text:span><text:span text:style-name="T91_9">a</text:span><text:span text:style-name="T91_10"><text:s/></text:span><text:span text:style-name="T91_11">flag</text:span><text:span text:style-name="T91_12"><text:s/></text:span><text:span text:style-name="T91_13">on</text:span><text:span text:style-name="T91_14"><text:s/></text:span><text:span text:style-name="T91_15">the</text:span><text:span text:style-name="T91_16"><text:s/></text:span><text:span text:style-name="T91_17">request</text:span><text:span text:style-name="T91_18"><text:s/></text:span><text:span text:style-name="T91_19">with</text:span><text:span text:style-name="T91_20"><text:s/></text:span><text:span text:style-name="T91_21">this</text:span><text:span text:style-name="T91_22"><text:s/></text:span><text:span text:style-name="T91_23">route</text:span><text:span text:style-name="T91_24"><text:s/></text:span><text:span text:style-name="T91_25">is</text:span><text:span text:style-name="T91_26"><text:s/></text:span><text:span text:style-name="T91_27">called</text:span><text:span text:style-name="T91_28"><text:s/>(</text:span><text:span text:style-name="T91_29">for</text:span><text:span text:style-name="T91_30"><text:s/></text:span><text:span text:style-name="T91_31">example</text:span><text:span text:style-name="T91_32"><text:s/></text:span><text:span text:style-name="T91_33">a</text:span><text:span text:style-name="T91_34"><text:s/>‘</text:span><text:span text:style-name="T91_35">public</text:span><text:span text:style-name="T91_36">’<text:s/></text:span><text:span text:style-name="T91_37">not</text:span><text:span text:style-name="T91_38">-</text:span><text:span text:style-name="T91_39">authenticate</text:span><text:span text:style-name="T91_40"><text:s/></text:span><text:span text:style-name="T91_41">route</text:span><text:span text:style-name="T91_42">).<text:s text:c="2"/></text:span><text:span text:style-name="T91_43">This</text:span><text:span text:style-name="T91_44"><text:s/></text:span><text:span text:style-name="T91_45">flag</text:span><text:span text:style-name="T91_46"><text:s/></text:span><text:span text:style-name="T91_47">is</text:span><text:span text:style-name="T91_48"><text:s/></text:span><text:span text:style-name="T91_49">available</text:span><text:span text:style-name="T91_50"><text:s/></text:span><text:span text:style-name="T91_51">in</text:span><text:span text:style-name="T91_52"><text:s/></text:span><text:span text:style-name="T91_53">preprocessors</text:span><text:span text:style-name="T91_54">,<text:s/></text:span><text:span text:style-name="T91_55">controllers</text:span><text:span text:style-name="T91_56"><text:s/></text:span><text:span text:style-name="T91_57">via</text:span><text:span text:style-name="T91_58"><text:s/></text:span><text:span text:style-name="T91_59">Request</text:span><text:span text:style-name="T91_60">.</text:span><text:span text:style-name="T91_61">isFlagged</text:span><text:span text:style-name="T91_62">(</text:span><text:span text:style-name="T91_63">String</text:span><text:span text:style-name="T91_64">).</text:span></text:p>
      <text:p text:style-name="P92"/>
      <text:p text:style-name="P93"><text:span text:style-name="T93_1">.</text:span><text:span text:style-name="T93_2">parameter</text:span><text:span text:style-name="T93_3">(</text:span><text:span text:style-name="T93_4">String</text:span><text:span text:style-name="T93_5">,<text:s/></text:span><text:span text:style-name="T93_6">Object</text:span><text:span text:style-name="T93_7">)</text:span><text:span text:style-name="T93_8"><text:s/>-<text:s/></text:span><text:span text:style-name="T93_9">set</text:span><text:span text:style-name="T93_10"><text:s/></text:span><text:span text:style-name="T93_11">a</text:span><text:span text:style-name="T93_12"><text:s/></text:span><text:span text:style-name="T93_13">name</text:span><text:span text:style-name="T93_14">/</text:span><text:span text:style-name="T93_15">value</text:span><text:span text:style-name="T93_16"><text:s/></text:span><text:span text:style-name="T93_17">pair</text:span><text:span text:style-name="T93_18"><text:s/></text:span><text:span text:style-name="T93_19">on</text:span><text:span text:style-name="T93_20"><text:s/></text:span><text:span text:style-name="T93_21">the</text:span><text:span text:style-name="T93_22"><text:s/></text:span><text:span text:style-name="T93_23">request</text:span><text:span text:style-name="T93_24"><text:s/></text:span><text:span text:style-name="T93_25">when</text:span><text:span text:style-name="T93_26"><text:s/></text:span><text:span text:style-name="T93_27">this</text:span><text:span text:style-name="T93_28"><text:s/></text:span><text:span text:style-name="T93_29">route</text:span><text:span text:style-name="T93_30"><text:s/></text:span><text:span text:style-name="T93_31">is</text:span><text:span text:style-name="T93_32"><text:s/></text:span><text:span text:style-name="T93_33">called</text:span><text:span text:style-name="T93_34">.<text:s text:c="2"/></text:span><text:span text:style-name="T93_35">This</text:span><text:span text:style-name="T93_36"><text:s/></text:span><text:span text:style-name="T93_37">parameter</text:span><text:span text:style-name="T93_38"><text:s/></text:span><text:span text:style-name="T93_39">is</text:span><text:span text:style-name="T93_40"><text:s/></text:span><text:span text:style-name="T93_41">available</text:span><text:span text:style-name="T93_42"><text:s/></text:span><text:span text:style-name="T93_43">via</text:span><text:span text:style-name="T93_44"><text:s/></text:span><text:span text:style-name="T93_45">Request</text:span><text:span text:style-name="T93_46">.</text:span><text:span text:style-name="T93_47">getParameter</text:span><text:span text:style-name="T93_48">(</text:span><text:span text:style-name="T93_49">String</text:span><text:span text:style-name="T93_50">).</text:span></text:p>
      <text:h text:style-name="P94" text:outline-level="10"><text:bookmark-start text:name="h.9scbriowltfj"/><text:bookmark-end text:name="h.9scbriowltfj"/><text:span text:style-name="T94_1">Example</text:span><text:span text:style-name="T94_2">:</text:span></text:h>
      <text:p text:style-name="P95"><text:span text:style-name="T95_1">server</text:span><text:span text:style-name="T95_2">.</text:span><text:span text:style-name="T95_3">uri</text:span><text:span text:style-name="T95_4">(</text:span><text:span text:style-name="T95_5">"/</text:span><text:span text:style-name="T95_6">samples</text:span><text:span text:style-name="T95_7">.{</text:span><text:span text:style-name="T95_8">format</text:span><text:span text:style-name="T95_9">}"</text:span><text:span text:style-name="T95_10">,</text:span><text:span text:style-name="T95_11"><text:s/></text:span><text:span text:style-name="T95_12">config</text:span><text:span text:style-name="T95_13">.</text:span><text:span text:style-name="T95_14">getSampleController</text:span><text:span text:style-name="T95_15">())</text:span></text:p>
      <text:p text:style-name="P96"><text:span text:style-name="T96_1"><text:tab/></text:span><text:span text:style-name="T96_2">.</text:span><text:span text:style-name="T96_3">method</text:span><text:span text:style-name="T96_4">(</text:span><text:span text:style-name="T96_5">HttpMethod</text:span><text:span text:style-name="T96_6">.</text:span><text:span text:style-name="T96_7">POST</text:span><text:span text:style-name="T96_8">)</text:span></text:p>
      <text:p text:style-name="P97"><text:span text:style-name="T97_1"><text:tab/></text:span><text:span text:style-name="T97_2">.</text:span><text:span text:style-name="T97_3">action</text:span><text:span text:style-name="T97_4">(</text:span><text:span text:style-name="T97_5">"</text:span><text:span text:style-name="T97_6">readAll</text:span><text:span text:style-name="T97_7">"</text:span><text:span text:style-name="T97_8">,</text:span><text:span text:style-name="T97_9"><text:s/></text:span><text:span text:style-name="T97_10">HttpMethod</text:span><text:span text:style-name="T97_11">.</text:span><text:span text:style-name="T97_12">GET</text:span><text:span text:style-name="T97_13">)</text:span></text:p>
      <text:p text:style-name="P98"><text:span text:style-name="T98_1"><text:tab/></text:span><text:span text:style-name="T98_2">.</text:span><text:span text:style-name="T98_3">name</text:span><text:span text:style-name="T98_4">(</text:span><text:span text:style-name="T98_5">Constants</text:span><text:span text:style-name="T98_6">.</text:span><text:span text:style-name="T98_7">Routes</text:span><text:span text:style-name="T98_8">.</text:span><text:span text:style-name="T98_9">SAMPLE</text:span><text:span text:style-name="T98_10">_</text:span><text:span text:style-name="T98_11">COLLECTION</text:span><text:span text:style-name="T98_12">);</text:span></text:p>
      <text:p text:style-name="P99"/>
      <text:p text:style-name="P100"><text:span text:style-name="T100_1">server</text:span><text:span text:style-name="T100_2">.</text:span><text:span text:style-name="T100_3">uri</text:span><text:span text:style-name="T100_4">(</text:span><text:span text:style-name="T100_5">"/</text:span><text:span text:style-name="T100_6">samples</text:span><text:span text:style-name="T100_7">/{</text:span><text:span text:style-name="T100_8">sampleId</text:span><text:span text:style-name="T100_9">}.{</text:span><text:span text:style-name="T100_10">format</text:span><text:span text:style-name="T100_11">}"</text:span><text:span text:style-name="T100_12">,</text:span><text:span text:style-name="T100_13"><text:s/></text:span><text:span text:style-name="T100_14">config</text:span><text:span text:style-name="T100_15">.</text:span><text:span text:style-name="T100_16">getSampleController</text:span><text:span text:style-name="T100_17">())</text:span></text:p>
      <text:p text:style-name="P101"><text:span text:style-name="T101_1"><text:tab/></text:span><text:span text:style-name="T101_2">.</text:span><text:span text:style-name="T101_3">method</text:span><text:span text:style-name="T101_4">(</text:span><text:span text:style-name="T101_5">HttpMethod</text:span><text:span text:style-name="T101_6">.</text:span><text:span text:style-name="T101_7">GET</text:span><text:span text:style-name="T101_8">,</text:span><text:span text:style-name="T101_9"><text:s/></text:span><text:span text:style-name="T101_10">HttpMethod</text:span><text:span text:style-name="T101_11">.</text:span><text:span text:style-name="T101_12">PUT</text:span><text:span text:style-name="T101_13">,</text:span><text:span text:style-name="T101_14"><text:s/></text:span><text:span text:style-name="T101_15">HttpMethod</text:span><text:span text:style-name="T101_16">.</text:span><text:span text:style-name="T101_17">DELETE</text:span><text:span text:style-name="T101_18">)</text:span></text:p>
      <text:p text:style-name="P102"><text:span text:style-name="T102_1"><text:tab/></text:span><text:span text:style-name="T102_2">.</text:span><text:span text:style-name="T102_3">name</text:span><text:span text:style-name="T102_4">(</text:span><text:span text:style-name="T102_5">Constants</text:span><text:span text:style-name="T102_6">.</text:span><text:span text:style-name="T102_7">Routes</text:span><text:span text:style-name="T102_8">.</text:span><text:span text:style-name="T102_9">SINGLE</text:span><text:span text:style-name="T102_10">_</text:span><text:span text:style-name="T102_11">SAMPLE</text:span><text:span text:style-name="T102_12">);</text:span></text:p>
      <text:p text:style-name="P10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